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Sans"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loext:decorative="false"/>
    </style:style>
    <style:style style:name="gr2" style:family="graphic" style:parent-style-name="standard">
      <style:graphic-properties draw:stroke="solid" svg:stroke-width="0.028cm" svg:stroke-color="#b0b0b0" draw:stroke-linejoin="round" svg:stroke-linecap="square" draw:fill="none" fo:padding-top="0.014cm" fo:padding-bottom="0.014cm" fo:padding-left="0.014cm" fo:padding-right="0.014cm" loext:decorative="false"/>
    </style:style>
    <style:style style:name="gr3" style:family="graphic" style:parent-style-name="standard">
      <style:graphic-properties draw:stroke="none" draw:fill="solid" draw:fill-color="#000000" loext:decorative="false"/>
    </style:style>
    <style:style style:name="gr4" style:family="graphic" style:parent-style-name="standard">
      <style:graphic-properties draw:stroke="solid" svg:stroke-width="0.028cm" svg:stroke-color="#000000" draw:stroke-linejoin="round" svg:stroke-linecap="butt" draw:fill="none" fo:padding-top="0.014cm" fo:padding-bottom="0.014cm" fo:padding-left="0.014cm" fo:padding-right="0.014cm" loext:decorative="false"/>
    </style:style>
    <style:style style:name="gr5"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loext:decorative="false"/>
      <style:paragraph-properties style:writing-mode="lr-tb"/>
    </style:style>
    <style:style style:name="gr6" style:family="graphic" style:parent-style-name="standard">
      <style:graphic-properties draw:stroke="solid" svg:stroke-width="0.052cm" svg:stroke-color="#1f77b4" draw:stroke-linejoin="round" svg:stroke-linecap="square" draw:fill="none" fo:padding-top="0.026cm" fo:padding-bottom="0.026cm" fo:padding-left="0.026cm" fo:padding-right="0.026cm" loext:decorative="false"/>
    </style:style>
    <style:style style:name="gr7" style:family="graphic" style:parent-style-name="standard">
      <style:graphic-properties draw:stroke="solid" svg:stroke-width="0.052cm" svg:stroke-color="#ff7f0e" draw:stroke-linejoin="round" svg:stroke-linecap="square" draw:fill="none" fo:padding-top="0.026cm" fo:padding-bottom="0.026cm" fo:padding-left="0.026cm" fo:padding-right="0.026cm" loext:decorative="false"/>
    </style:style>
    <style:style style:name="gr8" style:family="graphic" style:parent-style-name="standard">
      <style:graphic-properties draw:stroke="solid" svg:stroke-width="0.028cm" svg:stroke-color="#000000" draw:stroke-linejoin="miter" svg:stroke-linecap="square" draw:fill="none" fo:padding-top="0.014cm" fo:padding-bottom="0.014cm" fo:padding-left="0.014cm" fo:padding-right="0.014cm" loext:decorative="false"/>
    </style:style>
    <style:style style:name="gr9" style:family="graphic" style:parent-style-name="standard">
      <style:graphic-properties draw:stroke="solid" svg:stroke-width="0.035cm" svg:stroke-color="#cccccc" svg:stroke-opacity="80%" draw:stroke-linejoin="miter" svg:stroke-linecap="butt" draw:fill="solid" draw:fill-color="#ffffff" draw:opacity="80%" fo:padding-top="0.017cm" fo:padding-bottom="0.017cm" fo:padding-left="0.017cm" fo:padding-right="0.017cm" loext:decorative="false"/>
    </style:style>
    <style:style style:name="gr10"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loext:decorative="false"/>
      <style:paragraph-properties style:writing-mode="lr-tb"/>
    </style:style>
    <style:style style:name="gr11" style:family="graphic" style:parent-style-name="standard">
      <style:graphic-properties draw:stroke="solid" svg:stroke-width="0.052cm" svg:stroke-color="#2ca02c" draw:stroke-linejoin="round" svg:stroke-linecap="square" draw:fill="none" fo:padding-top="0.026cm" fo:padding-bottom="0.026cm" fo:padding-left="0.026cm" fo:padding-right="0.026cm" loext:decorative="false"/>
    </style:style>
    <style:style style:name="gr12" style:family="graphic" style:parent-style-name="standard">
      <style:graphic-properties draw:stroke="solid" svg:stroke-width="0.052cm" svg:stroke-color="#d62728" draw:stroke-linejoin="round" svg:stroke-linecap="square" draw:fill="none" fo:padding-top="0.026cm" fo:padding-bottom="0.026cm" fo:padding-left="0.026cm" fo:padding-right="0.026cm" loext:decorative="false"/>
    </style:style>
    <style:style style:name="gr13" style:family="graphic" style:parent-style-name="standard">
      <style:graphic-properties draw:stroke="none" draw:fill="none" draw:textarea-horizontal-align="left" draw:textarea-vertical-align="top" draw:auto-grow-height="true" draw:auto-grow-width="true" fo:min-height="0.412cm" fo:min-width="0.364cm" fo:padding-top="0cm" fo:padding-bottom="0cm" fo:padding-left="0cm" fo:padding-right="0cm" loext:decorative="false"/>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412cm" fo:min-width="0.461cm" fo:padding-top="0cm" fo:padding-bottom="0cm" fo:padding-left="0cm" fo:padding-right="0cm" loext:decorative="false"/>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412cm" fo:min-width="0.693cm" fo:padding-top="0cm" fo:padding-bottom="0cm" fo:padding-left="0cm" fo:padding-right="0cm" loext:decorative="false"/>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412cm" fo:min-width="0.694cm" fo:padding-top="0cm" fo:padding-bottom="0cm" fo:padding-left="0cm" fo:padding-right="0cm" loext:decorative="false"/>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412cm" fo:min-width="1.301cm" fo:padding-top="0cm" fo:padding-bottom="0cm" fo:padding-left="0cm" fo:padding-right="0cm" loext:decorative="false"/>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412cm" fo:min-width="0.807cm" fo:padding-top="0cm" fo:padding-bottom="0cm" fo:padding-left="0cm" fo:padding-right="0cm" loext:decorative="false"/>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426cm" fo:min-width="2.195cm" fo:padding-top="0cm" fo:padding-bottom="0cm" fo:padding-left="0cm" fo:padding-right="0cm" loext:decorative="false"/>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412cm" fo:min-width="1.113cm" fo:padding-top="0cm" fo:padding-bottom="0cm" fo:padding-left="0cm" fo:padding-right="0cm" loext:decorative="false"/>
      <style:paragraph-properties style:writing-mode="lr-tb"/>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text-properties fo:font-size="10pt" style:font-size-asian="10pt" style:font-size-complex="10pt"/>
    </style:style>
    <style:style style:name="P6" style:family="paragraph">
      <loext:graphic-properties draw:fill="solid" draw:fill-color="#ffffff" draw:opacity="80%"/>
    </style:style>
    <style:style style:name="P7" style:family="paragraph">
      <style:paragraph-properties fo:text-align="start" style:writing-mode="lr-tb"/>
      <style:text-properties fo:font-size="24pt" style:font-size-asian="24pt" style:font-size-complex="24pt"/>
    </style:style>
    <style:style style:name="P8" style:family="paragraph">
      <loext:graphic-properties draw:fill="none"/>
      <style:text-properties fo:font-size="24pt" style:font-size-asian="24pt" style:font-size-complex="24pt"/>
    </style:style>
    <style:style style:name="P9" style:family="paragraph">
      <loext:graphic-properties draw:fill="none"/>
      <style:paragraph-properties fo:text-align="start"/>
      <style:text-properties fo:font-size="10pt" style:font-size-asian="10pt" style:font-size-complex="10pt"/>
    </style:style>
    <style:style style:name="T1" style:family="text">
      <style:text-properties fo:color="#000000" loext:opacity="100%" style:font-name="DejaVuSans" fo:font-size="10pt" fo:font-weight="normal" style:font-name-asian="DejaVuSans" style:font-size-asian="10pt" style:font-weight-asian="normal" style:font-name-complex="DejaVuSans" style:font-size-complex="10pt" style:font-weight-complex="normal"/>
    </style:style>
    <style:style style:name="T2" style:family="text">
      <style:text-properties fo:color="#000000" loext:opacity="100%" style:font-name="DejaVuSans" fo:font-size="24pt" fo:font-weight="normal" style:font-name-asian="DejaVuSans" style:font-size-asian="24pt" style:font-weight-asian="normal" style:font-name-complex="DejaVuSans" style:font-size-complex="24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13.226cm" svg:height="12.761cm" svg:x="2.083cm" svg:y="4.162cm" svg:viewBox="0 0 13227 12762" draw:points="0,12762 13227,12762 13227,0 0,0">
          <text:p/>
        </draw:polygon>
        <draw:line draw:style-name="gr2" draw:text-style-name="P2" draw:layer="layout" svg:x1="2.644cm" svg:y1="16.923cm" svg:x2="2.644cm" svg:y2="4.162cm">
          <text:p/>
        </draw:line>
        <draw:polygon draw:style-name="gr3" draw:text-style-name="P3" draw:layer="layout" svg:width="0cm" svg:height="0.122cm" svg:x="2.644cm" svg:y="16.923cm" svg:viewBox="0 0 0 123" draw:points="0,0 0,123">
          <text:p/>
        </draw:polygon>
        <draw:line draw:style-name="gr4" draw:text-style-name="P2" draw:layer="layout" svg:x1="2.644cm" svg:y1="16.923cm" svg:x2="2.644cm" svg:y2="17.046cm">
          <text:p/>
        </draw:line>
        <draw:line draw:style-name="gr2" draw:text-style-name="P2" draw:layer="layout" svg:x1="4.655cm" svg:y1="16.923cm" svg:x2="4.655cm" svg:y2="4.162cm">
          <text:p/>
        </draw:line>
        <draw:polygon draw:style-name="gr3" draw:text-style-name="P3" draw:layer="layout" svg:width="0cm" svg:height="0.122cm" svg:x="4.655cm" svg:y="16.923cm" svg:viewBox="0 0 0 123" draw:points="0,0 0,123">
          <text:p/>
        </draw:polygon>
        <draw:line draw:style-name="gr4" draw:text-style-name="P2" draw:layer="layout" svg:x1="4.655cm" svg:y1="16.923cm" svg:x2="4.655cm" svg:y2="17.046cm">
          <text:p/>
        </draw:line>
        <draw:frame draw:style-name="gr5" draw:text-style-name="P5" draw:layer="layout" svg:width="0.352cm" svg:height="0.412cm" svg:x="2.532cm" svg:y="17.111cm">
          <draw:text-box>
            <text:p text:style-name="P4"><text:span text:style-name="T1">0</text:span></text:p>
          </draw:text-box>
        </draw:frame>
        <draw:line draw:style-name="gr2" draw:text-style-name="P2" draw:layer="layout" svg:x1="6.665cm" svg:y1="16.923cm" svg:x2="6.665cm" svg:y2="4.162cm">
          <text:p/>
        </draw:line>
        <draw:polygon draw:style-name="gr3" draw:text-style-name="P3" draw:layer="layout" svg:width="0cm" svg:height="0.122cm" svg:x="6.665cm" svg:y="16.923cm" svg:viewBox="0 0 0 123" draw:points="0,0 0,123">
          <text:p/>
        </draw:polygon>
        <draw:line draw:style-name="gr4" draw:text-style-name="P2" draw:layer="layout" svg:x1="6.665cm" svg:y1="16.923cm" svg:x2="6.665cm" svg:y2="17.046cm">
          <text:p/>
        </draw:line>
        <draw:frame draw:style-name="gr5" draw:text-style-name="P5" draw:layer="layout" svg:width="0.447cm" svg:height="0.412cm" svg:x="4.431cm" svg:y="17.111cm">
          <draw:text-box>
            <text:p text:style-name="P4"><text:span text:style-name="T1">50</text:span></text:p>
          </draw:text-box>
        </draw:frame>
        <draw:line draw:style-name="gr2" draw:text-style-name="P2" draw:layer="layout" svg:x1="8.676cm" svg:y1="16.923cm" svg:x2="8.676cm" svg:y2="4.162cm">
          <text:p/>
        </draw:line>
        <draw:polygon draw:style-name="gr3" draw:text-style-name="P3" draw:layer="layout" svg:width="0cm" svg:height="0.122cm" svg:x="8.676cm" svg:y="16.923cm" svg:viewBox="0 0 0 123" draw:points="0,0 0,123">
          <text:p/>
        </draw:polygon>
        <draw:line draw:style-name="gr4" draw:text-style-name="P2" draw:layer="layout" svg:x1="8.676cm" svg:y1="16.923cm" svg:x2="8.676cm" svg:y2="17.046cm">
          <text:p/>
        </draw:line>
        <draw:frame draw:style-name="gr5" draw:text-style-name="P5" draw:layer="layout" svg:width="0.671cm" svg:height="0.412cm" svg:x="6.329cm" svg:y="17.111cm">
          <draw:text-box>
            <text:p text:style-name="P4"><text:span text:style-name="T1">100</text:span></text:p>
          </draw:text-box>
        </draw:frame>
        <draw:line draw:style-name="gr2" draw:text-style-name="P2" draw:layer="layout" svg:x1="10.687cm" svg:y1="16.923cm" svg:x2="10.687cm" svg:y2="4.162cm">
          <text:p/>
        </draw:line>
        <draw:polygon draw:style-name="gr3" draw:text-style-name="P3" draw:layer="layout" svg:width="0cm" svg:height="0.122cm" svg:x="10.687cm" svg:y="16.923cm" svg:viewBox="0 0 0 123" draw:points="0,0 0,123">
          <text:p/>
        </draw:polygon>
        <draw:line draw:style-name="gr4" draw:text-style-name="P2" draw:layer="layout" svg:x1="10.687cm" svg:y1="16.923cm" svg:x2="10.687cm" svg:y2="17.046cm">
          <text:p/>
        </draw:line>
        <draw:frame draw:style-name="gr5" draw:text-style-name="P5" draw:layer="layout" svg:width="0.671cm" svg:height="0.412cm" svg:x="8.34cm" svg:y="17.111cm">
          <draw:text-box>
            <text:p text:style-name="P4"><text:span text:style-name="T1">1</text:span><text:span text:style-name="T1">5</text:span><text:span text:style-name="T1">0</text:span></text:p>
          </draw:text-box>
        </draw:frame>
        <draw:line draw:style-name="gr2" draw:text-style-name="P2" draw:layer="layout" svg:x1="12.697cm" svg:y1="16.923cm" svg:x2="12.697cm" svg:y2="4.162cm">
          <text:p/>
        </draw:line>
        <draw:polygon draw:style-name="gr3" draw:text-style-name="P3" draw:layer="layout" svg:width="0cm" svg:height="0.122cm" svg:x="12.697cm" svg:y="16.923cm" svg:viewBox="0 0 0 123" draw:points="0,0 0,123">
          <text:p/>
        </draw:polygon>
        <draw:line draw:style-name="gr4" draw:text-style-name="P2" draw:layer="layout" svg:x1="12.697cm" svg:y1="16.923cm" svg:x2="12.697cm" svg:y2="17.046cm">
          <text:p/>
        </draw:line>
        <draw:frame draw:style-name="gr5" draw:text-style-name="P5" draw:layer="layout" svg:width="0.671cm" svg:height="0.412cm" svg:x="10.351cm" svg:y="17.111cm">
          <draw:text-box>
            <text:p text:style-name="P4"><text:span text:style-name="T1">200</text:span></text:p>
          </draw:text-box>
        </draw:frame>
        <draw:line draw:style-name="gr2" draw:text-style-name="P2" draw:layer="layout" svg:x1="14.708cm" svg:y1="16.923cm" svg:x2="14.708cm" svg:y2="4.162cm">
          <text:p/>
        </draw:line>
        <draw:polygon draw:style-name="gr3" draw:text-style-name="P3" draw:layer="layout" svg:width="0cm" svg:height="0.122cm" svg:x="14.708cm" svg:y="16.923cm" svg:viewBox="0 0 0 123" draw:points="0,0 0,123">
          <text:p/>
        </draw:polygon>
        <draw:line draw:style-name="gr4" draw:text-style-name="P2" draw:layer="layout" svg:x1="14.708cm" svg:y1="16.923cm" svg:x2="14.708cm" svg:y2="17.046cm">
          <text:p/>
        </draw:line>
        <draw:frame draw:style-name="gr5" draw:text-style-name="P5" draw:layer="layout" svg:width="0.671cm" svg:height="0.412cm" svg:x="12.361cm" svg:y="17.111cm">
          <draw:text-box>
            <text:p text:style-name="P4"><text:span text:style-name="T1">2</text:span><text:span text:style-name="T1">5</text:span><text:span text:style-name="T1">0</text:span></text:p>
          </draw:text-box>
        </draw:frame>
        <draw:frame draw:style-name="gr5" draw:text-style-name="P5" draw:layer="layout" svg:width="0.671cm" svg:height="0.412cm" svg:x="14.372cm" svg:y="17.111cm">
          <draw:text-box>
            <text:p text:style-name="P4"><text:span text:style-name="T1">300</text:span></text:p>
          </draw:text-box>
        </draw:frame>
        <draw:line draw:style-name="gr2" draw:text-style-name="P2" draw:layer="layout" svg:x1="2.083cm" svg:y1="15.445cm" svg:x2="15.309cm" svg:y2="15.445cm">
          <text:p/>
        </draw:line>
        <draw:polygon draw:style-name="gr3" draw:text-style-name="P3" draw:layer="layout" svg:width="0.123cm" svg:height="0cm" svg:x="1.959cm" svg:y="15.445cm" svg:viewBox="0 0 124 0" draw:points="124,0 0,0">
          <text:p/>
        </draw:polygon>
        <draw:line draw:style-name="gr4" draw:text-style-name="P2" draw:layer="layout" svg:x1="2.083cm" svg:y1="15.445cm" svg:x2="1.959cm" svg:y2="15.445cm">
          <text:p/>
        </draw:line>
        <draw:frame draw:style-name="gr5" draw:text-style-name="P5" draw:layer="layout" svg:width="1.259cm" svg:height="0.412cm" svg:x="8.064cm" svg:y="17.593cm">
          <draw:text-box>
            <text:p text:style-name="P4"><text:span text:style-name="T1">Epochs</text:span></text:p>
          </draw:text-box>
        </draw:frame>
        <draw:line draw:style-name="gr2" draw:text-style-name="P2" draw:layer="layout" svg:x1="2.083cm" svg:y1="13.29cm" svg:x2="15.309cm" svg:y2="13.29cm">
          <text:p/>
        </draw:line>
        <draw:polygon draw:style-name="gr3" draw:text-style-name="P3" draw:layer="layout" svg:width="0.123cm" svg:height="0cm" svg:x="1.959cm" svg:y="13.29cm" svg:viewBox="0 0 124 0" draw:points="124,0 0,0">
          <text:p/>
        </draw:polygon>
        <draw:line draw:style-name="gr4" draw:text-style-name="P2" draw:layer="layout" svg:x1="2.083cm" svg:y1="13.29cm" svg:x2="1.959cm" svg:y2="13.29cm">
          <text:p/>
        </draw:line>
        <draw:frame draw:style-name="gr5" draw:text-style-name="P5" draw:layer="layout" svg:width="0.557cm" svg:height="0.412cm" svg:x="1.275cm" svg:y="15.252cm">
          <draw:text-box>
            <text:p text:style-name="P4"><text:span text:style-name="T1">0.5</text:span></text:p>
          </draw:text-box>
        </draw:frame>
        <draw:line draw:style-name="gr2" draw:text-style-name="P2" draw:layer="layout" svg:x1="2.083cm" svg:y1="11.135cm" svg:x2="15.309cm" svg:y2="11.135cm">
          <text:p/>
        </draw:line>
        <draw:polygon draw:style-name="gr3" draw:text-style-name="P3" draw:layer="layout" svg:width="0.123cm" svg:height="0cm" svg:x="1.959cm" svg:y="11.135cm" svg:viewBox="0 0 124 0" draw:points="124,0 0,0">
          <text:p/>
        </draw:polygon>
        <draw:line draw:style-name="gr4" draw:text-style-name="P2" draw:layer="layout" svg:x1="2.083cm" svg:y1="11.135cm" svg:x2="1.959cm" svg:y2="11.135cm">
          <text:p/>
        </draw:line>
        <draw:frame draw:style-name="gr5" draw:text-style-name="P5" draw:layer="layout" svg:width="0.557cm" svg:height="0.412cm" svg:x="1.275cm" svg:y="13.097cm">
          <draw:text-box>
            <text:p text:style-name="P4"><text:span text:style-name="T1">1.0</text:span></text:p>
          </draw:text-box>
        </draw:frame>
        <draw:line draw:style-name="gr2" draw:text-style-name="P2" draw:layer="layout" svg:x1="2.083cm" svg:y1="8.98cm" svg:x2="15.309cm" svg:y2="8.98cm">
          <text:p/>
        </draw:line>
        <draw:polygon draw:style-name="gr3" draw:text-style-name="P3" draw:layer="layout" svg:width="0.123cm" svg:height="0cm" svg:x="1.959cm" svg:y="8.98cm" svg:viewBox="0 0 124 0" draw:points="124,0 0,0">
          <text:p/>
        </draw:polygon>
        <draw:line draw:style-name="gr4" draw:text-style-name="P2" draw:layer="layout" svg:x1="2.083cm" svg:y1="8.98cm" svg:x2="1.959cm" svg:y2="8.98cm">
          <text:p/>
        </draw:line>
        <draw:frame draw:style-name="gr5" draw:text-style-name="P5" draw:layer="layout" svg:width="0.557cm" svg:height="0.412cm" svg:x="1.275cm" svg:y="10.942cm">
          <draw:text-box>
            <text:p text:style-name="P4"><text:span text:style-name="T1">1.5</text:span></text:p>
          </draw:text-box>
        </draw:frame>
        <draw:line draw:style-name="gr2" draw:text-style-name="P2" draw:layer="layout" svg:x1="2.083cm" svg:y1="6.825cm" svg:x2="15.309cm" svg:y2="6.825cm">
          <text:p/>
        </draw:line>
        <draw:polygon draw:style-name="gr3" draw:text-style-name="P3" draw:layer="layout" svg:width="0.123cm" svg:height="0cm" svg:x="1.959cm" svg:y="6.825cm" svg:viewBox="0 0 124 0" draw:points="124,0 0,0">
          <text:p/>
        </draw:polygon>
        <draw:line draw:style-name="gr4" draw:text-style-name="P2" draw:layer="layout" svg:x1="2.083cm" svg:y1="6.825cm" svg:x2="1.959cm" svg:y2="6.825cm">
          <text:p/>
        </draw:line>
        <draw:frame draw:style-name="gr5" draw:text-style-name="P5" draw:layer="layout" svg:width="0.557cm" svg:height="0.412cm" svg:x="1.275cm" svg:y="8.787cm">
          <draw:text-box>
            <text:p text:style-name="P4"><text:span text:style-name="T1">2.0</text:span></text:p>
          </draw:text-box>
        </draw:frame>
        <draw:line draw:style-name="gr2" draw:text-style-name="P2" draw:layer="layout" svg:x1="2.083cm" svg:y1="4.67cm" svg:x2="15.309cm" svg:y2="4.67cm">
          <text:p/>
        </draw:line>
        <draw:polygon draw:style-name="gr3" draw:text-style-name="P3" draw:layer="layout" svg:width="0.123cm" svg:height="0cm" svg:x="1.959cm" svg:y="4.67cm" svg:viewBox="0 0 124 0" draw:points="124,0 0,0">
          <text:p/>
        </draw:polygon>
        <draw:line draw:style-name="gr4" draw:text-style-name="P2" draw:layer="layout" svg:x1="2.083cm" svg:y1="4.67cm" svg:x2="1.959cm" svg:y2="4.67cm">
          <text:p/>
        </draw:line>
        <draw:frame draw:style-name="gr5" draw:text-style-name="P5" draw:layer="layout" svg:width="0.557cm" svg:height="0.412cm" svg:x="1.275cm" svg:y="6.632cm">
          <draw:text-box>
            <text:p text:style-name="P4"><text:span text:style-name="T1">2.5</text:span></text:p>
          </draw:text-box>
        </draw:frame>
        <draw:frame draw:style-name="gr5" draw:text-style-name="P5" draw:layer="layout" svg:width="0.557cm" svg:height="0.412cm" svg:x="1.275cm" svg:y="4.478cm">
          <draw:text-box>
            <text:p text:style-name="P4"><text:span text:style-name="T1">3.0</text:span></text:p>
          </draw:text-box>
        </draw:frame>
        <draw:polyline draw:style-name="gr6" draw:text-style-name="P2" draw:layer="layout" svg:width="12.024cm" svg:height="1.402cm" svg:x="2.684cm" svg:y="14.941cm" svg:viewBox="0 0 12025 1403" draw:points="0,1403 40,841 81,493 121,537 161,818 201,765 241,735 282,504 322,564 362,429 402,434 443,367 483,483 523,320 563,429 603,568 644,568 684,320 724,375 764,831 804,349 845,661 885,432 925,594 965,599 1005,628 1046,428 1086,610 1126,306 1166,312 1207,443 1247,399 1287,495 1327,512 1367,674 1408,433 1448,522 1488,729 1528,889 1568,285 1609,550 1649,695 1689,186 1729,686 1770,1017 1810,549 1850,129 1890,877 1930,730 1971,481 2011,521 2051,676 2091,586 2131,575 2172,372 2212,872 2252,940 2292,630 2333,730 2373,928 2453,334 2493,854 2534,721 2574,684 2614,802 2654,624 2694,425 2735,977 2775,657 2815,682 2855,506 2896,867 2936,265 3016,703 3056,464 3097,408 3137,859 3177,1002 3217,780 3257,870 3298,797 3338,409 3378,270 3418,328 3459,781 3499,615 3539,742 3579,292 3619,363 3660,412 3700,768 3741,473 3781,943 3821,520 3862,712 3902,311 3942,414 3982,455 4023,1070 4063,191 4103,401 4143,899 4183,915 4224,795 4264,3 4304,801 4344,527 4384,583 4425,413 4465,437 4505,672 4586,324 4626,556 4666,396 4706,758 4746,884 4787,305 4827,181 4867,826 4907,486 4947,812 4988,506 5028,587 5068,877 5108,1084 5149,715 5189,908 5229,864 5269,722 5309,793 5350,804 5390,770 5430,291 5470,446 5510,793 5551,762 5591,770 5631,1040 5671,721 5712,746 5752,621 5792,319 5832,490 5872,531 5913,420 5953,682 5993,786 6033,565 6073,799 6114,795 6154,725 6194,472 6234,449 6275,440 6315,503 6355,597 6395,568 6435,576 6476,887 6516,227 6556,179 6596,441 6636,974 6677,802 6717,488 6757,468 6797,436 6838,248 6878,484 6918,213 6958,796 6998,568 7039,698 7079,510 7119,759 7159,869 7199,998 7280,288 7320,836 7360,898 7401,482 7441,688 7481,796 7521,648 7561,607 7602,446 7642,927 7682,556 7722,465 7762,331 7803,784 7843,901 7883,726 7923,637 7964,497 8004,759 8044,0 8084,544 8124,608 8165,372 8205,673 8245,612 8285,562 8325,484 8366,683 8406,717 8446,972 8486,807 8526,751 8567,746 8607,626 8647,462 8687,742 8728,952 8768,545 8808,672 8848,635 8888,496 8929,321 8969,382 9009,637 9049,322 9089,594 9130,790 9170,632 9210,831 9250,160 9291,670 9331,538 9371,467 9411,249 9451,227 9492,357 9532,795 9572,584 9612,832 9652,576 9693,510 9733,785 9773,962 9813,712 9854,756 9894,852 9934,646 9974,758 10014,766 10055,825 10095,950 10135,934 10175,969 10215,895 10256,570 10296,848 10336,628 10376,238 10417,744 10457,729 10497,588 10537,561 10577,1009 10618,73 10658,664 10698,1018 10738,605 10778,608 10819,487 10859,1016 10899,561 10939,821 10980,383 11020,882 11060,516 11100,919 11140,519 11181,1101 11221,582 11301,870 11341,956 11422,517 11462,701 11502,316 11543,637 11623,599 11663,480 11703,802 11744,556 11784,1029 11824,363 11864,765 11904,612 11945,1009 11985,829 12025,882">
          <text:p/>
        </draw:polyline>
        <draw:polyline draw:style-name="gr7" draw:text-style-name="P2" draw:layer="layout" svg:width="12.024cm" svg:height="9.67cm" svg:x="2.684cm" svg:y="4.742cm" svg:viewBox="0 0 12025 9671" draw:points="0,957 40,0 81,6604 121,8434 161,7092 201,6206 241,5619 282,6430 322,5954 362,7714 402,8103 443,7172 483,6644 523,6944 563,6898 603,6692 644,5713 684,7096 724,8195 764,8384 804,6006 845,7590 885,7947 925,8127 965,8521 1005,9409 1046,5879 1086,9056 1126,6636 1166,7751 1207,7880 1247,7068 1287,7455 1327,7276 1408,5667 1448,4172 1488,6165 1528,7122 1568,8413 1609,7426 1649,5082 1689,6522 1729,6841 1770,5423 1810,5973 1850,5914 1890,8933 1930,8053 1971,9098 2011,6840 2051,5386 2091,7752 2131,6795 2172,6852 2212,8645 2252,5720 2292,5500 2333,5944 2373,7017 2413,6016 2453,6578 2493,5529 2534,5185 2574,6836 2614,7579 2654,5944 2694,6670 2735,6658 2775,7672 2815,2554 2855,5760 2896,7398 2936,5692 2976,6508 3016,6614 3056,5629 3097,8301 3137,7083 3177,6369 3217,6647 3257,6349 3298,7515 3338,6178 3378,8019 3418,8359 3459,1875 3499,6959 3539,6764 3579,8868 3619,5999 3660,6058 3700,6094 3741,5612 3781,8553 3821,7470 3862,9206 3902,7187 3942,9353 3982,8000 4023,4675 4063,3868 4103,7625 4143,6449 4183,5413 4224,8980 4264,7548 4304,6531 4344,6941 4384,7533 4425,7510 4465,7536 4505,7314 4545,7592 4586,5538 4626,7063 4666,7817 4706,9455 4746,6742 4787,4511 4827,7257 4867,5877 4907,5776 4947,3970 4988,8362 5028,6582 5068,7616 5108,6945 5149,4862 5189,5311 5229,5996 5269,8476 5309,3557 5350,6938 5390,5313 5430,5593 5470,8013 5510,5803 5551,5463 5591,7868 5631,8551 5671,8105 5712,6647 5752,5814 5792,8895 5832,9330 5872,6102 5913,7278 5953,6800 5993,3220 6033,3922 6073,7599 6114,4779 6154,5863 6194,6141 6234,8278 6275,5872 6315,6629 6355,6554 6395,8960 6435,8382 6476,6186 6516,6456 6556,7722 6596,4194 6636,1556 6677,5538 6717,6118 6757,4988 6797,6540 6838,6850 6878,6754 6918,8199 6958,4524 6998,7506 7039,6055 7079,9067 7119,8666 7159,7074 7199,9210 7240,7700 7280,5633 7320,8351 7360,4002 7401,4790 7441,5693 7481,4896 7521,8191 7561,7959 7602,6777 7642,6815 7682,6366 7722,5515 7762,8020 7803,8850 7843,5988 7883,7857 7923,3788 7964,5904 8004,7434 8044,8069 8084,6321 8124,7571 8165,7792 8205,7333 8245,8473 8285,7443 8325,8813 8366,6970 8406,8984 8446,8086 8486,6448 8526,8703 8567,9007 8607,7283 8647,5920 8687,8993 8728,4978 8768,5415 8808,7437 8848,6612 8888,5303 8929,3575 8969,8350 9009,7447 9049,6340 9089,7133 9130,6750 9170,5276 9210,8753 9250,7725 9291,6237 9331,6095 9371,7362 9411,4394 9451,6998 9492,6908 9532,7250 9572,5646 9612,7159 9652,5955 9693,8981 9733,7109 9773,6655 9813,5689 9854,1662 9894,6640 9934,3497 9974,5159 10014,8313 10055,6429 10095,6200 10135,7780 10175,6119 10215,7581 10256,6649 10296,6830 10336,7140 10376,6191 10417,6286 10457,5909 10497,6084 10537,7907 10577,6923 10618,6998 10658,8383 10698,6603 10738,8097 10778,4930 10819,4611 10859,5114 10899,6627 10939,7587 10980,4363 11020,4755 11060,4213 11100,6592 11140,9671 11181,4419 11221,3459 11261,7508 11301,6238 11341,8407 11382,8674 11422,9254 11462,7738 11502,4459 11543,7115 11583,5333 11623,5802 11663,7895 11703,6072 11744,5716 11784,7225 11824,5781 11864,7225 11904,8125 11945,4122 11985,4984 12025,4174">
          <text:p/>
        </draw:polyline>
        <draw:line draw:style-name="gr8" draw:text-style-name="P2" draw:layer="layout" svg:x1="2.083cm" svg:y1="16.923cm" svg:x2="2.083cm" svg:y2="4.162cm">
          <text:p/>
        </draw:line>
        <draw:line draw:style-name="gr8" draw:text-style-name="P2" draw:layer="layout" svg:x1="15.309cm" svg:y1="16.923cm" svg:x2="15.309cm" svg:y2="4.162cm">
          <text:p/>
        </draw:line>
        <draw:line draw:style-name="gr8" draw:text-style-name="P2" draw:layer="layout" svg:x1="2.083cm" svg:y1="16.923cm" svg:x2="15.309cm" svg:y2="16.923cm">
          <text:p/>
        </draw:line>
        <draw:line draw:style-name="gr8" draw:text-style-name="P2" draw:layer="layout" svg:x1="2.083cm" svg:y1="4.162cm" svg:x2="15.309cm" svg:y2="4.162cm">
          <text:p/>
        </draw:line>
        <draw:frame draw:style-name="gr5" draw:text-style-name="P5" draw:layer="layout" svg:width="2.195cm" svg:height="0.412cm" draw:transform="rotate (1.5707963267949) translate (0.734cm 11.633cm)">
          <draw:text-box>
            <text:p text:style-name="P4"><text:span text:style-name="T1">Metric Value</text:span></text:p>
          </draw:text-box>
        </draw:frame>
        <draw:path draw:style-name="gr9" draw:text-style-name="P6" draw:layer="layout" svg:width="2.353cm" svg:height="1.16cm" svg:x="12.78cm" svg:y="4.339cm" svg:viewBox="0 0 2354 1161" svg:d="M71 1161h2212c47 0 71-23 71-70v-1021c0-47-24-70-71-70h-2212c-47 0-71 23-71 70v1021c0 47 24 70 71 70z">
          <text:p/>
        </draw:path>
        <draw:polyline draw:style-name="gr6" draw:text-style-name="P2" draw:layer="layout" svg:width="0.705cm" svg:height="0cm" svg:x="12.921cm" svg:y="4.624cm" svg:viewBox="0 0 706 0" draw:points="0,0 353,0 706,0">
          <text:p/>
        </draw:polyline>
        <draw:frame draw:style-name="gr10" draw:text-style-name="P8" draw:layer="layout" svg:width="4.786cm" svg:height="0.987cm" svg:x="6.35cm" svg:y="2.95cm">
          <draw:text-box>
            <text:p text:style-name="P7"><text:span text:style-name="T2">Adversarial</text:span></text:p>
          </draw:text-box>
        </draw:frame>
        <draw:polyline draw:style-name="gr7" draw:text-style-name="P2" draw:layer="layout" svg:width="0.705cm" svg:height="0cm" svg:x="12.921cm" svg:y="5.152cm" svg:viewBox="0 0 706 0" draw:points="0,0 353,0 706,0">
          <text:p/>
        </draw:polyline>
        <draw:frame draw:style-name="gr5" draw:text-style-name="P5" draw:layer="layout" svg:width="1.077cm" svg:height="0.412cm" svg:x="13.91cm" svg:y="4.421cm">
          <draw:text-box>
            <text:p text:style-name="P4"><text:span text:style-name="T1">loss_d</text:span></text:p>
          </draw:text-box>
        </draw:frame>
        <draw:frame draw:style-name="gr5" draw:text-style-name="P5" draw:layer="layout" svg:width="1.077cm" svg:height="0.412cm" svg:x="13.91cm" svg:y="4.948cm">
          <draw:text-box>
            <text:p text:style-name="P4"><text:span text:style-name="T1">loss_g</text:span></text:p>
          </draw:text-box>
        </draw:frame>
        <draw:polygon draw:style-name="gr1" draw:text-style-name="P1" draw:layer="layout" svg:width="13.004cm" svg:height="12.761cm" svg:x="18.012cm" svg:y="4.163cm" svg:viewBox="0 0 13005 12762" draw:points="0,12762 13005,12762 13005,0 0,0">
          <text:p/>
        </draw:polygon>
        <draw:line draw:style-name="gr2" draw:text-style-name="P2" draw:layer="layout" svg:x1="18.564cm" svg:y1="16.924cm" svg:x2="18.564cm" svg:y2="4.163cm">
          <text:p/>
        </draw:line>
        <draw:polygon draw:style-name="gr3" draw:text-style-name="P3" draw:layer="layout" svg:width="0cm" svg:height="0.122cm" svg:x="18.564cm" svg:y="16.924cm" svg:viewBox="0 0 0 123" draw:points="0,0 0,123">
          <text:p/>
        </draw:polygon>
        <draw:line draw:style-name="gr4" draw:text-style-name="P2" draw:layer="layout" svg:x1="18.564cm" svg:y1="16.924cm" svg:x2="18.564cm" svg:y2="17.047cm">
          <text:p/>
        </draw:line>
        <draw:line draw:style-name="gr2" draw:text-style-name="P2" draw:layer="layout" svg:x1="20.541cm" svg:y1="16.924cm" svg:x2="20.541cm" svg:y2="4.163cm">
          <text:p/>
        </draw:line>
        <draw:polygon draw:style-name="gr3" draw:text-style-name="P3" draw:layer="layout" svg:width="0cm" svg:height="0.122cm" svg:x="20.541cm" svg:y="16.924cm" svg:viewBox="0 0 0 123" draw:points="0,0 0,123">
          <text:p/>
        </draw:polygon>
        <draw:line draw:style-name="gr4" draw:text-style-name="P2" draw:layer="layout" svg:x1="20.541cm" svg:y1="16.924cm" svg:x2="20.541cm" svg:y2="17.047cm">
          <text:p/>
        </draw:line>
        <draw:frame draw:style-name="gr5" draw:text-style-name="P5" draw:layer="layout" svg:width="0.352cm" svg:height="0.412cm" svg:x="18.452cm" svg:y="17.112cm">
          <draw:text-box>
            <text:p text:style-name="P4"><text:span text:style-name="T1">0</text:span></text:p>
          </draw:text-box>
        </draw:frame>
        <draw:line draw:style-name="gr2" draw:text-style-name="P2" draw:layer="layout" svg:x1="22.518cm" svg:y1="16.924cm" svg:x2="22.518cm" svg:y2="4.163cm">
          <text:p/>
        </draw:line>
        <draw:polygon draw:style-name="gr3" draw:text-style-name="P3" draw:layer="layout" svg:width="0cm" svg:height="0.122cm" svg:x="22.518cm" svg:y="16.924cm" svg:viewBox="0 0 0 123" draw:points="0,0 0,123">
          <text:p/>
        </draw:polygon>
        <draw:line draw:style-name="gr4" draw:text-style-name="P2" draw:layer="layout" svg:x1="22.518cm" svg:y1="16.924cm" svg:x2="22.518cm" svg:y2="17.047cm">
          <text:p/>
        </draw:line>
        <draw:frame draw:style-name="gr5" draw:text-style-name="P5" draw:layer="layout" svg:width="0.447cm" svg:height="0.412cm" svg:x="20.317cm" svg:y="17.112cm">
          <draw:text-box>
            <text:p text:style-name="P4"><text:span text:style-name="T1">50</text:span></text:p>
          </draw:text-box>
        </draw:frame>
        <draw:line draw:style-name="gr2" draw:text-style-name="P2" draw:layer="layout" svg:x1="24.494cm" svg:y1="16.924cm" svg:x2="24.494cm" svg:y2="4.163cm">
          <text:p/>
        </draw:line>
        <draw:polygon draw:style-name="gr3" draw:text-style-name="P3" draw:layer="layout" svg:width="0cm" svg:height="0.122cm" svg:x="24.494cm" svg:y="16.924cm" svg:viewBox="0 0 0 123" draw:points="0,0 0,123">
          <text:p/>
        </draw:polygon>
        <draw:line draw:style-name="gr4" draw:text-style-name="P2" draw:layer="layout" svg:x1="24.494cm" svg:y1="16.924cm" svg:x2="24.494cm" svg:y2="17.047cm">
          <text:p/>
        </draw:line>
        <draw:frame draw:style-name="gr5" draw:text-style-name="P5" draw:layer="layout" svg:width="0.671cm" svg:height="0.412cm" svg:x="22.182cm" svg:y="17.112cm">
          <draw:text-box>
            <text:p text:style-name="P4"><text:span text:style-name="T1">100</text:span></text:p>
          </draw:text-box>
        </draw:frame>
        <draw:line draw:style-name="gr2" draw:text-style-name="P2" draw:layer="layout" svg:x1="26.471cm" svg:y1="16.924cm" svg:x2="26.471cm" svg:y2="4.163cm">
          <text:p/>
        </draw:line>
        <draw:polygon draw:style-name="gr3" draw:text-style-name="P3" draw:layer="layout" svg:width="0cm" svg:height="0.122cm" svg:x="26.471cm" svg:y="16.924cm" svg:viewBox="0 0 0 123" draw:points="0,0 0,123">
          <text:p/>
        </draw:polygon>
        <draw:line draw:style-name="gr4" draw:text-style-name="P2" draw:layer="layout" svg:x1="26.471cm" svg:y1="16.924cm" svg:x2="26.471cm" svg:y2="17.047cm">
          <text:p/>
        </draw:line>
        <draw:frame draw:style-name="gr5" draw:text-style-name="P5" draw:layer="layout" svg:width="0.671cm" svg:height="0.412cm" svg:x="24.158cm" svg:y="17.112cm">
          <draw:text-box>
            <text:p text:style-name="P4"><text:span text:style-name="T1">150</text:span></text:p>
          </draw:text-box>
        </draw:frame>
        <draw:line draw:style-name="gr2" draw:text-style-name="P2" draw:layer="layout" svg:x1="28.448cm" svg:y1="16.924cm" svg:x2="28.448cm" svg:y2="4.163cm">
          <text:p/>
        </draw:line>
        <draw:polygon draw:style-name="gr3" draw:text-style-name="P3" draw:layer="layout" svg:width="0cm" svg:height="0.122cm" svg:x="28.448cm" svg:y="16.924cm" svg:viewBox="0 0 0 123" draw:points="0,0 0,123">
          <text:p/>
        </draw:polygon>
        <draw:line draw:style-name="gr4" draw:text-style-name="P2" draw:layer="layout" svg:x1="28.448cm" svg:y1="16.924cm" svg:x2="28.448cm" svg:y2="17.047cm">
          <text:p/>
        </draw:line>
        <draw:frame draw:style-name="gr5" draw:text-style-name="P5" draw:layer="layout" svg:width="0.671cm" svg:height="0.412cm" svg:x="26.135cm" svg:y="17.112cm">
          <draw:text-box>
            <text:p text:style-name="P4"><text:span text:style-name="T1">200</text:span></text:p>
          </draw:text-box>
        </draw:frame>
        <draw:line draw:style-name="gr2" draw:text-style-name="P2" draw:layer="layout" svg:x1="30.425cm" svg:y1="16.924cm" svg:x2="30.425cm" svg:y2="4.163cm">
          <text:p/>
        </draw:line>
        <draw:polygon draw:style-name="gr3" draw:text-style-name="P3" draw:layer="layout" svg:width="0cm" svg:height="0.122cm" svg:x="30.425cm" svg:y="16.924cm" svg:viewBox="0 0 0 123" draw:points="0,0 0,123">
          <text:p/>
        </draw:polygon>
        <draw:line draw:style-name="gr4" draw:text-style-name="P2" draw:layer="layout" svg:x1="30.425cm" svg:y1="16.924cm" svg:x2="30.425cm" svg:y2="17.047cm">
          <text:p/>
        </draw:line>
        <draw:frame draw:style-name="gr5" draw:text-style-name="P5" draw:layer="layout" svg:width="0.671cm" svg:height="0.412cm" svg:x="28.112cm" svg:y="17.112cm">
          <draw:text-box>
            <text:p text:style-name="P4"><text:span text:style-name="T1">250</text:span></text:p>
          </draw:text-box>
        </draw:frame>
        <draw:frame draw:style-name="gr5" draw:text-style-name="P5" draw:layer="layout" svg:width="0.671cm" svg:height="0.412cm" svg:x="30.089cm" svg:y="17.112cm">
          <draw:text-box>
            <text:p text:style-name="P4"><text:span text:style-name="T1">3</text:span><text:span text:style-name="T1">0</text:span><text:span text:style-name="T1">0</text:span></text:p>
          </draw:text-box>
        </draw:frame>
        <draw:line draw:style-name="gr2" draw:text-style-name="P2" draw:layer="layout" svg:x1="18.012cm" svg:y1="15.401cm" svg:x2="31.016cm" svg:y2="15.401cm">
          <text:p/>
        </draw:line>
        <draw:polygon draw:style-name="gr3" draw:text-style-name="P3" draw:layer="layout" svg:width="0.122cm" svg:height="0cm" svg:x="17.889cm" svg:y="15.401cm" svg:viewBox="0 0 123 0" draw:points="123,0 0,0">
          <text:p/>
        </draw:polygon>
        <draw:line draw:style-name="gr4" draw:text-style-name="P2" draw:layer="layout" svg:x1="18.012cm" svg:y1="15.401cm" svg:x2="17.889cm" svg:y2="15.401cm">
          <text:p/>
        </draw:line>
        <draw:frame draw:style-name="gr5" draw:text-style-name="P5" draw:layer="layout" svg:width="1.259cm" svg:height="0.412cm" svg:x="23.883cm" svg:y="17.594cm">
          <draw:text-box>
            <text:p text:style-name="P4"><text:span text:style-name="T1">Epochs</text:span></text:p>
          </draw:text-box>
        </draw:frame>
        <draw:line draw:style-name="gr2" draw:text-style-name="P2" draw:layer="layout" svg:x1="18.012cm" svg:y1="13.807cm" svg:x2="31.016cm" svg:y2="13.807cm">
          <text:p/>
        </draw:line>
        <draw:polygon draw:style-name="gr3" draw:text-style-name="P3" draw:layer="layout" svg:width="0.122cm" svg:height="0cm" svg:x="17.889cm" svg:y="13.807cm" svg:viewBox="0 0 123 0" draw:points="123,0 0,0">
          <text:p/>
        </draw:polygon>
        <draw:line draw:style-name="gr4" draw:text-style-name="P2" draw:layer="layout" svg:x1="18.012cm" svg:y1="13.807cm" svg:x2="17.889cm" svg:y2="13.807cm">
          <text:p/>
        </draw:line>
        <draw:frame draw:style-name="gr5" draw:text-style-name="P5" draw:layer="layout" svg:width="0.781cm" svg:height="0.412cm" svg:x="16.98cm" svg:y="15.208cm">
          <draw:text-box>
            <text:p text:style-name="P4"><text:span text:style-name="T1">0.01</text:span></text:p>
          </draw:text-box>
        </draw:frame>
        <draw:line draw:style-name="gr2" draw:text-style-name="P2" draw:layer="layout" svg:x1="18.012cm" svg:y1="12.213cm" svg:x2="31.016cm" svg:y2="12.213cm">
          <text:p/>
        </draw:line>
        <draw:polygon draw:style-name="gr3" draw:text-style-name="P3" draw:layer="layout" svg:width="0.122cm" svg:height="0cm" svg:x="17.889cm" svg:y="12.213cm" svg:viewBox="0 0 123 0" draw:points="123,0 0,0">
          <text:p/>
        </draw:polygon>
        <draw:line draw:style-name="gr4" draw:text-style-name="P2" draw:layer="layout" svg:x1="18.012cm" svg:y1="12.213cm" svg:x2="17.889cm" svg:y2="12.213cm">
          <text:p/>
        </draw:line>
        <draw:frame draw:style-name="gr5" draw:text-style-name="P5" draw:layer="layout" svg:width="0.781cm" svg:height="0.412cm" svg:x="16.98cm" svg:y="13.614cm">
          <draw:text-box>
            <text:p text:style-name="P4"><text:span text:style-name="T1">0.02</text:span></text:p>
          </draw:text-box>
        </draw:frame>
        <draw:line draw:style-name="gr2" draw:text-style-name="P2" draw:layer="layout" svg:x1="18.012cm" svg:y1="10.619cm" svg:x2="31.016cm" svg:y2="10.619cm">
          <text:p/>
        </draw:line>
        <draw:polygon draw:style-name="gr3" draw:text-style-name="P3" draw:layer="layout" svg:width="0.122cm" svg:height="0cm" svg:x="17.889cm" svg:y="10.619cm" svg:viewBox="0 0 123 0" draw:points="123,0 0,0">
          <text:p/>
        </draw:polygon>
        <draw:line draw:style-name="gr4" draw:text-style-name="P2" draw:layer="layout" svg:x1="18.012cm" svg:y1="10.619cm" svg:x2="17.889cm" svg:y2="10.619cm">
          <text:p/>
        </draw:line>
        <draw:frame draw:style-name="gr5" draw:text-style-name="P5" draw:layer="layout" svg:width="0.781cm" svg:height="0.412cm" svg:x="16.98cm" svg:y="12.02cm">
          <draw:text-box>
            <text:p text:style-name="P4"><text:span text:style-name="T1">0.03</text:span></text:p>
          </draw:text-box>
        </draw:frame>
        <draw:line draw:style-name="gr2" draw:text-style-name="P2" draw:layer="layout" svg:x1="18.012cm" svg:y1="9.026cm" svg:x2="31.016cm" svg:y2="9.026cm">
          <text:p/>
        </draw:line>
        <draw:polygon draw:style-name="gr3" draw:text-style-name="P3" draw:layer="layout" svg:width="0.122cm" svg:height="0cm" svg:x="17.889cm" svg:y="9.026cm" svg:viewBox="0 0 123 0" draw:points="123,0 0,0">
          <text:p/>
        </draw:polygon>
        <draw:line draw:style-name="gr4" draw:text-style-name="P2" draw:layer="layout" svg:x1="18.012cm" svg:y1="9.026cm" svg:x2="17.889cm" svg:y2="9.026cm">
          <text:p/>
        </draw:line>
        <draw:frame draw:style-name="gr5" draw:text-style-name="P5" draw:layer="layout" svg:width="0.781cm" svg:height="0.412cm" svg:x="16.98cm" svg:y="10.426cm">
          <draw:text-box>
            <text:p text:style-name="P4"><text:span text:style-name="T1">0.04</text:span></text:p>
          </draw:text-box>
        </draw:frame>
        <draw:line draw:style-name="gr2" draw:text-style-name="P2" draw:layer="layout" svg:x1="18.012cm" svg:y1="7.432cm" svg:x2="31.016cm" svg:y2="7.432cm">
          <text:p/>
        </draw:line>
        <draw:polygon draw:style-name="gr3" draw:text-style-name="P3" draw:layer="layout" svg:width="0.122cm" svg:height="0cm" svg:x="17.889cm" svg:y="7.432cm" svg:viewBox="0 0 123 0" draw:points="123,0 0,0">
          <text:p/>
        </draw:polygon>
        <draw:line draw:style-name="gr4" draw:text-style-name="P2" draw:layer="layout" svg:x1="18.012cm" svg:y1="7.432cm" svg:x2="17.889cm" svg:y2="7.432cm">
          <text:p/>
        </draw:line>
        <draw:frame draw:style-name="gr5" draw:text-style-name="P5" draw:layer="layout" svg:width="0.781cm" svg:height="0.412cm" svg:x="16.98cm" svg:y="8.833cm">
          <draw:text-box>
            <text:p text:style-name="P4"><text:span text:style-name="T1">0.05</text:span></text:p>
          </draw:text-box>
        </draw:frame>
        <draw:line draw:style-name="gr2" draw:text-style-name="P2" draw:layer="layout" svg:x1="18.012cm" svg:y1="5.838cm" svg:x2="31.016cm" svg:y2="5.838cm">
          <text:p/>
        </draw:line>
        <draw:polygon draw:style-name="gr3" draw:text-style-name="P3" draw:layer="layout" svg:width="0.122cm" svg:height="0cm" svg:x="17.889cm" svg:y="5.838cm" svg:viewBox="0 0 123 0" draw:points="123,0 0,0">
          <text:p/>
        </draw:polygon>
        <draw:line draw:style-name="gr4" draw:text-style-name="P2" draw:layer="layout" svg:x1="18.012cm" svg:y1="5.838cm" svg:x2="17.889cm" svg:y2="5.838cm">
          <text:p/>
        </draw:line>
        <draw:frame draw:style-name="gr5" draw:text-style-name="P5" draw:layer="layout" svg:width="0.781cm" svg:height="0.412cm" svg:x="16.98cm" svg:y="7.239cm">
          <draw:text-box>
            <text:p text:style-name="P4"><text:span text:style-name="T1">0.06</text:span></text:p>
          </draw:text-box>
        </draw:frame>
        <draw:line draw:style-name="gr2" draw:text-style-name="P2" draw:layer="layout" svg:x1="18.012cm" svg:y1="4.244cm" svg:x2="31.016cm" svg:y2="4.244cm">
          <text:p/>
        </draw:line>
        <draw:polygon draw:style-name="gr3" draw:text-style-name="P3" draw:layer="layout" svg:width="0.122cm" svg:height="0cm" svg:x="17.889cm" svg:y="4.244cm" svg:viewBox="0 0 123 0" draw:points="123,0 0,0">
          <text:p/>
        </draw:polygon>
        <draw:line draw:style-name="gr4" draw:text-style-name="P2" draw:layer="layout" svg:x1="18.012cm" svg:y1="4.244cm" svg:x2="17.889cm" svg:y2="4.244cm">
          <text:p/>
        </draw:line>
        <draw:frame draw:style-name="gr5" draw:text-style-name="P5" draw:layer="layout" svg:width="0.781cm" svg:height="0.412cm" svg:x="16.98cm" svg:y="5.645cm">
          <draw:text-box>
            <text:p text:style-name="P4"><text:span text:style-name="T1">0.07</text:span></text:p>
          </draw:text-box>
        </draw:frame>
        <draw:frame draw:style-name="gr5" draw:text-style-name="P5" draw:layer="layout" svg:width="0.781cm" svg:height="0.412cm" svg:x="16.98cm" svg:y="4.051cm">
          <draw:text-box>
            <text:p text:style-name="P4"><text:span text:style-name="T1">0.08</text:span></text:p>
          </draw:text-box>
        </draw:frame>
        <draw:polyline draw:style-name="gr6" draw:text-style-name="P2" draw:layer="layout" svg:width="11.822cm" svg:height="11.601cm" svg:x="18.603cm" svg:y="4.743cm" svg:viewBox="0 0 11823 11602" draw:points="0,0 40,4486 79,5641 119,6343 158,6832 198,7247 238,7584 277,7881 356,8345 396,8551 475,8881 514,9033 554,9147 593,9275 712,9567 870,9843 949,9961 1028,10069 1068,10106 1107,10153 1226,10263 1384,10377 1424,10402 1463,10433 1582,10489 1661,10530 1819,10602 1938,10647 1977,10667 2017,10677 2056,10696 2214,10746 2254,10763 2294,10768 2333,10788 2373,10797 2412,10817 2452,10814 2531,10847 2570,10857 2610,10861 2768,10905 2808,10908 2847,10924 2926,10944 2966,10959 3005,10961 3163,11003 3203,11004 3322,11030 3560,11078 3599,11076 3718,11099 3797,11112 3837,11115 3955,11134 4074,11147 4113,11155 4153,11157 4192,11169 4232,11176 4271,11174 4350,11186 4469,11205 4548,11206 4746,11233 4785,11232 4825,11245 4904,11248 4944,11254 4983,11253 5062,11269 5102,11267 5141,11275 5181,11271 5220,11277 5260,11277 5339,11288 5378,11285 5418,11294 5458,11292 5497,11300 5537,11297 5576,11313 5616,11314 5655,11321 5734,11322 5774,11316 5813,11328 5853,11327 6051,11343 6090,11341 6130,11355 6169,11347 6248,11362 6288,11358 6486,11372 6525,11374 6565,11382 6604,11380 6683,11389 6723,11386 6762,11391 6802,11388 6841,11398 6920,11402 6960,11408 7000,11398 7039,11404 7079,11416 7118,11411 7158,11418 7197,11414 7316,11421 7395,11426 7434,11426 7474,11435 7514,11439 7593,11431 7632,11440 7672,11440 7751,11448 7790,11445 7830,11449 7869,11449 7988,11458 8028,11459 8067,11465 8107,11462 8146,11466 8186,11461 8225,11470 8265,11466 8304,11473 8383,11474 8423,11481 8502,11480 8542,11481 8581,11487 8621,11483 8660,11496 8700,11491 8739,11496 8818,11496 8976,11502 9016,11499 9095,11507 9174,11509 9214,11505 9253,11515 9293,11513 9332,11516 9372,11514 9451,11522 9490,11518 9530,11527 9688,11528 9767,11537 9846,11530 9886,11539 9925,11536 9965,11541 10004,11538 10044,11545 10084,11541 10242,11549 10321,11550 10360,11556 10439,11557 10479,11560 10558,11555 10598,11563 10756,11563 10795,11568 10835,11564 10874,11575 10914,11567 10993,11573 11151,11574 11191,11582 11309,11579 11388,11591 11428,11586 11744,11597 11823,11602">
          <text:p/>
        </draw:polyline>
        <draw:line draw:style-name="gr8" draw:text-style-name="P2" draw:layer="layout" svg:x1="18.012cm" svg:y1="16.924cm" svg:x2="18.012cm" svg:y2="4.163cm">
          <text:p/>
        </draw:line>
        <draw:line draw:style-name="gr8" draw:text-style-name="P2" draw:layer="layout" svg:x1="31.016cm" svg:y1="16.924cm" svg:x2="31.016cm" svg:y2="4.163cm">
          <text:p/>
        </draw:line>
        <draw:line draw:style-name="gr8" draw:text-style-name="P2" draw:layer="layout" svg:x1="18.012cm" svg:y1="16.924cm" svg:x2="31.016cm" svg:y2="16.924cm">
          <text:p/>
        </draw:line>
        <draw:line draw:style-name="gr8" draw:text-style-name="P2" draw:layer="layout" svg:x1="18.012cm" svg:y1="4.163cm" svg:x2="31.016cm" svg:y2="4.163cm">
          <text:p/>
        </draw:line>
        <draw:frame draw:style-name="gr5" draw:text-style-name="P5" draw:layer="layout" svg:width="2.195cm" svg:height="0.412cm" draw:transform="rotate (1.5707963267949) translate (16.438cm 11.634cm)">
          <draw:text-box>
            <text:p text:style-name="P4"><text:span text:style-name="T1">Metric Value</text:span></text:p>
          </draw:text-box>
        </draw:frame>
        <draw:path draw:style-name="gr9" draw:text-style-name="P6" draw:layer="layout" svg:width="1.952cm" svg:height="0.623cm" svg:x="28.888cm" svg:y="4.34cm" svg:viewBox="0 0 1953 624" svg:d="M70 624h1812c47 0 71-24 71-71v-483c0-47-24-70-71-70h-1812c-47 0-70 23-70 70v483c0 47 23 71 70 71z">
          <text:p/>
        </draw:path>
        <draw:polyline draw:style-name="gr6" draw:text-style-name="P2" draw:layer="layout" svg:width="0.704cm" svg:height="0cm" svg:x="29.029cm" svg:y="4.625cm" svg:viewBox="0 0 705 0" draw:points="0,0 352,0 705,0">
          <text:p/>
        </draw:polyline>
        <draw:frame draw:style-name="gr5" draw:text-style-name="P5" draw:layer="layout" svg:width="0.679cm" svg:height="0.412cm" svg:x="30.017cm" svg:y="4.422cm">
          <draw:text-box>
            <text:p text:style-name="P4"><text:span text:style-name="T1">l</text:span><text:span text:style-name="T1">o</text:span><text:span text:style-name="T1">s</text:span><text:span text:style-name="T1">s</text:span></text:p>
          </draw:text-box>
        </draw:frame>
        <draw:polygon draw:style-name="gr1" draw:text-style-name="P1" draw:layer="layout" svg:width="13.226cm" svg:height="12.761cm" svg:x="33.684cm" svg:y="4.163cm" svg:viewBox="0 0 13227 12762" draw:points="0,12762 13227,12762 13227,0 0,0">
          <text:p/>
        </draw:polygon>
        <draw:line draw:style-name="gr2" draw:text-style-name="P2" draw:layer="layout" svg:x1="34.245cm" svg:y1="16.924cm" svg:x2="34.245cm" svg:y2="4.163cm">
          <text:p/>
        </draw:line>
        <draw:polygon draw:style-name="gr3" draw:text-style-name="P3" draw:layer="layout" svg:width="0cm" svg:height="0.122cm" svg:x="34.245cm" svg:y="16.924cm" svg:viewBox="0 0 0 123" draw:points="0,0 0,123">
          <text:p/>
        </draw:polygon>
        <draw:line draw:style-name="gr4" draw:text-style-name="P2" draw:layer="layout" svg:x1="34.245cm" svg:y1="16.924cm" svg:x2="34.245cm" svg:y2="17.047cm">
          <text:p/>
        </draw:line>
        <draw:line draw:style-name="gr2" draw:text-style-name="P2" draw:layer="layout" svg:x1="36.256cm" svg:y1="16.924cm" svg:x2="36.256cm" svg:y2="4.163cm">
          <text:p/>
        </draw:line>
        <draw:polygon draw:style-name="gr3" draw:text-style-name="P3" draw:layer="layout" svg:width="0cm" svg:height="0.122cm" svg:x="36.256cm" svg:y="16.924cm" svg:viewBox="0 0 0 123" draw:points="0,0 0,123">
          <text:p/>
        </draw:polygon>
        <draw:line draw:style-name="gr4" draw:text-style-name="P2" draw:layer="layout" svg:x1="36.256cm" svg:y1="16.924cm" svg:x2="36.256cm" svg:y2="17.047cm">
          <text:p/>
        </draw:line>
        <draw:frame draw:style-name="gr5" draw:text-style-name="P5" draw:layer="layout" svg:width="0.352cm" svg:height="0.412cm" svg:x="34.133cm" svg:y="17.112cm">
          <draw:text-box>
            <text:p text:style-name="P4"><text:span text:style-name="T1">0</text:span></text:p>
          </draw:text-box>
        </draw:frame>
        <draw:line draw:style-name="gr2" draw:text-style-name="P2" draw:layer="layout" svg:x1="38.266cm" svg:y1="16.924cm" svg:x2="38.266cm" svg:y2="4.163cm">
          <text:p/>
        </draw:line>
        <draw:polygon draw:style-name="gr3" draw:text-style-name="P3" draw:layer="layout" svg:width="0cm" svg:height="0.122cm" svg:x="38.266cm" svg:y="16.924cm" svg:viewBox="0 0 0 123" draw:points="0,0 0,123">
          <text:p/>
        </draw:polygon>
        <draw:line draw:style-name="gr4" draw:text-style-name="P2" draw:layer="layout" svg:x1="38.266cm" svg:y1="16.924cm" svg:x2="38.266cm" svg:y2="17.047cm">
          <text:p/>
        </draw:line>
        <draw:frame draw:style-name="gr5" draw:text-style-name="P5" draw:layer="layout" svg:width="0.447cm" svg:height="0.412cm" svg:x="36.032cm" svg:y="17.112cm">
          <draw:text-box>
            <text:p text:style-name="P4"><text:span text:style-name="T1">5</text:span><text:span text:style-name="T1">0</text:span></text:p>
          </draw:text-box>
        </draw:frame>
        <draw:line draw:style-name="gr2" draw:text-style-name="P2" draw:layer="layout" svg:x1="40.277cm" svg:y1="16.924cm" svg:x2="40.277cm" svg:y2="4.163cm">
          <text:p/>
        </draw:line>
        <draw:polygon draw:style-name="gr3" draw:text-style-name="P3" draw:layer="layout" svg:width="0cm" svg:height="0.122cm" svg:x="40.277cm" svg:y="16.924cm" svg:viewBox="0 0 0 123" draw:points="0,0 0,123">
          <text:p/>
        </draw:polygon>
        <draw:line draw:style-name="gr4" draw:text-style-name="P2" draw:layer="layout" svg:x1="40.277cm" svg:y1="16.924cm" svg:x2="40.277cm" svg:y2="17.047cm">
          <text:p/>
        </draw:line>
        <draw:frame draw:style-name="gr5" draw:text-style-name="P5" draw:layer="layout" svg:width="0.671cm" svg:height="0.412cm" svg:x="37.93cm" svg:y="17.112cm">
          <draw:text-box>
            <text:p text:style-name="P4"><text:span text:style-name="T1">1</text:span><text:span text:style-name="T1">0</text:span><text:span text:style-name="T1">0</text:span></text:p>
          </draw:text-box>
        </draw:frame>
        <draw:line draw:style-name="gr2" draw:text-style-name="P2" draw:layer="layout" svg:x1="42.288cm" svg:y1="16.924cm" svg:x2="42.288cm" svg:y2="4.163cm">
          <text:p/>
        </draw:line>
        <draw:polygon draw:style-name="gr3" draw:text-style-name="P3" draw:layer="layout" svg:width="0cm" svg:height="0.122cm" svg:x="42.288cm" svg:y="16.924cm" svg:viewBox="0 0 0 123" draw:points="0,0 0,123">
          <text:p/>
        </draw:polygon>
        <draw:line draw:style-name="gr4" draw:text-style-name="P2" draw:layer="layout" svg:x1="42.288cm" svg:y1="16.924cm" svg:x2="42.288cm" svg:y2="17.047cm">
          <text:p/>
        </draw:line>
        <draw:frame draw:style-name="gr5" draw:text-style-name="P5" draw:layer="layout" svg:width="0.671cm" svg:height="0.412cm" svg:x="39.941cm" svg:y="17.112cm">
          <draw:text-box>
            <text:p text:style-name="P4"><text:span text:style-name="T1">1</text:span><text:span text:style-name="T1">5</text:span><text:span text:style-name="T1">0</text:span></text:p>
          </draw:text-box>
        </draw:frame>
        <draw:line draw:style-name="gr2" draw:text-style-name="P2" draw:layer="layout" svg:x1="44.298cm" svg:y1="16.924cm" svg:x2="44.298cm" svg:y2="4.163cm">
          <text:p/>
        </draw:line>
        <draw:polygon draw:style-name="gr3" draw:text-style-name="P3" draw:layer="layout" svg:width="0cm" svg:height="0.122cm" svg:x="44.298cm" svg:y="16.924cm" svg:viewBox="0 0 0 123" draw:points="0,0 0,123">
          <text:p/>
        </draw:polygon>
        <draw:line draw:style-name="gr4" draw:text-style-name="P2" draw:layer="layout" svg:x1="44.298cm" svg:y1="16.924cm" svg:x2="44.298cm" svg:y2="17.047cm">
          <text:p/>
        </draw:line>
        <draw:frame draw:style-name="gr5" draw:text-style-name="P5" draw:layer="layout" svg:width="0.671cm" svg:height="0.412cm" svg:x="41.952cm" svg:y="17.112cm">
          <draw:text-box>
            <text:p text:style-name="P4"><text:span text:style-name="T1">2</text:span><text:span text:style-name="T1">0</text:span><text:span text:style-name="T1">0</text:span></text:p>
          </draw:text-box>
        </draw:frame>
        <draw:line draw:style-name="gr2" draw:text-style-name="P2" draw:layer="layout" svg:x1="46.309cm" svg:y1="16.924cm" svg:x2="46.309cm" svg:y2="4.163cm">
          <text:p/>
        </draw:line>
        <draw:polygon draw:style-name="gr3" draw:text-style-name="P3" draw:layer="layout" svg:width="0cm" svg:height="0.122cm" svg:x="46.309cm" svg:y="16.924cm" svg:viewBox="0 0 0 123" draw:points="0,0 0,123">
          <text:p/>
        </draw:polygon>
        <draw:line draw:style-name="gr4" draw:text-style-name="P2" draw:layer="layout" svg:x1="46.309cm" svg:y1="16.924cm" svg:x2="46.309cm" svg:y2="17.047cm">
          <text:p/>
        </draw:line>
        <draw:frame draw:style-name="gr5" draw:text-style-name="P5" draw:layer="layout" svg:width="0.671cm" svg:height="0.412cm" svg:x="43.962cm" svg:y="17.112cm">
          <draw:text-box>
            <text:p text:style-name="P4"><text:span text:style-name="T1">2</text:span><text:span text:style-name="T1">5</text:span><text:span text:style-name="T1">0</text:span></text:p>
          </draw:text-box>
        </draw:frame>
        <draw:frame draw:style-name="gr5" draw:text-style-name="P5" draw:layer="layout" svg:width="0.671cm" svg:height="0.412cm" svg:x="45.973cm" svg:y="17.112cm">
          <draw:text-box>
            <text:p text:style-name="P4"><text:span text:style-name="T1">3</text:span><text:span text:style-name="T1">0</text:span><text:span text:style-name="T1">0</text:span></text:p>
          </draw:text-box>
        </draw:frame>
        <draw:line draw:style-name="gr2" draw:text-style-name="P2" draw:layer="layout" svg:x1="33.684cm" svg:y1="16.344cm" svg:x2="46.91cm" svg:y2="16.344cm">
          <text:p/>
        </draw:line>
        <draw:polygon draw:style-name="gr3" draw:text-style-name="P3" draw:layer="layout" svg:width="0.123cm" svg:height="0cm" svg:x="33.56cm" svg:y="16.344cm" svg:viewBox="0 0 124 0" draw:points="124,0 0,0">
          <text:p/>
        </draw:polygon>
        <draw:line draw:style-name="gr4" draw:text-style-name="P2" draw:layer="layout" svg:x1="33.684cm" svg:y1="16.344cm" svg:x2="33.56cm" svg:y2="16.344cm">
          <text:p/>
        </draw:line>
        <draw:frame draw:style-name="gr5" draw:text-style-name="P5" draw:layer="layout" svg:width="1.259cm" svg:height="0.412cm" svg:x="39.665cm" svg:y="17.594cm">
          <draw:text-box>
            <text:p text:style-name="P4"><text:span text:style-name="T1">E</text:span><text:span text:style-name="T1">p</text:span><text:span text:style-name="T1">o</text:span><text:span text:style-name="T1">c</text:span><text:span text:style-name="T1">h</text:span><text:span text:style-name="T1">s</text:span></text:p>
          </draw:text-box>
        </draw:frame>
        <draw:line draw:style-name="gr2" draw:text-style-name="P2" draw:layer="layout" svg:x1="33.684cm" svg:y1="14.065cm" svg:x2="46.91cm" svg:y2="14.065cm">
          <text:p/>
        </draw:line>
        <draw:polygon draw:style-name="gr3" draw:text-style-name="P3" draw:layer="layout" svg:width="0.123cm" svg:height="0cm" svg:x="33.56cm" svg:y="14.065cm" svg:viewBox="0 0 124 0" draw:points="124,0 0,0">
          <text:p/>
        </draw:polygon>
        <draw:line draw:style-name="gr4" draw:text-style-name="P2" draw:layer="layout" svg:x1="33.684cm" svg:y1="14.065cm" svg:x2="33.56cm" svg:y2="14.065cm">
          <text:p/>
        </draw:line>
        <draw:frame draw:style-name="gr5" draw:text-style-name="P5" draw:layer="layout" svg:width="0.557cm" svg:height="0.412cm" svg:x="32.876cm" svg:y="16.151cm">
          <draw:text-box>
            <text:p text:style-name="P4"><text:span text:style-name="T1">0</text:span><text:span text:style-name="T1">.</text:span><text:span text:style-name="T1">0</text:span></text:p>
          </draw:text-box>
        </draw:frame>
        <draw:line draw:style-name="gr2" draw:text-style-name="P2" draw:layer="layout" svg:x1="33.684cm" svg:y1="11.787cm" svg:x2="46.91cm" svg:y2="11.787cm">
          <text:p/>
        </draw:line>
        <draw:polygon draw:style-name="gr3" draw:text-style-name="P3" draw:layer="layout" svg:width="0.123cm" svg:height="0cm" svg:x="33.56cm" svg:y="11.787cm" svg:viewBox="0 0 124 0" draw:points="124,0 0,0">
          <text:p/>
        </draw:polygon>
        <draw:line draw:style-name="gr4" draw:text-style-name="P2" draw:layer="layout" svg:x1="33.684cm" svg:y1="11.787cm" svg:x2="33.56cm" svg:y2="11.787cm">
          <text:p/>
        </draw:line>
        <draw:frame draw:style-name="gr5" draw:text-style-name="P5" draw:layer="layout" svg:width="0.557cm" svg:height="0.412cm" svg:x="32.876cm" svg:y="13.872cm">
          <draw:text-box>
            <text:p text:style-name="P4"><text:span text:style-name="T1">0</text:span><text:span text:style-name="T1">.</text:span><text:span text:style-name="T1">2</text:span></text:p>
          </draw:text-box>
        </draw:frame>
        <draw:line draw:style-name="gr2" draw:text-style-name="P2" draw:layer="layout" svg:x1="33.684cm" svg:y1="9.509cm" svg:x2="46.91cm" svg:y2="9.509cm">
          <text:p/>
        </draw:line>
        <draw:polygon draw:style-name="gr3" draw:text-style-name="P3" draw:layer="layout" svg:width="0.123cm" svg:height="0cm" svg:x="33.56cm" svg:y="9.509cm" svg:viewBox="0 0 124 0" draw:points="124,0 0,0">
          <text:p/>
        </draw:polygon>
        <draw:line draw:style-name="gr4" draw:text-style-name="P2" draw:layer="layout" svg:x1="33.684cm" svg:y1="9.509cm" svg:x2="33.56cm" svg:y2="9.509cm">
          <text:p/>
        </draw:line>
        <draw:frame draw:style-name="gr5" draw:text-style-name="P5" draw:layer="layout" svg:width="0.557cm" svg:height="0.412cm" svg:x="32.876cm" svg:y="11.594cm">
          <draw:text-box>
            <text:p text:style-name="P4"><text:span text:style-name="T1">0</text:span><text:span text:style-name="T1">.</text:span><text:span text:style-name="T1">4</text:span></text:p>
          </draw:text-box>
        </draw:frame>
        <draw:line draw:style-name="gr2" draw:text-style-name="P2" draw:layer="layout" svg:x1="33.684cm" svg:y1="7.23cm" svg:x2="46.91cm" svg:y2="7.23cm">
          <text:p/>
        </draw:line>
        <draw:polygon draw:style-name="gr3" draw:text-style-name="P3" draw:layer="layout" svg:width="0.123cm" svg:height="0cm" svg:x="33.56cm" svg:y="7.23cm" svg:viewBox="0 0 124 0" draw:points="124,0 0,0">
          <text:p/>
        </draw:polygon>
        <draw:line draw:style-name="gr4" draw:text-style-name="P2" draw:layer="layout" svg:x1="33.684cm" svg:y1="7.23cm" svg:x2="33.56cm" svg:y2="7.23cm">
          <text:p/>
        </draw:line>
        <draw:frame draw:style-name="gr5" draw:text-style-name="P5" draw:layer="layout" svg:width="0.557cm" svg:height="0.412cm" svg:x="32.876cm" svg:y="9.316cm">
          <draw:text-box>
            <text:p text:style-name="P4"><text:span text:style-name="T1">0</text:span><text:span text:style-name="T1">.</text:span><text:span text:style-name="T1">6</text:span></text:p>
          </draw:text-box>
        </draw:frame>
        <draw:line draw:style-name="gr2" draw:text-style-name="P2" draw:layer="layout" svg:x1="33.684cm" svg:y1="4.952cm" svg:x2="46.91cm" svg:y2="4.952cm">
          <text:p/>
        </draw:line>
        <draw:polygon draw:style-name="gr3" draw:text-style-name="P3" draw:layer="layout" svg:width="0.123cm" svg:height="0cm" svg:x="33.56cm" svg:y="4.952cm" svg:viewBox="0 0 124 0" draw:points="124,0 0,0">
          <text:p/>
        </draw:polygon>
        <draw:line draw:style-name="gr4" draw:text-style-name="P2" draw:layer="layout" svg:x1="33.684cm" svg:y1="4.952cm" svg:x2="33.56cm" svg:y2="4.952cm">
          <text:p/>
        </draw:line>
        <draw:frame draw:style-name="gr5" draw:text-style-name="P5" draw:layer="layout" svg:width="0.557cm" svg:height="0.412cm" svg:x="32.876cm" svg:y="7.037cm">
          <draw:text-box>
            <text:p text:style-name="P4"><text:span text:style-name="T1">0</text:span><text:span text:style-name="T1">.</text:span><text:span text:style-name="T1">8</text:span></text:p>
          </draw:text-box>
        </draw:frame>
        <draw:frame draw:style-name="gr5" draw:text-style-name="P5" draw:layer="layout" svg:width="0.557cm" svg:height="0.412cm" svg:x="32.876cm" svg:y="4.759cm">
          <draw:text-box>
            <text:p text:style-name="P4"><text:span text:style-name="T1">1</text:span><text:span text:style-name="T1">.</text:span><text:span text:style-name="T1">0</text:span></text:p>
          </draw:text-box>
        </draw:frame>
        <draw:polyline draw:style-name="gr6" draw:text-style-name="P2" draw:layer="layout" svg:width="12.024cm" svg:height="4.767cm" svg:x="34.285cm" svg:y="11.577cm" svg:viewBox="0 0 12025 4768" draw:points="0,0 40,4734 81,4743 201,4749 684,4754 2936,4768 12025,4768">
          <text:p/>
        </draw:polyline>
        <draw:polyline draw:style-name="gr7" draw:text-style-name="P2" draw:layer="layout" svg:width="12.024cm" svg:height="7.599cm" svg:x="34.285cm" svg:y="6.789cm" svg:viewBox="0 0 12025 7600" draw:points="0,0 40,7273 81,7414 121,7526 161,7546 201,7557 241,7561 282,7562 322,7571 925,7584 965,7580 1005,7584 1046,7582 1086,7585 1166,7585 1247,7588 1327,7588 1448,7593 1568,7590 1609,7594 1729,7591 1810,7594 2292,7597 2413,7594 2453,7598 2614,7594 2654,7599 2775,7596 2976,7599 3016,7595 3097,7595 3137,7592 3177,7598 3338,7596 3539,7598 3579,7593 3619,7596 3781,7592 3821,7597 5832,7598 5913,7598 6596,7597 6677,7600 6838,7597 6878,7599 6918,7594 6998,7598 7199,7598 7240,7595 7320,7598 7360,7595 7441,7599 7481,7600 7521,7594 7561,7598 7602,7593 7682,7599 7843,7595 8004,7598 8446,7598 8526,7599 8687,7600 8728,7596 9492,7596 9532,7595 9612,7599 9974,7594 10014,7599 11945,7598 11985,7600 12025,7596">
          <text:p/>
        </draw:polyline>
        <draw:polyline draw:style-name="gr11" draw:text-style-name="P2" draw:layer="layout" svg:width="12.024cm" svg:height="2.833cm" svg:x="34.285cm" svg:y="11.555cm" svg:viewBox="0 0 12025 2834" draw:points="0,0 40,2541 81,2672 121,2782 161,2800 201,2810 241,2814 282,2814 322,2823 925,2829 965,2825 1005,2828 1046,2827 1086,2829 1166,2828 1247,2830 1327,2829 1448,2833 1568,2828 1609,2832 1729,2827 1810,2830 2373,2829 2413,2829 2453,2832 2614,2828 2654,2833 2775,2831 2976,2833 3016,2830 3097,2829 3137,2826 3177,2832 3338,2830 3539,2832 3579,2827 3619,2831 3781,2827 3821,2831 5832,2832 5913,2832 6596,2831 6677,2834 6838,2831 6878,2833 6918,2828 6998,2832 7199,2832 7240,2829 7320,2832 7360,2829 7441,2833 7481,2834 7521,2828 7561,2832 7602,2827 7682,2833 7843,2829 8004,2832 8446,2832 8526,2833 8687,2834 8728,2830 9492,2830 9532,2829 9612,2833 9974,2828 10014,2833 11945,2832 11985,2834 12025,2830">
          <text:p/>
        </draw:polyline>
        <draw:polyline draw:style-name="gr12" draw:text-style-name="P2" draw:layer="layout" svg:width="12.024cm" svg:height="10.199cm" svg:x="34.285cm" svg:y="4.743cm" svg:viewBox="0 0 12025 10200" draw:points="0,0 40,854 81,1419 121,2096 161,2366 201,2897 241,3228 282,3841 322,4033 362,4442 402,4726 443,5081 483,5219 523,5409 563,5639 603,5421 644,5914 684,6271 724,6457 764,6049 804,6323 845,6428 885,6799 925,7011 965,6922 1005,7127 1046,7484 1086,7266 1126,7381 1166,7183 1207,7340 1247,7519 1287,7675 1327,7659 1367,7999 1408,7900 1448,7753 1488,7741 1528,8169 1568,7719 1609,7898 1649,8033 1689,8069 1729,8206 1770,8292 1810,8358 1850,8126 1890,8186 1930,8443 1971,8596 2011,8206 2051,7916 2091,8528 2131,8594 2172,8581 2212,8709 2252,8711 2292,8605 2333,8735 2373,8531 2413,8815 2453,8889 2493,8910 2534,9083 2574,8757 2614,8885 2654,8916 2694,9096 2735,9106 2775,9247 2815,9099 2855,9516 2896,9022 2936,8980 2976,8866 3016,9230 3056,9139 3097,9292 3137,9396 3177,9296 3217,9245 3257,9124 3298,9057 3338,9510 3378,8856 3418,9081 3459,9116 3499,8976 3539,9361 3579,8819 3619,9154 3660,9126 3700,9493 3741,9089 3781,9355 3821,8997 3862,9575 3902,9271 3942,9616 3982,9549 4023,9371 4063,9393 4103,9499 4143,9481 4183,9579 4224,9270 4264,9287 4304,9234 4344,9374 4384,9616 4425,9369 4465,9455 4505,9963 4545,9334 4586,9204 4626,9391 4666,9418 4706,9328 4746,9742 4787,9831 4827,8948 4867,9392 4907,9620 4947,9214 4988,9580 5028,9318 5068,9537 5108,9362 5149,9557 5189,9597 5229,9187 5269,9761 5309,9674 5350,9568 5390,9741 5430,9758 5470,9277 5510,9572 5551,9837 5591,9512 5631,9477 5671,9684 5712,9480 5752,9609 5792,9557 5832,9794 5872,9274 5913,9654 5953,9583 5993,9549 6033,9923 6073,9807 6114,9650 6154,9608 6194,9353 6234,9478 6275,9428 6315,9535 6355,9789 6395,9456 6435,9833 6476,9800 6516,9889 6556,9846 6596,9705 6636,9690 6677,9464 6717,9691 6757,9479 6797,9825 6838,9905 6878,9547 6918,9682 6958,9672 6998,9845 7039,9692 7079,9844 7119,9500 7159,9909 7199,9605 7240,9651 7280,10025 7320,9952 7360,9860 7401,9840 7441,9831 7481,9528 7521,9945 7561,9793 7602,9516 7642,9911 7682,9584 7722,9588 7762,9853 7803,9679 7843,9467 7883,9607 7923,9891 7964,9791 8004,9805 8044,9759 8084,9700 8124,9869 8165,9801 8205,9809 8245,9927 8285,9928 8325,9711 8366,9966 8406,9849 8446,9577 8486,9693 8526,9649 8567,10090 8607,9969 8647,9650 8687,9884 8728,9684 8768,9999 8808,9919 8848,9991 8888,9993 8929,9869 8969,9926 9009,9949 9049,10047 9089,9777 9130,9850 9170,9933 9210,9865 9250,10049 9291,9852 9331,9799 9371,9767 9411,9926 9451,9985 9492,9896 9532,9758 9572,9665 9612,9689 9652,9903 9693,9764 9733,9960 9773,9883 9854,10129 9894,9761 9934,9780 9974,10113 10014,9967 10055,9895 10095,9759 10135,9968 10175,9756 10215,9821 10256,9977 10296,9884 10336,9705 10376,9899 10417,9799 10457,9784 10497,10000 10537,9874 10577,9940 10618,9794 10658,10130 10698,9883 10738,9895 10778,9641 10819,9949 10859,9814 10899,9925 10939,10015 10980,9898 11060,9924 11100,9894 11140,9833 11181,9916 11221,10022 11261,9783 11301,10084 11341,9974 11382,9837 11422,9987 11462,10047 11502,9826 11543,9973 11583,9999 11623,10200 11663,10121 11703,9954 11744,9733 11784,10169 11824,9874 11864,9920 11904,9989 11945,9974 12025,10180">
          <text:p/>
        </draw:polyline>
        <draw:line draw:style-name="gr8" draw:text-style-name="P2" draw:layer="layout" svg:x1="33.684cm" svg:y1="16.924cm" svg:x2="33.684cm" svg:y2="4.163cm">
          <text:p/>
        </draw:line>
        <draw:line draw:style-name="gr8" draw:text-style-name="P2" draw:layer="layout" svg:x1="46.91cm" svg:y1="16.924cm" svg:x2="46.91cm" svg:y2="4.163cm">
          <text:p/>
        </draw:line>
        <draw:line draw:style-name="gr8" draw:text-style-name="P2" draw:layer="layout" svg:x1="33.684cm" svg:y1="16.924cm" svg:x2="46.91cm" svg:y2="16.924cm">
          <text:p/>
        </draw:line>
        <draw:line draw:style-name="gr8" draw:text-style-name="P2" draw:layer="layout" svg:x1="33.684cm" svg:y1="4.163cm" svg:x2="46.91cm" svg:y2="4.163cm">
          <text:p/>
        </draw:line>
        <draw:frame draw:style-name="gr5" draw:text-style-name="P5" draw:layer="layout" svg:width="2.195cm" svg:height="0.412cm" draw:transform="rotate (1.5707963267949) translate (32.335cm 11.634cm)">
          <draw:text-box>
            <text:p text:style-name="P4"><text:span text:style-name="T1">M</text:span><text:span text:style-name="T1">e</text:span><text:span text:style-name="T1">t</text:span><text:span text:style-name="T1">r</text:span><text:span text:style-name="T1">i</text:span><text:span text:style-name="T1">c</text:span><text:span text:style-name="T1"> </text:span><text:span text:style-name="T1">V</text:span><text:span text:style-name="T1">a</text:span><text:span text:style-name="T1">l</text:span><text:span text:style-name="T1">u</text:span><text:span text:style-name="T1">e</text:span></text:p>
          </draw:text-box>
        </draw:frame>
        <draw:path draw:style-name="gr9" draw:text-style-name="P6" draw:layer="layout" svg:width="4.678cm" svg:height="2.206cm" svg:x="42.056cm" svg:y="4.34cm" svg:viewBox="0 0 4679 2207" svg:d="M71 2207h4537c47 0 71-24 71-71v-2066c0-47-24-70-71-70h-4537c-47 0-71 23-71 70v2066c0 47 24 71 71 71z">
          <text:p/>
        </draw:path>
        <draw:polyline draw:style-name="gr6" draw:text-style-name="P2" draw:layer="layout" svg:width="0.705cm" svg:height="0cm" svg:x="42.197cm" svg:y="4.625cm" svg:viewBox="0 0 706 0" draw:points="0,0 353,0 706,0">
          <text:p/>
        </draw:polyline>
        <draw:polyline draw:style-name="gr7" draw:text-style-name="P2" draw:layer="layout" svg:width="0.705cm" svg:height="0cm" svg:x="42.197cm" svg:y="5.153cm" svg:viewBox="0 0 706 0" draw:points="0,0 353,0 706,0">
          <text:p/>
        </draw:polyline>
        <draw:frame draw:style-name="gr5" draw:text-style-name="P5" draw:layer="layout" svg:width="1.153cm" svg:height="0.412cm" svg:x="43.186cm" svg:y="4.422cm">
          <draw:text-box>
            <text:p text:style-name="P4"><text:span text:style-name="T1">k</text:span><text:span text:style-name="T1">l</text:span><text:span text:style-name="T1">_</text:span><text:span text:style-name="T1">l</text:span><text:span text:style-name="T1">o</text:span><text:span text:style-name="T1">s</text:span><text:span text:style-name="T1">s</text:span></text:p>
          </draw:text-box>
        </draw:frame>
        <draw:polyline draw:style-name="gr11" draw:text-style-name="P2" draw:layer="layout" svg:width="0.705cm" svg:height="0cm" svg:x="42.197cm" svg:y="5.67cm" svg:viewBox="0 0 706 0" draw:points="0,0 353,0 706,0">
          <text:p/>
        </draw:polyline>
        <draw:frame draw:style-name="gr5" draw:text-style-name="P5" draw:layer="layout" svg:width="0.679cm" svg:height="0.412cm" svg:x="43.186cm" svg:y="4.949cm">
          <draw:text-box>
            <text:p text:style-name="P4"><text:span text:style-name="T1">l</text:span><text:span text:style-name="T1">o</text:span><text:span text:style-name="T1">s</text:span><text:span text:style-name="T1">s</text:span></text:p>
          </draw:text-box>
        </draw:frame>
        <draw:polyline draw:style-name="gr12" draw:text-style-name="P2" draw:layer="layout" svg:width="0.705cm" svg:height="0cm" svg:x="42.197cm" svg:y="6.198cm" svg:viewBox="0 0 706 0" draw:points="0,0 353,0 706,0">
          <text:p/>
        </draw:polyline>
        <draw:frame draw:style-name="gr5" draw:text-style-name="P5" draw:layer="layout" svg:width="3.401cm" svg:height="0.412cm" svg:x="43.186cm" svg:y="5.467cm">
          <draw:text-box>
            <text:p text:style-name="P4"><text:span text:style-name="T1">r</text:span><text:span text:style-name="T1">e</text:span><text:span text:style-name="T1">c</text:span><text:span text:style-name="T1">o</text:span><text:span text:style-name="T1">n</text:span><text:span text:style-name="T1">s</text:span><text:span text:style-name="T1">t</text:span><text:span text:style-name="T1">r</text:span><text:span text:style-name="T1">u</text:span><text:span text:style-name="T1">c</text:span><text:span text:style-name="T1">t</text:span><text:span text:style-name="T1">i</text:span><text:span text:style-name="T1">o</text:span><text:span text:style-name="T1">n</text:span><text:span text:style-name="T1">_</text:span><text:span text:style-name="T1">l</text:span><text:span text:style-name="T1">o</text:span><text:span text:style-name="T1">s</text:span><text:span text:style-name="T1">s</text:span></text:p>
          </draw:text-box>
        </draw:frame>
        <draw:frame draw:style-name="gr5" draw:text-style-name="P5" draw:layer="layout" svg:width="2.407cm" svg:height="0.412cm" svg:x="43.186cm" svg:y="5.994cm">
          <draw:text-box>
            <text:p text:style-name="P4"><text:span text:style-name="T1">D</text:span><text:span text:style-name="T1">i</text:span><text:span text:style-name="T1">f</text:span><text:span text:style-name="T1">f</text:span><text:span text:style-name="T1">u</text:span><text:span text:style-name="T1">s</text:span><text:span text:style-name="T1">i</text:span><text:span text:style-name="T1">o</text:span><text:span text:style-name="T1">n</text:span><text:span text:style-name="T1">_</text:span><text:span text:style-name="T1">l</text:span><text:span text:style-name="T1">o</text:span><text:span text:style-name="T1">s</text:span><text:span text:style-name="T1">s</text:span></text:p>
          </draw:text-box>
        </draw:frame>
        <draw:polygon draw:style-name="gr1" draw:text-style-name="P1" draw:layer="layout" svg:width="13.226cm" svg:height="12.761cm" svg:x="50.073cm" svg:y="4.154cm" svg:viewBox="0 0 13227 12762" draw:points="0,12762 13227,12762 13227,0 0,0">
          <text:p/>
        </draw:polygon>
        <draw:line draw:style-name="gr2" draw:text-style-name="P2" draw:layer="layout" svg:x1="50.634cm" svg:y1="16.915cm" svg:x2="50.634cm" svg:y2="4.154cm">
          <text:p/>
        </draw:line>
        <draw:polygon draw:style-name="gr3" draw:text-style-name="P3" draw:layer="layout" svg:width="0cm" svg:height="0.122cm" svg:x="50.634cm" svg:y="16.915cm" svg:viewBox="0 0 0 123" draw:points="0,0 0,123">
          <text:p/>
        </draw:polygon>
        <draw:line draw:style-name="gr4" draw:text-style-name="P2" draw:layer="layout" svg:x1="50.634cm" svg:y1="16.915cm" svg:x2="50.634cm" svg:y2="17.038cm">
          <text:p/>
        </draw:line>
        <draw:line draw:style-name="gr2" draw:text-style-name="P2" draw:layer="layout" svg:x1="52.645cm" svg:y1="16.915cm" svg:x2="52.645cm" svg:y2="4.154cm">
          <text:p/>
        </draw:line>
        <draw:polygon draw:style-name="gr3" draw:text-style-name="P3" draw:layer="layout" svg:width="0cm" svg:height="0.122cm" svg:x="52.645cm" svg:y="16.915cm" svg:viewBox="0 0 0 123" draw:points="0,0 0,123">
          <text:p/>
        </draw:polygon>
        <draw:line draw:style-name="gr4" draw:text-style-name="P2" draw:layer="layout" svg:x1="52.645cm" svg:y1="16.915cm" svg:x2="52.645cm" svg:y2="17.038cm">
          <text:p/>
        </draw:line>
        <draw:frame draw:style-name="gr5" draw:text-style-name="P5" draw:layer="layout" svg:width="0.352cm" svg:height="0.412cm" svg:x="50.522cm" svg:y="17.103cm">
          <draw:text-box>
            <text:p text:style-name="P4"><text:span text:style-name="T1">0</text:span></text:p>
          </draw:text-box>
        </draw:frame>
        <draw:line draw:style-name="gr2" draw:text-style-name="P2" draw:layer="layout" svg:x1="54.655cm" svg:y1="16.915cm" svg:x2="54.655cm" svg:y2="4.154cm">
          <text:p/>
        </draw:line>
        <draw:polygon draw:style-name="gr3" draw:text-style-name="P3" draw:layer="layout" svg:width="0cm" svg:height="0.122cm" svg:x="54.655cm" svg:y="16.915cm" svg:viewBox="0 0 0 123" draw:points="0,0 0,123">
          <text:p/>
        </draw:polygon>
        <draw:line draw:style-name="gr4" draw:text-style-name="P2" draw:layer="layout" svg:x1="54.655cm" svg:y1="16.915cm" svg:x2="54.655cm" svg:y2="17.038cm">
          <text:p/>
        </draw:line>
        <draw:frame draw:style-name="gr5" draw:text-style-name="P5" draw:layer="layout" svg:width="0.447cm" svg:height="0.412cm" svg:x="52.421cm" svg:y="17.103cm">
          <draw:text-box>
            <text:p text:style-name="P4"><text:span text:style-name="T1">5</text:span><text:span text:style-name="T1">0</text:span></text:p>
          </draw:text-box>
        </draw:frame>
        <draw:line draw:style-name="gr2" draw:text-style-name="P2" draw:layer="layout" svg:x1="56.666cm" svg:y1="16.915cm" svg:x2="56.666cm" svg:y2="4.154cm">
          <text:p/>
        </draw:line>
        <draw:polygon draw:style-name="gr3" draw:text-style-name="P3" draw:layer="layout" svg:width="0cm" svg:height="0.122cm" svg:x="56.666cm" svg:y="16.915cm" svg:viewBox="0 0 0 123" draw:points="0,0 0,123">
          <text:p/>
        </draw:polygon>
        <draw:line draw:style-name="gr4" draw:text-style-name="P2" draw:layer="layout" svg:x1="56.666cm" svg:y1="16.915cm" svg:x2="56.666cm" svg:y2="17.038cm">
          <text:p/>
        </draw:line>
        <draw:frame draw:style-name="gr5" draw:text-style-name="P5" draw:layer="layout" svg:width="0.671cm" svg:height="0.412cm" svg:x="54.319cm" svg:y="17.103cm">
          <draw:text-box>
            <text:p text:style-name="P4"><text:span text:style-name="T1">1</text:span><text:span text:style-name="T1">0</text:span><text:span text:style-name="T1">0</text:span></text:p>
          </draw:text-box>
        </draw:frame>
        <draw:line draw:style-name="gr2" draw:text-style-name="P2" draw:layer="layout" svg:x1="58.677cm" svg:y1="16.915cm" svg:x2="58.677cm" svg:y2="4.154cm">
          <text:p/>
        </draw:line>
        <draw:polygon draw:style-name="gr3" draw:text-style-name="P3" draw:layer="layout" svg:width="0cm" svg:height="0.122cm" svg:x="58.677cm" svg:y="16.915cm" svg:viewBox="0 0 0 123" draw:points="0,0 0,123">
          <text:p/>
        </draw:polygon>
        <draw:line draw:style-name="gr4" draw:text-style-name="P2" draw:layer="layout" svg:x1="58.677cm" svg:y1="16.915cm" svg:x2="58.677cm" svg:y2="17.038cm">
          <text:p/>
        </draw:line>
        <draw:frame draw:style-name="gr5" draw:text-style-name="P5" draw:layer="layout" svg:width="0.671cm" svg:height="0.412cm" svg:x="56.33cm" svg:y="17.103cm">
          <draw:text-box>
            <text:p text:style-name="P4"><text:span text:style-name="T1">1</text:span><text:span text:style-name="T1">5</text:span><text:span text:style-name="T1">0</text:span></text:p>
          </draw:text-box>
        </draw:frame>
        <draw:line draw:style-name="gr2" draw:text-style-name="P2" draw:layer="layout" svg:x1="60.687cm" svg:y1="16.915cm" svg:x2="60.687cm" svg:y2="4.154cm">
          <text:p/>
        </draw:line>
        <draw:polygon draw:style-name="gr3" draw:text-style-name="P3" draw:layer="layout" svg:width="0cm" svg:height="0.122cm" svg:x="60.687cm" svg:y="16.915cm" svg:viewBox="0 0 0 123" draw:points="0,0 0,123">
          <text:p/>
        </draw:polygon>
        <draw:line draw:style-name="gr4" draw:text-style-name="P2" draw:layer="layout" svg:x1="60.687cm" svg:y1="16.915cm" svg:x2="60.687cm" svg:y2="17.038cm">
          <text:p/>
        </draw:line>
        <draw:frame draw:style-name="gr5" draw:text-style-name="P5" draw:layer="layout" svg:width="0.671cm" svg:height="0.412cm" svg:x="58.341cm" svg:y="17.103cm">
          <draw:text-box>
            <text:p text:style-name="P4"><text:span text:style-name="T1">2</text:span><text:span text:style-name="T1">0</text:span><text:span text:style-name="T1">0</text:span></text:p>
          </draw:text-box>
        </draw:frame>
        <draw:line draw:style-name="gr2" draw:text-style-name="P2" draw:layer="layout" svg:x1="62.698cm" svg:y1="16.915cm" svg:x2="62.698cm" svg:y2="4.154cm">
          <text:p/>
        </draw:line>
        <draw:polygon draw:style-name="gr3" draw:text-style-name="P3" draw:layer="layout" svg:width="0cm" svg:height="0.122cm" svg:x="62.698cm" svg:y="16.915cm" svg:viewBox="0 0 0 123" draw:points="0,0 0,123">
          <text:p/>
        </draw:polygon>
        <draw:line draw:style-name="gr4" draw:text-style-name="P2" draw:layer="layout" svg:x1="62.698cm" svg:y1="16.915cm" svg:x2="62.698cm" svg:y2="17.038cm">
          <text:p/>
        </draw:line>
        <draw:frame draw:style-name="gr5" draw:text-style-name="P5" draw:layer="layout" svg:width="0.671cm" svg:height="0.412cm" svg:x="60.351cm" svg:y="17.103cm">
          <draw:text-box>
            <text:p text:style-name="P4"><text:span text:style-name="T1">2</text:span><text:span text:style-name="T1">5</text:span><text:span text:style-name="T1">0</text:span></text:p>
          </draw:text-box>
        </draw:frame>
        <draw:frame draw:style-name="gr5" draw:text-style-name="P5" draw:layer="layout" svg:width="0.671cm" svg:height="0.412cm" svg:x="62.362cm" svg:y="17.103cm">
          <draw:text-box>
            <text:p text:style-name="P4"><text:span text:style-name="T1">3</text:span><text:span text:style-name="T1">0</text:span><text:span text:style-name="T1">0</text:span></text:p>
          </draw:text-box>
        </draw:frame>
        <draw:line draw:style-name="gr2" draw:text-style-name="P2" draw:layer="layout" svg:x1="50.073cm" svg:y1="15.482cm" svg:x2="63.299cm" svg:y2="15.482cm">
          <text:p/>
        </draw:line>
        <draw:polygon draw:style-name="gr3" draw:text-style-name="P3" draw:layer="layout" svg:width="0.123cm" svg:height="0cm" svg:x="49.949cm" svg:y="15.482cm" svg:viewBox="0 0 124 0" draw:points="124,0 0,0">
          <text:p/>
        </draw:polygon>
        <draw:line draw:style-name="gr4" draw:text-style-name="P2" draw:layer="layout" svg:x1="50.073cm" svg:y1="15.482cm" svg:x2="49.949cm" svg:y2="15.482cm">
          <text:p/>
        </draw:line>
        <draw:frame draw:style-name="gr5" draw:text-style-name="P5" draw:layer="layout" svg:width="1.259cm" svg:height="0.412cm" svg:x="56.054cm" svg:y="17.585cm">
          <draw:text-box>
            <text:p text:style-name="P4"><text:span text:style-name="T1">E</text:span><text:span text:style-name="T1">p</text:span><text:span text:style-name="T1">o</text:span><text:span text:style-name="T1">c</text:span><text:span text:style-name="T1">h</text:span><text:span text:style-name="T1">s</text:span></text:p>
          </draw:text-box>
        </draw:frame>
        <draw:line draw:style-name="gr2" draw:text-style-name="P2" draw:layer="layout" svg:x1="50.073cm" svg:y1="13.334cm" svg:x2="63.299cm" svg:y2="13.334cm">
          <text:p/>
        </draw:line>
        <draw:polygon draw:style-name="gr3" draw:text-style-name="P3" draw:layer="layout" svg:width="0.123cm" svg:height="0cm" svg:x="49.949cm" svg:y="13.334cm" svg:viewBox="0 0 124 0" draw:points="124,0 0,0">
          <text:p/>
        </draw:polygon>
        <draw:line draw:style-name="gr4" draw:text-style-name="P2" draw:layer="layout" svg:x1="50.073cm" svg:y1="13.334cm" svg:x2="49.949cm" svg:y2="13.334cm">
          <text:p/>
        </draw:line>
        <draw:frame draw:style-name="gr5" draw:text-style-name="P5" draw:layer="layout" svg:width="0.557cm" svg:height="0.412cm" svg:x="49.265cm" svg:y="15.289cm">
          <draw:text-box>
            <text:p text:style-name="P4"><text:span text:style-name="T1">0</text:span><text:span text:style-name="T1">.</text:span><text:span text:style-name="T1">2</text:span></text:p>
          </draw:text-box>
        </draw:frame>
        <draw:line draw:style-name="gr2" draw:text-style-name="P2" draw:layer="layout" svg:x1="50.073cm" svg:y1="11.187cm" svg:x2="63.299cm" svg:y2="11.187cm">
          <text:p/>
        </draw:line>
        <draw:polygon draw:style-name="gr3" draw:text-style-name="P3" draw:layer="layout" svg:width="0.123cm" svg:height="0cm" svg:x="49.949cm" svg:y="11.187cm" svg:viewBox="0 0 124 0" draw:points="124,0 0,0">
          <text:p/>
        </draw:polygon>
        <draw:line draw:style-name="gr4" draw:text-style-name="P2" draw:layer="layout" svg:x1="50.073cm" svg:y1="11.187cm" svg:x2="49.949cm" svg:y2="11.187cm">
          <text:p/>
        </draw:line>
        <draw:frame draw:style-name="gr5" draw:text-style-name="P5" draw:layer="layout" svg:width="0.557cm" svg:height="0.412cm" svg:x="49.265cm" svg:y="13.142cm">
          <draw:text-box>
            <text:p text:style-name="P4"><text:span text:style-name="T1">0</text:span><text:span text:style-name="T1">.</text:span><text:span text:style-name="T1">4</text:span></text:p>
          </draw:text-box>
        </draw:frame>
        <draw:line draw:style-name="gr2" draw:text-style-name="P2" draw:layer="layout" svg:x1="50.073cm" svg:y1="9.039cm" svg:x2="63.299cm" svg:y2="9.039cm">
          <text:p/>
        </draw:line>
        <draw:polygon draw:style-name="gr3" draw:text-style-name="P3" draw:layer="layout" svg:width="0.123cm" svg:height="0cm" svg:x="49.949cm" svg:y="9.039cm" svg:viewBox="0 0 124 0" draw:points="124,0 0,0">
          <text:p/>
        </draw:polygon>
        <draw:line draw:style-name="gr4" draw:text-style-name="P2" draw:layer="layout" svg:x1="50.073cm" svg:y1="9.039cm" svg:x2="49.949cm" svg:y2="9.039cm">
          <text:p/>
        </draw:line>
        <draw:frame draw:style-name="gr5" draw:text-style-name="P5" draw:layer="layout" svg:width="0.557cm" svg:height="0.412cm" svg:x="49.265cm" svg:y="10.994cm">
          <draw:text-box>
            <text:p text:style-name="P4"><text:span text:style-name="T1">0</text:span><text:span text:style-name="T1">.</text:span><text:span text:style-name="T1">6</text:span></text:p>
          </draw:text-box>
        </draw:frame>
        <draw:line draw:style-name="gr2" draw:text-style-name="P2" draw:layer="layout" svg:x1="50.073cm" svg:y1="6.892cm" svg:x2="63.299cm" svg:y2="6.892cm">
          <text:p/>
        </draw:line>
        <draw:polygon draw:style-name="gr3" draw:text-style-name="P3" draw:layer="layout" svg:width="0.123cm" svg:height="0cm" svg:x="49.949cm" svg:y="6.892cm" svg:viewBox="0 0 124 0" draw:points="124,0 0,0">
          <text:p/>
        </draw:polygon>
        <draw:line draw:style-name="gr4" draw:text-style-name="P2" draw:layer="layout" svg:x1="50.073cm" svg:y1="6.892cm" svg:x2="49.949cm" svg:y2="6.892cm">
          <text:p/>
        </draw:line>
        <draw:frame draw:style-name="gr5" draw:text-style-name="P5" draw:layer="layout" svg:width="0.557cm" svg:height="0.412cm" svg:x="49.265cm" svg:y="8.846cm">
          <draw:text-box>
            <text:p text:style-name="P4"><text:span text:style-name="T1">0</text:span><text:span text:style-name="T1">.</text:span><text:span text:style-name="T1">8</text:span></text:p>
          </draw:text-box>
        </draw:frame>
        <draw:line draw:style-name="gr2" draw:text-style-name="P2" draw:layer="layout" svg:x1="50.073cm" svg:y1="4.744cm" svg:x2="63.299cm" svg:y2="4.744cm">
          <text:p/>
        </draw:line>
        <draw:polygon draw:style-name="gr3" draw:text-style-name="P3" draw:layer="layout" svg:width="0.123cm" svg:height="0cm" svg:x="49.949cm" svg:y="4.744cm" svg:viewBox="0 0 124 0" draw:points="124,0 0,0">
          <text:p/>
        </draw:polygon>
        <draw:line draw:style-name="gr4" draw:text-style-name="P2" draw:layer="layout" svg:x1="50.073cm" svg:y1="4.744cm" svg:x2="49.949cm" svg:y2="4.744cm">
          <text:p/>
        </draw:line>
        <draw:frame draw:style-name="gr5" draw:text-style-name="P5" draw:layer="layout" svg:width="0.557cm" svg:height="0.412cm" svg:x="49.265cm" svg:y="6.699cm">
          <draw:text-box>
            <text:p text:style-name="P4"><text:span text:style-name="T1">1</text:span><text:span text:style-name="T1">.</text:span><text:span text:style-name="T1">0</text:span></text:p>
          </draw:text-box>
        </draw:frame>
        <draw:frame draw:style-name="gr5" draw:text-style-name="P5" draw:layer="layout" svg:width="0.557cm" svg:height="0.412cm" svg:x="49.265cm" svg:y="4.551cm">
          <draw:text-box>
            <text:p text:style-name="P4"><text:span text:style-name="T1">1</text:span><text:span text:style-name="T1">.</text:span><text:span text:style-name="T1">2</text:span></text:p>
          </draw:text-box>
        </draw:frame>
        <draw:polyline draw:style-name="gr6" draw:text-style-name="P2" draw:layer="layout" svg:width="12.024cm" svg:height="9.272cm" svg:x="50.674cm" svg:y="4.734cm" svg:viewBox="0 0 12025 9273" draw:points="0,0 40,3373 81,4361 121,4642 161,4980 201,5130 241,5096 282,5459 322,5673 362,6036 443,6520 483,6630 523,6800 563,6987 603,7068 644,7139 684,7195 724,7207 804,7200 845,7145 885,7122 925,7143 965,7221 1005,7164 1046,7223 1086,7221 1126,7251 1166,7320 1207,7341 1247,7409 1287,7467 1448,7562 1488,7626 1528,7671 1568,7688 1649,7763 1689,7817 1729,7944 1770,8021 1810,8073 1850,8135 1890,8178 1930,8203 1971,8233 2011,8257 2051,8273 2091,8273 2172,8291 2212,8322 2252,8391 2292,8444 2333,8455 2413,8459 2453,8453 2493,8457 2534,8498 2574,8559 2614,8567 2654,8570 2694,8562 2735,8587 2855,8583 2896,8575 2936,8577 2976,8569 3056,8588 3137,8585 3257,8602 3459,8615 3499,8626 3539,8650 3579,8660 3619,8675 3700,8674 3741,8682 3821,8679 3862,8685 3902,8681 3942,8689 4023,8693 4063,8686 4103,8687 4143,8695 4264,8708 4304,8706 4384,8725 4465,8732 4505,8727 4545,8737 4586,8740 4626,8735 4666,8738 4706,8737 4787,8746 4827,8745 4988,8758 5108,8761 5189,8766 5229,8765 5269,8769 5309,8815 5350,8845 5390,8851 5430,8842 5551,8855 5631,8848 5832,8870 6315,8880 6556,8865 6596,8859 6636,8859 6677,8854 6717,8864 6757,8867 6797,8862 7039,8857 7119,8860 7159,8867 7240,8869 7280,8877 7320,8890 7360,8930 7561,8938 7602,8947 7722,8950 7843,8950 8004,8949 8084,8952 8245,8968 8325,8968 8526,8989 8607,8996 8647,8999 8687,9007 8768,9012 8808,9022 9009,9032 9130,9046 9170,9043 9331,9055 9371,9050 9451,9059 9532,9060 9572,9069 9652,9071 9773,9075 9854,9087 9894,9091 9974,9091 10014,9094 10095,9111 10135,9159 10175,9184 10215,9184 10256,9189 10336,9186 10417,9195 10457,9197 10497,9207 10537,9209 10577,9217 10778,9224 10819,9227 10899,9225 10980,9234 11140,9242 11181,9243 11221,9238 11261,9238 11382,9250 11543,9256 11583,9263 11623,9256 11784,9257 11824,9267 11945,9269 12025,9273">
          <text:p/>
        </draw:polyline>
        <draw:polyline draw:style-name="gr7" draw:text-style-name="P2" draw:layer="layout" svg:width="12.024cm" svg:height="5.56cm" svg:x="50.674cm" svg:y="10.774cm" svg:viewBox="0 0 12025 5561" draw:points="0,0 40,1906 81,2300 121,2447 161,2697 201,2803 241,2922 282,3318 322,3478 362,3726 402,3806 443,3916 483,3951 523,4049 563,4181 603,4189 724,4187 804,4179 885,4182 925,4228 965,4314 1005,4327 1046,4444 1126,4510 1166,4561 1207,4561 1247,4609 1287,4647 1367,4657 1448,4664 1488,4710 1528,4732 1568,4724 1609,4728 1649,4728 1689,4738 1729,4819 1770,4835 1850,4825 1890,4840 1971,4853 2051,4845 2091,4843 2131,4849 2172,4848 2212,4874 2252,4941 2292,4988 2333,4998 2453,4993 2493,5003 2534,5049 2574,5115 2614,5124 2694,5127 2735,5147 2855,5143 2936,5140 2976,5139 3056,5159 3137,5160 3257,5171 3298,5168 3418,5172 3459,5172 3499,5176 3539,5202 3579,5208 3619,5219 3741,5219 3781,5215 3982,5221 4023,5226 4103,5228 4143,5235 4344,5245 4425,5248 4545,5249 4626,5246 5068,5250 5269,5253 5309,5295 5350,5328 6234,5339 6315,5337 6636,5333 6677,5334 6717,5344 6838,5347 6918,5346 6958,5348 7039,5345 7119,5348 7159,5352 7240,5350 7280,5357 7320,5370 7360,5409 7561,5411 7602,5413 7642,5411 7803,5420 7923,5418 8084,5422 8446,5429 8526,5433 8728,5432 8768,5437 8969,5437 9049,5437 9130,5440 9250,5438 9331,5439 9411,5437 9773,5440 9813,5447 9934,5448 10014,5450 10055,5458 10095,5461 10135,5507 10175,5534 10417,5532 10537,5532 10618,5533 10778,5537 10859,5540 10939,5539 11060,5545 11181,5548 11221,5546 11382,5550 11784,5550 11824,5561 12025,5561">
          <text:p/>
        </draw:polyline>
        <draw:polyline draw:style-name="gr11" draw:text-style-name="P2" draw:layer="layout" svg:width="12.024cm" svg:height="3.712cm" svg:x="50.674cm" svg:y="11.59cm" svg:viewBox="0 0 12025 3713" draw:points="0,0 40,1466 81,2060 121,2194 161,2281 201,2326 241,2172 282,2140 322,2194 362,2308 402,2474 443,2603 523,2749 563,2805 644,2949 684,3006 724,3019 804,3019 845,2961 925,2913 965,2906 1005,2836 1046,2777 1086,2743 1126,2740 1207,2779 1568,2963 1609,2994 1689,3078 1729,3124 1850,3309 1890,3337 1930,3355 1971,3379 2011,3407 2051,3427 2131,3432 2172,3442 2292,3454 2373,3459 2413,3463 2694,3434 2735,3439 2855,3439 2896,3434 2936,3435 2976,3428 3097,3425 3177,3425 3298,3435 3338,3438 3378,3435 3418,3436 3499,3448 3539,3447 3619,3454 3700,3452 3741,3461 3862,3466 3902,3460 3942,3467 4023,3465 4103,3457 4183,3462 4264,3468 4304,3464 4425,3482 4465,3482 4505,3479 4586,3493 4626,3487 4787,3498 4947,3506 5028,3509 5149,3512 5229,3513 5269,3514 5309,3519 5350,3516 5390,3522 5430,3514 5470,3518 5510,3516 5551,3519 5631,3512 5671,3518 5712,3519 5792,3528 5832,3532 5953,3531 6315,3542 6556,3529 6596,3524 6636,3524 6677,3518 6757,3520 6838,3512 7039,3511 7401,3522 7521,3527 7561,3526 7602,3533 7682,3533 7722,3535 7803,3531 7923,3532 7964,3528 8486,3551 8728,3578 8768,3575 8808,3585 8848,3585 8888,3588 8929,3585 9009,3595 9130,3605 9170,3604 9210,3610 9411,3617 9451,3621 9532,3621 9572,3629 9652,3630 9854,3638 9934,3642 10055,3644 10135,3651 10215,3650 10256,3654 10336,3654 10417,3663 10457,3665 10497,3673 10618,3684 10698,3685 10819,3688 10899,3686 11140,3696 11301,3693 11502,3708 11543,3708 11583,3712 11623,3707 12025,3713">
          <text:p/>
        </draw:polyline>
        <draw:line draw:style-name="gr8" draw:text-style-name="P2" draw:layer="layout" svg:x1="50.073cm" svg:y1="16.915cm" svg:x2="50.073cm" svg:y2="4.154cm">
          <text:p/>
        </draw:line>
        <draw:line draw:style-name="gr8" draw:text-style-name="P2" draw:layer="layout" svg:x1="63.299cm" svg:y1="16.915cm" svg:x2="63.299cm" svg:y2="4.154cm">
          <text:p/>
        </draw:line>
        <draw:line draw:style-name="gr8" draw:text-style-name="P2" draw:layer="layout" svg:x1="50.073cm" svg:y1="16.915cm" svg:x2="63.299cm" svg:y2="16.915cm">
          <text:p/>
        </draw:line>
        <draw:line draw:style-name="gr8" draw:text-style-name="P2" draw:layer="layout" svg:x1="50.073cm" svg:y1="4.154cm" svg:x2="63.299cm" svg:y2="4.154cm">
          <text:p/>
        </draw:line>
        <draw:frame draw:style-name="gr5" draw:text-style-name="P5" draw:layer="layout" svg:width="2.195cm" svg:height="0.412cm" draw:transform="rotate (1.5707963267949) translate (48.724cm 11.625cm)">
          <draw:text-box>
            <text:p text:style-name="P4"><text:span text:style-name="T1">M</text:span><text:span text:style-name="T1">e</text:span><text:span text:style-name="T1">t</text:span><text:span text:style-name="T1">r</text:span><text:span text:style-name="T1">i</text:span><text:span text:style-name="T1">c</text:span><text:span text:style-name="T1"> </text:span><text:span text:style-name="T1">V</text:span><text:span text:style-name="T1">a</text:span><text:span text:style-name="T1">l</text:span><text:span text:style-name="T1">u</text:span><text:span text:style-name="T1">e</text:span></text:p>
          </draw:text-box>
        </draw:frame>
        <draw:path draw:style-name="gr9" draw:text-style-name="P6" draw:layer="layout" svg:width="4.678cm" svg:height="1.678cm" svg:x="58.445cm" svg:y="4.331cm" svg:viewBox="0 0 4679 1679" svg:d="M71 1679h4537c47 0 71-24 71-71v-1538c0-47-24-70-71-70h-4537c-47 0-71 23-71 70v1538c0 47 24 71 71 71z">
          <text:p/>
        </draw:path>
        <draw:polyline draw:style-name="gr6" draw:text-style-name="P2" draw:layer="layout" svg:width="0.705cm" svg:height="0cm" svg:x="58.586cm" svg:y="4.616cm" svg:viewBox="0 0 706 0" draw:points="0,0 353,0 706,0">
          <text:p/>
        </draw:polyline>
        <draw:polyline draw:style-name="gr7" draw:text-style-name="P2" draw:layer="layout" svg:width="0.705cm" svg:height="0cm" svg:x="58.586cm" svg:y="5.134cm" svg:viewBox="0 0 706 0" draw:points="0,0 353,0 706,0">
          <text:p/>
        </draw:polyline>
        <draw:frame draw:style-name="gr5" draw:text-style-name="P5" draw:layer="layout" svg:width="0.679cm" svg:height="0.412cm" svg:x="59.575cm" svg:y="4.413cm">
          <draw:text-box>
            <text:p text:style-name="P4"><text:span text:style-name="T1">l</text:span><text:span text:style-name="T1">o</text:span><text:span text:style-name="T1">s</text:span><text:span text:style-name="T1">s</text:span></text:p>
          </draw:text-box>
        </draw:frame>
        <draw:polyline draw:style-name="gr11" draw:text-style-name="P2" draw:layer="layout" svg:width="0.705cm" svg:height="0cm" svg:x="58.586cm" svg:y="5.661cm" svg:viewBox="0 0 706 0" draw:points="0,0 353,0 706,0">
          <text:p/>
        </draw:polyline>
        <draw:frame draw:style-name="gr5" draw:text-style-name="P5" draw:layer="layout" svg:width="3.401cm" svg:height="0.412cm" svg:x="59.575cm" svg:y="4.93cm">
          <draw:text-box>
            <text:p text:style-name="P4"><text:span text:style-name="T1">r</text:span><text:span text:style-name="T1">e</text:span><text:span text:style-name="T1">c</text:span><text:span text:style-name="T1">o</text:span><text:span text:style-name="T1">n</text:span><text:span text:style-name="T1">s</text:span><text:span text:style-name="T1">t</text:span><text:span text:style-name="T1">r</text:span><text:span text:style-name="T1">u</text:span><text:span text:style-name="T1">c</text:span><text:span text:style-name="T1">t</text:span><text:span text:style-name="T1">i</text:span><text:span text:style-name="T1">o</text:span><text:span text:style-name="T1">n</text:span><text:span text:style-name="T1">_</text:span><text:span text:style-name="T1">l</text:span><text:span text:style-name="T1">o</text:span><text:span text:style-name="T1">s</text:span><text:span text:style-name="T1">s</text:span></text:p>
          </draw:text-box>
        </draw:frame>
        <draw:frame draw:style-name="gr5" draw:text-style-name="P5" draw:layer="layout" svg:width="1.924cm" svg:height="0.412cm" svg:x="59.575cm" svg:y="5.458cm">
          <draw:text-box>
            <text:p text:style-name="P4"><text:span text:style-name="T1">v</text:span><text:span text:style-name="T1">q</text:span><text:span text:style-name="T1">v</text:span><text:span text:style-name="T1">a</text:span><text:span text:style-name="T1">e</text:span><text:span text:style-name="T1">_</text:span><text:span text:style-name="T1">l</text:span><text:span text:style-name="T1">o</text:span><text:span text:style-name="T1">s</text:span><text:span text:style-name="T1">s</text:span></text:p>
          </draw:text-box>
        </draw:frame>
        <draw:polygon draw:style-name="gr1" draw:text-style-name="P1" draw:layer="layout" svg:width="13.004cm" svg:height="12.761cm" svg:x="10.324cm" svg:y="19.857cm" svg:viewBox="0 0 13005 12762" draw:points="0,12762 13005,12762 13005,0 0,0">
          <text:p/>
        </draw:polygon>
        <draw:line draw:style-name="gr2" draw:text-style-name="P2" draw:layer="layout" svg:x1="10.876cm" svg:y1="32.618cm" svg:x2="10.876cm" svg:y2="19.857cm">
          <text:p/>
        </draw:line>
        <draw:polygon draw:style-name="gr3" draw:text-style-name="P3" draw:layer="layout" svg:width="0cm" svg:height="0.122cm" svg:x="10.876cm" svg:y="32.618cm" svg:viewBox="0 0 0 123" draw:points="0,0 0,123">
          <text:p/>
        </draw:polygon>
        <draw:line draw:style-name="gr4" draw:text-style-name="P2" draw:layer="layout" svg:x1="10.876cm" svg:y1="32.618cm" svg:x2="10.876cm" svg:y2="32.741cm">
          <text:p/>
        </draw:line>
        <draw:line draw:style-name="gr2" draw:text-style-name="P2" draw:layer="layout" svg:x1="12.853cm" svg:y1="32.618cm" svg:x2="12.853cm" svg:y2="19.857cm">
          <text:p/>
        </draw:line>
        <draw:polygon draw:style-name="gr3" draw:text-style-name="P3" draw:layer="layout" svg:width="0cm" svg:height="0.122cm" svg:x="12.853cm" svg:y="32.618cm" svg:viewBox="0 0 0 123" draw:points="0,0 0,123">
          <text:p/>
        </draw:polygon>
        <draw:line draw:style-name="gr4" draw:text-style-name="P2" draw:layer="layout" svg:x1="12.853cm" svg:y1="32.618cm" svg:x2="12.853cm" svg:y2="32.741cm">
          <text:p/>
        </draw:line>
        <draw:frame draw:style-name="gr5" draw:text-style-name="P5" draw:layer="layout" svg:width="0.352cm" svg:height="0.412cm" svg:x="10.764cm" svg:y="32.806cm">
          <draw:text-box>
            <text:p text:style-name="P4"><text:span text:style-name="T1">0</text:span></text:p>
          </draw:text-box>
        </draw:frame>
        <draw:line draw:style-name="gr2" draw:text-style-name="P2" draw:layer="layout" svg:x1="14.83cm" svg:y1="32.618cm" svg:x2="14.83cm" svg:y2="19.857cm">
          <text:p/>
        </draw:line>
        <draw:polygon draw:style-name="gr3" draw:text-style-name="P3" draw:layer="layout" svg:width="0cm" svg:height="0.122cm" svg:x="14.83cm" svg:y="32.618cm" svg:viewBox="0 0 0 123" draw:points="0,0 0,123">
          <text:p/>
        </draw:polygon>
        <draw:line draw:style-name="gr4" draw:text-style-name="P2" draw:layer="layout" svg:x1="14.83cm" svg:y1="32.618cm" svg:x2="14.83cm" svg:y2="32.741cm">
          <text:p/>
        </draw:line>
        <draw:frame draw:style-name="gr5" draw:text-style-name="P5" draw:layer="layout" svg:width="0.447cm" svg:height="0.412cm" svg:x="12.629cm" svg:y="32.806cm">
          <draw:text-box>
            <text:p text:style-name="P4"><text:span text:style-name="T1">50</text:span></text:p>
          </draw:text-box>
        </draw:frame>
        <draw:line draw:style-name="gr2" draw:text-style-name="P2" draw:layer="layout" svg:x1="16.806cm" svg:y1="32.618cm" svg:x2="16.806cm" svg:y2="19.857cm">
          <text:p/>
        </draw:line>
        <draw:polygon draw:style-name="gr3" draw:text-style-name="P3" draw:layer="layout" svg:width="0cm" svg:height="0.122cm" svg:x="16.806cm" svg:y="32.618cm" svg:viewBox="0 0 0 123" draw:points="0,0 0,123">
          <text:p/>
        </draw:polygon>
        <draw:line draw:style-name="gr4" draw:text-style-name="P2" draw:layer="layout" svg:x1="16.806cm" svg:y1="32.618cm" svg:x2="16.806cm" svg:y2="32.741cm">
          <text:p/>
        </draw:line>
        <draw:frame draw:style-name="gr5" draw:text-style-name="P5" draw:layer="layout" svg:width="0.671cm" svg:height="0.412cm" svg:x="14.494cm" svg:y="32.806cm">
          <draw:text-box>
            <text:p text:style-name="P4"><text:span text:style-name="T1">100</text:span></text:p>
          </draw:text-box>
        </draw:frame>
        <draw:line draw:style-name="gr2" draw:text-style-name="P2" draw:layer="layout" svg:x1="18.783cm" svg:y1="32.618cm" svg:x2="18.783cm" svg:y2="19.857cm">
          <text:p/>
        </draw:line>
        <draw:polygon draw:style-name="gr3" draw:text-style-name="P3" draw:layer="layout" svg:width="0cm" svg:height="0.122cm" svg:x="18.783cm" svg:y="32.618cm" svg:viewBox="0 0 0 123" draw:points="0,0 0,123">
          <text:p/>
        </draw:polygon>
        <draw:line draw:style-name="gr4" draw:text-style-name="P2" draw:layer="layout" svg:x1="18.783cm" svg:y1="32.618cm" svg:x2="18.783cm" svg:y2="32.741cm">
          <text:p/>
        </draw:line>
        <draw:frame draw:style-name="gr5" draw:text-style-name="P5" draw:layer="layout" svg:width="0.671cm" svg:height="0.412cm" svg:x="16.47cm" svg:y="32.806cm">
          <draw:text-box>
            <text:p text:style-name="P4"><text:span text:style-name="T1">150</text:span></text:p>
          </draw:text-box>
        </draw:frame>
        <draw:line draw:style-name="gr2" draw:text-style-name="P2" draw:layer="layout" svg:x1="20.76cm" svg:y1="32.618cm" svg:x2="20.76cm" svg:y2="19.857cm">
          <text:p/>
        </draw:line>
        <draw:polygon draw:style-name="gr3" draw:text-style-name="P3" draw:layer="layout" svg:width="0cm" svg:height="0.122cm" svg:x="20.76cm" svg:y="32.618cm" svg:viewBox="0 0 0 123" draw:points="0,0 0,123">
          <text:p/>
        </draw:polygon>
        <draw:line draw:style-name="gr4" draw:text-style-name="P2" draw:layer="layout" svg:x1="20.76cm" svg:y1="32.618cm" svg:x2="20.76cm" svg:y2="32.741cm">
          <text:p/>
        </draw:line>
        <draw:frame draw:style-name="gr5" draw:text-style-name="P5" draw:layer="layout" svg:width="0.671cm" svg:height="0.412cm" svg:x="18.447cm" svg:y="32.806cm">
          <draw:text-box>
            <text:p text:style-name="P4"><text:span text:style-name="T1">200</text:span></text:p>
          </draw:text-box>
        </draw:frame>
        <draw:line draw:style-name="gr2" draw:text-style-name="P2" draw:layer="layout" svg:x1="22.737cm" svg:y1="32.618cm" svg:x2="22.737cm" svg:y2="19.857cm">
          <text:p/>
        </draw:line>
        <draw:polygon draw:style-name="gr3" draw:text-style-name="P3" draw:layer="layout" svg:width="0cm" svg:height="0.122cm" svg:x="22.737cm" svg:y="32.618cm" svg:viewBox="0 0 0 123" draw:points="0,0 0,123">
          <text:p/>
        </draw:polygon>
        <draw:line draw:style-name="gr4" draw:text-style-name="P2" draw:layer="layout" svg:x1="22.737cm" svg:y1="32.618cm" svg:x2="22.737cm" svg:y2="32.741cm">
          <text:p/>
        </draw:line>
        <draw:frame draw:style-name="gr5" draw:text-style-name="P5" draw:layer="layout" svg:width="0.671cm" svg:height="0.412cm" svg:x="20.424cm" svg:y="32.806cm">
          <draw:text-box>
            <text:p text:style-name="P4"><text:span text:style-name="T1">2</text:span><text:span text:style-name="T1">5</text:span><text:span text:style-name="T1">0</text:span></text:p>
          </draw:text-box>
        </draw:frame>
        <draw:frame draw:style-name="gr5" draw:text-style-name="P5" draw:layer="layout" svg:width="0.671cm" svg:height="0.412cm" svg:x="22.401cm" svg:y="32.806cm">
          <draw:text-box>
            <text:p text:style-name="P4"><text:span text:style-name="T1">300</text:span></text:p>
          </draw:text-box>
        </draw:frame>
        <draw:line draw:style-name="gr2" draw:text-style-name="P2" draw:layer="layout" svg:x1="10.324cm" svg:y1="32.038cm" svg:x2="23.328cm" svg:y2="32.038cm">
          <text:p/>
        </draw:line>
        <draw:polygon draw:style-name="gr3" draw:text-style-name="P3" draw:layer="layout" svg:width="0.122cm" svg:height="0cm" svg:x="10.201cm" svg:y="32.038cm" svg:viewBox="0 0 123 0" draw:points="123,0 0,0">
          <text:p/>
        </draw:polygon>
        <draw:line draw:style-name="gr4" draw:text-style-name="P2" draw:layer="layout" svg:x1="10.324cm" svg:y1="32.038cm" svg:x2="10.201cm" svg:y2="32.038cm">
          <text:p/>
        </draw:line>
        <draw:frame draw:style-name="gr5" draw:text-style-name="P5" draw:layer="layout" svg:width="1.259cm" svg:height="0.412cm" svg:x="16.195cm" svg:y="33.288cm">
          <draw:text-box>
            <text:p text:style-name="P4"><text:span text:style-name="T1">E</text:span><text:span text:style-name="T1">p</text:span><text:span text:style-name="T1">o</text:span><text:span text:style-name="T1">c</text:span><text:span text:style-name="T1">h</text:span><text:span text:style-name="T1">s</text:span></text:p>
          </draw:text-box>
        </draw:frame>
        <draw:line draw:style-name="gr2" draw:text-style-name="P2" draw:layer="layout" svg:x1="10.324cm" svg:y1="30.412cm" svg:x2="23.328cm" svg:y2="30.412cm">
          <text:p/>
        </draw:line>
        <draw:polygon draw:style-name="gr3" draw:text-style-name="P3" draw:layer="layout" svg:width="0.122cm" svg:height="0cm" svg:x="10.201cm" svg:y="30.412cm" svg:viewBox="0 0 123 0" draw:points="123,0 0,0">
          <text:p/>
        </draw:polygon>
        <draw:line draw:style-name="gr4" draw:text-style-name="P2" draw:layer="layout" svg:x1="10.324cm" svg:y1="30.412cm" svg:x2="10.201cm" svg:y2="30.412cm">
          <text:p/>
        </draw:line>
        <draw:frame draw:style-name="gr5" draw:text-style-name="P5" draw:layer="layout" svg:width="0.781cm" svg:height="0.412cm" svg:x="9.292cm" svg:y="31.845cm">
          <draw:text-box>
            <text:p text:style-name="P4"><text:span text:style-name="T1">0.00</text:span></text:p>
          </draw:text-box>
        </draw:frame>
        <draw:line draw:style-name="gr2" draw:text-style-name="P2" draw:layer="layout" svg:x1="10.324cm" svg:y1="28.787cm" svg:x2="23.328cm" svg:y2="28.787cm">
          <text:p/>
        </draw:line>
        <draw:polygon draw:style-name="gr3" draw:text-style-name="P3" draw:layer="layout" svg:width="0.122cm" svg:height="0cm" svg:x="10.201cm" svg:y="28.787cm" svg:viewBox="0 0 123 0" draw:points="123,0 0,0">
          <text:p/>
        </draw:polygon>
        <draw:line draw:style-name="gr4" draw:text-style-name="P2" draw:layer="layout" svg:x1="10.324cm" svg:y1="28.787cm" svg:x2="10.201cm" svg:y2="28.787cm">
          <text:p/>
        </draw:line>
        <draw:frame draw:style-name="gr5" draw:text-style-name="P5" draw:layer="layout" svg:width="0.781cm" svg:height="0.412cm" svg:x="9.292cm" svg:y="30.219cm">
          <draw:text-box>
            <text:p text:style-name="P4"><text:span text:style-name="T1">0.05</text:span></text:p>
          </draw:text-box>
        </draw:frame>
        <draw:line draw:style-name="gr2" draw:text-style-name="P2" draw:layer="layout" svg:x1="10.324cm" svg:y1="27.161cm" svg:x2="23.328cm" svg:y2="27.161cm">
          <text:p/>
        </draw:line>
        <draw:polygon draw:style-name="gr3" draw:text-style-name="P3" draw:layer="layout" svg:width="0.122cm" svg:height="0cm" svg:x="10.201cm" svg:y="27.161cm" svg:viewBox="0 0 123 0" draw:points="123,0 0,0">
          <text:p/>
        </draw:polygon>
        <draw:line draw:style-name="gr4" draw:text-style-name="P2" draw:layer="layout" svg:x1="10.324cm" svg:y1="27.161cm" svg:x2="10.201cm" svg:y2="27.161cm">
          <text:p/>
        </draw:line>
        <draw:frame draw:style-name="gr5" draw:text-style-name="P5" draw:layer="layout" svg:width="0.781cm" svg:height="0.412cm" svg:x="9.292cm" svg:y="28.594cm">
          <draw:text-box>
            <text:p text:style-name="P4"><text:span text:style-name="T1">0.10</text:span></text:p>
          </draw:text-box>
        </draw:frame>
        <draw:line draw:style-name="gr2" draw:text-style-name="P2" draw:layer="layout" svg:x1="10.324cm" svg:y1="25.535cm" svg:x2="23.328cm" svg:y2="25.535cm">
          <text:p/>
        </draw:line>
        <draw:polygon draw:style-name="gr3" draw:text-style-name="P3" draw:layer="layout" svg:width="0.122cm" svg:height="0cm" svg:x="10.201cm" svg:y="25.535cm" svg:viewBox="0 0 123 0" draw:points="123,0 0,0">
          <text:p/>
        </draw:polygon>
        <draw:line draw:style-name="gr4" draw:text-style-name="P2" draw:layer="layout" svg:x1="10.324cm" svg:y1="25.535cm" svg:x2="10.201cm" svg:y2="25.535cm">
          <text:p/>
        </draw:line>
        <draw:frame draw:style-name="gr5" draw:text-style-name="P5" draw:layer="layout" svg:width="0.781cm" svg:height="0.412cm" svg:x="9.292cm" svg:y="26.968cm">
          <draw:text-box>
            <text:p text:style-name="P4"><text:span text:style-name="T1">0.15</text:span></text:p>
          </draw:text-box>
        </draw:frame>
        <draw:line draw:style-name="gr2" draw:text-style-name="P2" draw:layer="layout" svg:x1="10.324cm" svg:y1="23.91cm" svg:x2="23.328cm" svg:y2="23.91cm">
          <text:p/>
        </draw:line>
        <draw:polygon draw:style-name="gr3" draw:text-style-name="P3" draw:layer="layout" svg:width="0.122cm" svg:height="0cm" svg:x="10.201cm" svg:y="23.91cm" svg:viewBox="0 0 123 0" draw:points="123,0 0,0">
          <text:p/>
        </draw:polygon>
        <draw:line draw:style-name="gr4" draw:text-style-name="P2" draw:layer="layout" svg:x1="10.324cm" svg:y1="23.91cm" svg:x2="10.201cm" svg:y2="23.91cm">
          <text:p/>
        </draw:line>
        <draw:frame draw:style-name="gr5" draw:text-style-name="P5" draw:layer="layout" svg:width="0.781cm" svg:height="0.412cm" svg:x="9.292cm" svg:y="25.342cm">
          <draw:text-box>
            <text:p text:style-name="P4"><text:span text:style-name="T1">0.20</text:span></text:p>
          </draw:text-box>
        </draw:frame>
        <draw:line draw:style-name="gr2" draw:text-style-name="P2" draw:layer="layout" svg:x1="10.324cm" svg:y1="22.284cm" svg:x2="23.328cm" svg:y2="22.284cm">
          <text:p/>
        </draw:line>
        <draw:polygon draw:style-name="gr3" draw:text-style-name="P3" draw:layer="layout" svg:width="0.122cm" svg:height="0cm" svg:x="10.201cm" svg:y="22.284cm" svg:viewBox="0 0 123 0" draw:points="123,0 0,0">
          <text:p/>
        </draw:polygon>
        <draw:line draw:style-name="gr4" draw:text-style-name="P2" draw:layer="layout" svg:x1="10.324cm" svg:y1="22.284cm" svg:x2="10.201cm" svg:y2="22.284cm">
          <text:p/>
        </draw:line>
        <draw:frame draw:style-name="gr5" draw:text-style-name="P5" draw:layer="layout" svg:width="0.781cm" svg:height="0.412cm" svg:x="9.292cm" svg:y="23.717cm">
          <draw:text-box>
            <text:p text:style-name="P4"><text:span text:style-name="T1">0.25</text:span></text:p>
          </draw:text-box>
        </draw:frame>
        <draw:line draw:style-name="gr2" draw:text-style-name="P2" draw:layer="layout" svg:x1="10.324cm" svg:y1="20.658cm" svg:x2="23.328cm" svg:y2="20.658cm">
          <text:p/>
        </draw:line>
        <draw:polygon draw:style-name="gr3" draw:text-style-name="P3" draw:layer="layout" svg:width="0.122cm" svg:height="0cm" svg:x="10.201cm" svg:y="20.658cm" svg:viewBox="0 0 123 0" draw:points="123,0 0,0">
          <text:p/>
        </draw:polygon>
        <draw:line draw:style-name="gr4" draw:text-style-name="P2" draw:layer="layout" svg:x1="10.324cm" svg:y1="20.658cm" svg:x2="10.201cm" svg:y2="20.658cm">
          <text:p/>
        </draw:line>
        <draw:frame draw:style-name="gr5" draw:text-style-name="P5" draw:layer="layout" svg:width="0.781cm" svg:height="0.412cm" svg:x="9.292cm" svg:y="22.091cm">
          <draw:text-box>
            <text:p text:style-name="P4"><text:span text:style-name="T1">0.30</text:span></text:p>
          </draw:text-box>
        </draw:frame>
        <draw:frame draw:style-name="gr5" draw:text-style-name="P5" draw:layer="layout" svg:width="0.781cm" svg:height="0.412cm" svg:x="9.292cm" svg:y="20.465cm">
          <draw:text-box>
            <text:p text:style-name="P4"><text:span text:style-name="T1">0.35</text:span></text:p>
          </draw:text-box>
        </draw:frame>
        <draw:polyline draw:style-name="gr6" draw:text-style-name="P2" draw:layer="layout" svg:width="11.822cm" svg:height="4.739cm" svg:x="10.915cm" svg:y="27.299cm" svg:viewBox="0 0 11823 4740" draw:points="0,0 40,4728 79,4736 198,4739 1107,4740 11823,4740">
          <text:p/>
        </draw:polyline>
        <draw:polyline draw:style-name="gr7" draw:text-style-name="P2" draw:layer="layout" svg:width="11.822cm" svg:height="6.014cm" svg:x="10.915cm" svg:y="20.437cm" svg:viewBox="0 0 11823 6015" draw:points="0,0 40,5820 79,5901 119,5933 198,5962 317,5980 356,5984 475,5986 1028,5998 1147,6000 1266,6001 1345,6001 1700,6002 1898,6004 2056,6004 2570,6006 2649,6006 4034,6009 4390,6010 5616,6011 5734,6011 6130,6011 6248,6013 6367,6011 6683,6012 6723,6010 6802,6011 7434,6012 11823,6015">
          <text:p/>
        </draw:polyline>
        <draw:polyline draw:style-name="gr11" draw:text-style-name="P2" draw:layer="layout" svg:width="11.822cm" svg:height="1.275cm" svg:x="10.915cm" svg:y="25.176cm" svg:viewBox="0 0 11823 1276" draw:points="0,0 40,1092 79,1165 119,1196 198,1224 317,1241 356,1245 475,1247 1186,1262 1305,1260 1424,1262 4667,1271 4746,1269 4785,1272 4864,1271 11823,1276">
          <text:p/>
        </draw:polyline>
        <draw:line draw:style-name="gr8" draw:text-style-name="P2" draw:layer="layout" svg:x1="10.324cm" svg:y1="32.618cm" svg:x2="10.324cm" svg:y2="19.857cm">
          <text:p/>
        </draw:line>
        <draw:line draw:style-name="gr8" draw:text-style-name="P2" draw:layer="layout" svg:x1="23.328cm" svg:y1="32.618cm" svg:x2="23.328cm" svg:y2="19.857cm">
          <text:p/>
        </draw:line>
        <draw:line draw:style-name="gr8" draw:text-style-name="P2" draw:layer="layout" svg:x1="10.324cm" svg:y1="32.618cm" svg:x2="23.328cm" svg:y2="32.618cm">
          <text:p/>
        </draw:line>
        <draw:line draw:style-name="gr8" draw:text-style-name="P2" draw:layer="layout" svg:x1="10.324cm" svg:y1="19.857cm" svg:x2="23.328cm" svg:y2="19.857cm">
          <text:p/>
        </draw:line>
        <draw:frame draw:style-name="gr5" draw:text-style-name="P5" draw:layer="layout" svg:width="2.195cm" svg:height="0.412cm" draw:transform="rotate (1.5707963267949) translate (8.75cm 27.328cm)">
          <draw:text-box>
            <text:p text:style-name="P4"><text:span text:style-name="T1">Metric Value</text:span></text:p>
          </draw:text-box>
        </draw:frame>
        <draw:path draw:style-name="gr9" draw:text-style-name="P6" draw:layer="layout" svg:width="4.678cm" svg:height="1.678cm" svg:x="18.474cm" svg:y="20.034cm" svg:viewBox="0 0 4679 1679" svg:d="M71 1679h4537c47 0 71-24 71-71v-1538c0-47-24-70-71-70h-4537c-47 0-71 23-71 70v1538c0 47 24 71 71 71z">
          <text:p/>
        </draw:path>
        <draw:polyline draw:style-name="gr6" draw:text-style-name="P2" draw:layer="layout" svg:width="0.705cm" svg:height="0cm" svg:x="18.615cm" svg:y="20.319cm" svg:viewBox="0 0 706 0" draw:points="0,0 353,0 706,0">
          <text:p/>
        </draw:polyline>
        <draw:polyline draw:style-name="gr7" draw:text-style-name="P2" draw:layer="layout" svg:width="0.705cm" svg:height="0cm" svg:x="18.615cm" svg:y="20.847cm" svg:viewBox="0 0 706 0" draw:points="0,0 353,0 706,0">
          <text:p/>
        </draw:polyline>
        <draw:frame draw:style-name="gr5" draw:text-style-name="P5" draw:layer="layout" svg:width="1.153cm" svg:height="0.412cm" svg:x="19.604cm" svg:y="20.116cm">
          <draw:text-box>
            <text:p text:style-name="P4"><text:span text:style-name="T1">k</text:span><text:span text:style-name="T1">l</text:span><text:span text:style-name="T1">_</text:span><text:span text:style-name="T1">l</text:span><text:span text:style-name="T1">o</text:span><text:span text:style-name="T1">s</text:span><text:span text:style-name="T1">s</text:span></text:p>
          </draw:text-box>
        </draw:frame>
        <draw:polyline draw:style-name="gr11" draw:text-style-name="P2" draw:layer="layout" svg:width="0.705cm" svg:height="0cm" svg:x="18.615cm" svg:y="21.364cm" svg:viewBox="0 0 706 0" draw:points="0,0 353,0 706,0">
          <text:p/>
        </draw:polyline>
        <draw:frame draw:style-name="gr5" draw:text-style-name="P5" draw:layer="layout" svg:width="0.679cm" svg:height="0.412cm" svg:x="19.604cm" svg:y="20.643cm">
          <draw:text-box>
            <text:p text:style-name="P4"><text:span text:style-name="T1">loss</text:span></text:p>
          </draw:text-box>
        </draw:frame>
        <draw:frame draw:style-name="gr5" draw:text-style-name="P5" draw:layer="layout" svg:width="3.401cm" svg:height="0.412cm" svg:x="19.604cm" svg:y="21.161cm">
          <draw:text-box>
            <text:p text:style-name="P4"><text:span text:style-name="T1">reconstruction_loss</text:span></text:p>
          </draw:text-box>
        </draw:frame>
        <draw:polygon draw:style-name="gr1" draw:text-style-name="P1" draw:layer="layout" svg:width="13.133cm" svg:height="12.761cm" svg:x="26.066cm" svg:y="19.863cm" svg:viewBox="0 0 13134 12762" draw:points="0,12762 13134,12762 13134,0 0,0">
          <text:p/>
        </draw:polygon>
        <draw:line draw:style-name="gr2" draw:text-style-name="P2" draw:layer="layout" svg:x1="26.623cm" svg:y1="32.624cm" svg:x2="26.623cm" svg:y2="19.863cm">
          <text:p/>
        </draw:line>
        <draw:polygon draw:style-name="gr3" draw:text-style-name="P3" draw:layer="layout" svg:width="0cm" svg:height="0.122cm" svg:x="26.623cm" svg:y="32.624cm" svg:viewBox="0 0 0 123" draw:points="0,0 0,123">
          <text:p/>
        </draw:polygon>
        <draw:line draw:style-name="gr4" draw:text-style-name="P2" draw:layer="layout" svg:x1="26.623cm" svg:y1="32.624cm" svg:x2="26.623cm" svg:y2="32.747cm">
          <text:p/>
        </draw:line>
        <draw:line draw:style-name="gr2" draw:text-style-name="P2" draw:layer="layout" svg:x1="28.62cm" svg:y1="32.624cm" svg:x2="28.62cm" svg:y2="19.863cm">
          <text:p/>
        </draw:line>
        <draw:polygon draw:style-name="gr3" draw:text-style-name="P3" draw:layer="layout" svg:width="0cm" svg:height="0.122cm" svg:x="28.62cm" svg:y="32.624cm" svg:viewBox="0 0 0 123" draw:points="0,0 0,123">
          <text:p/>
        </draw:polygon>
        <draw:line draw:style-name="gr4" draw:text-style-name="P2" draw:layer="layout" svg:x1="28.62cm" svg:y1="32.624cm" svg:x2="28.62cm" svg:y2="32.747cm">
          <text:p/>
        </draw:line>
        <draw:frame draw:style-name="gr13" draw:text-style-name="P9" draw:layer="layout" svg:width="0.364cm" svg:height="0.412cm" svg:x="26.508cm" svg:y="32.812cm">
          <draw:text-box>
            <text:p text:style-name="P4"><text:span text:style-name="T1">0</text:span></text:p>
          </draw:text-box>
        </draw:frame>
        <draw:line draw:style-name="gr2" draw:text-style-name="P2" draw:layer="layout" svg:x1="30.616cm" svg:y1="32.624cm" svg:x2="30.616cm" svg:y2="19.863cm">
          <text:p/>
        </draw:line>
        <draw:polygon draw:style-name="gr3" draw:text-style-name="P3" draw:layer="layout" svg:width="0cm" svg:height="0.122cm" svg:x="30.616cm" svg:y="32.624cm" svg:viewBox="0 0 0 123" draw:points="0,0 0,123">
          <text:p/>
        </draw:polygon>
        <draw:line draw:style-name="gr4" draw:text-style-name="P2" draw:layer="layout" svg:x1="30.616cm" svg:y1="32.624cm" svg:x2="30.616cm" svg:y2="32.747cm">
          <text:p/>
        </draw:line>
        <draw:frame draw:style-name="gr14" draw:text-style-name="P9" draw:layer="layout" svg:width="0.461cm" svg:height="0.412cm" svg:x="28.389cm" svg:y="32.812cm">
          <draw:text-box>
            <text:p text:style-name="P4"><text:span text:style-name="T1">5</text:span><text:span text:style-name="T1">0</text:span></text:p>
          </draw:text-box>
        </draw:frame>
        <draw:line draw:style-name="gr2" draw:text-style-name="P2" draw:layer="layout" svg:x1="32.612cm" svg:y1="32.624cm" svg:x2="32.612cm" svg:y2="19.863cm">
          <text:p/>
        </draw:line>
        <draw:polygon draw:style-name="gr3" draw:text-style-name="P3" draw:layer="layout" svg:width="0cm" svg:height="0.122cm" svg:x="32.612cm" svg:y="32.624cm" svg:viewBox="0 0 0 123" draw:points="0,0 0,123">
          <text:p/>
        </draw:polygon>
        <draw:line draw:style-name="gr4" draw:text-style-name="P2" draw:layer="layout" svg:x1="32.612cm" svg:y1="32.624cm" svg:x2="32.612cm" svg:y2="32.747cm">
          <text:p/>
        </draw:line>
        <draw:frame draw:style-name="gr15" draw:text-style-name="P9" draw:layer="layout" svg:width="0.693cm" svg:height="0.412cm" svg:x="30.269cm" svg:y="32.812cm">
          <draw:text-box>
            <text:p text:style-name="P4"><text:span text:style-name="T1">1</text:span><text:span text:style-name="T1">0</text:span><text:span text:style-name="T1">0</text:span></text:p>
          </draw:text-box>
        </draw:frame>
        <draw:line draw:style-name="gr2" draw:text-style-name="P2" draw:layer="layout" svg:x1="34.608cm" svg:y1="32.624cm" svg:x2="34.608cm" svg:y2="19.863cm">
          <text:p/>
        </draw:line>
        <draw:polygon draw:style-name="gr3" draw:text-style-name="P3" draw:layer="layout" svg:width="0cm" svg:height="0.122cm" svg:x="34.608cm" svg:y="32.624cm" svg:viewBox="0 0 0 123" draw:points="0,0 0,123">
          <text:p/>
        </draw:polygon>
        <draw:line draw:style-name="gr4" draw:text-style-name="P2" draw:layer="layout" svg:x1="34.608cm" svg:y1="32.624cm" svg:x2="34.608cm" svg:y2="32.747cm">
          <text:p/>
        </draw:line>
        <draw:frame draw:style-name="gr15" draw:text-style-name="P9" draw:layer="layout" svg:width="0.693cm" svg:height="0.412cm" svg:x="32.265cm" svg:y="32.812cm">
          <draw:text-box>
            <text:p text:style-name="P4"><text:span text:style-name="T1">1</text:span><text:span text:style-name="T1">5</text:span><text:span text:style-name="T1">0</text:span></text:p>
          </draw:text-box>
        </draw:frame>
        <draw:line draw:style-name="gr2" draw:text-style-name="P2" draw:layer="layout" svg:x1="36.606cm" svg:y1="32.624cm" svg:x2="36.606cm" svg:y2="19.863cm">
          <text:p/>
        </draw:line>
        <draw:polygon draw:style-name="gr3" draw:text-style-name="P3" draw:layer="layout" svg:width="0cm" svg:height="0.122cm" svg:x="36.606cm" svg:y="32.624cm" svg:viewBox="0 0 0 123" draw:points="0,0 0,123">
          <text:p/>
        </draw:polygon>
        <draw:line draw:style-name="gr4" draw:text-style-name="P2" draw:layer="layout" svg:x1="36.606cm" svg:y1="32.624cm" svg:x2="36.606cm" svg:y2="32.747cm">
          <text:p/>
        </draw:line>
        <draw:frame draw:style-name="gr16" draw:text-style-name="P9" draw:layer="layout" svg:width="0.694cm" svg:height="0.412cm" svg:x="34.261cm" svg:y="32.812cm">
          <draw:text-box>
            <text:p text:style-name="P4"><text:span text:style-name="T1">2</text:span><text:span text:style-name="T1">0</text:span><text:span text:style-name="T1">0</text:span></text:p>
          </draw:text-box>
        </draw:frame>
        <draw:line draw:style-name="gr2" draw:text-style-name="P2" draw:layer="layout" svg:x1="38.602cm" svg:y1="32.624cm" svg:x2="38.602cm" svg:y2="19.863cm">
          <text:p/>
        </draw:line>
        <draw:polygon draw:style-name="gr3" draw:text-style-name="P3" draw:layer="layout" svg:width="0cm" svg:height="0.122cm" svg:x="38.602cm" svg:y="32.624cm" svg:viewBox="0 0 0 123" draw:points="0,0 0,123">
          <text:p/>
        </draw:polygon>
        <draw:line draw:style-name="gr4" draw:text-style-name="P2" draw:layer="layout" svg:x1="38.602cm" svg:y1="32.624cm" svg:x2="38.602cm" svg:y2="32.747cm">
          <text:p/>
        </draw:line>
        <draw:frame draw:style-name="gr16" draw:text-style-name="P9" draw:layer="layout" svg:width="0.694cm" svg:height="0.412cm" svg:x="36.258cm" svg:y="32.812cm">
          <draw:text-box>
            <text:p text:style-name="P4"><text:span text:style-name="T1">2</text:span><text:span text:style-name="T1">5</text:span><text:span text:style-name="T1">0</text:span></text:p>
          </draw:text-box>
        </draw:frame>
        <draw:frame draw:style-name="gr15" draw:text-style-name="P9" draw:layer="layout" svg:width="0.693cm" svg:height="0.412cm" svg:x="38.255cm" svg:y="32.812cm">
          <draw:text-box>
            <text:p text:style-name="P4"><text:span text:style-name="T1">3</text:span><text:span text:style-name="T1">0</text:span><text:span text:style-name="T1">0</text:span></text:p>
          </draw:text-box>
        </draw:frame>
        <draw:line draw:style-name="gr2" draw:text-style-name="P2" draw:layer="layout" svg:x1="26.066cm" svg:y1="31.697cm" svg:x2="39.199cm" svg:y2="31.697cm">
          <text:p/>
        </draw:line>
        <draw:polygon draw:style-name="gr3" draw:text-style-name="P3" draw:layer="layout" svg:width="0.126cm" svg:height="0cm" svg:x="25.939cm" svg:y="31.697cm" svg:viewBox="0 0 127 0" draw:points="127,0 0,0">
          <text:p/>
        </draw:polygon>
        <draw:line draw:style-name="gr4" draw:text-style-name="P2" draw:layer="layout" svg:x1="26.066cm" svg:y1="31.697cm" svg:x2="25.939cm" svg:y2="31.697cm">
          <text:p/>
        </draw:line>
        <draw:frame draw:style-name="gr17" draw:text-style-name="P9" draw:layer="layout" svg:width="1.301cm" svg:height="0.412cm" svg:x="31.98cm" svg:y="33.294cm">
          <draw:text-box>
            <text:p text:style-name="P4"><text:span text:style-name="T1">E</text:span><text:span text:style-name="T1">p</text:span><text:span text:style-name="T1">o</text:span><text:span text:style-name="T1">c</text:span><text:span text:style-name="T1">h</text:span><text:span text:style-name="T1">s</text:span></text:p>
          </draw:text-box>
        </draw:frame>
        <draw:polygon draw:style-name="gr3" draw:text-style-name="P3" draw:layer="layout" svg:width="0.228cm" svg:height="0.03cm" svg:x="24.733cm" svg:y="31.705cm" svg:viewBox="0 0 229 31" draw:points="0,0 229,0 229,31 0,31">
          <text:p/>
        </draw:polygon>
        <draw:line draw:style-name="gr2" draw:text-style-name="P2" draw:layer="layout" svg:x1="26.066cm" svg:y1="29.257cm" svg:x2="39.199cm" svg:y2="29.257cm">
          <text:p/>
        </draw:line>
        <draw:polygon draw:style-name="gr3" draw:text-style-name="P3" draw:layer="layout" svg:width="0.126cm" svg:height="0cm" svg:x="25.939cm" svg:y="29.257cm" svg:viewBox="0 0 127 0" draw:points="127,0 0,0">
          <text:p/>
        </draw:polygon>
        <draw:line draw:style-name="gr4" draw:text-style-name="P2" draw:layer="layout" svg:x1="26.066cm" svg:y1="29.257cm" svg:x2="25.939cm" svg:y2="29.257cm">
          <text:p/>
        </draw:line>
        <draw:frame draw:style-name="gr18" draw:text-style-name="P9" draw:layer="layout" svg:width="0.807cm" svg:height="0.412cm" svg:x="25.001cm" svg:y="31.504cm">
          <draw:text-box>
            <text:p text:style-name="P4"><text:span text:style-name="T1">0</text:span><text:span text:style-name="T1">.</text:span><text:span text:style-name="T1">0</text:span><text:span text:style-name="T1">4</text:span></text:p>
          </draw:text-box>
        </draw:frame>
        <draw:polygon draw:style-name="gr3" draw:text-style-name="P3" draw:layer="layout" svg:width="0.228cm" svg:height="0.03cm" svg:x="24.733cm" svg:y="29.265cm" svg:viewBox="0 0 229 31" draw:points="0,0 229,0 229,31 0,31">
          <text:p/>
        </draw:polygon>
        <draw:line draw:style-name="gr2" draw:text-style-name="P2" draw:layer="layout" svg:x1="26.066cm" svg:y1="26.817cm" svg:x2="39.199cm" svg:y2="26.817cm">
          <text:p/>
        </draw:line>
        <draw:polygon draw:style-name="gr3" draw:text-style-name="P3" draw:layer="layout" svg:width="0.126cm" svg:height="0cm" svg:x="25.939cm" svg:y="26.817cm" svg:viewBox="0 0 127 0" draw:points="127,0 0,0">
          <text:p/>
        </draw:polygon>
        <draw:line draw:style-name="gr4" draw:text-style-name="P2" draw:layer="layout" svg:x1="26.066cm" svg:y1="26.817cm" svg:x2="25.939cm" svg:y2="26.817cm">
          <text:p/>
        </draw:line>
        <draw:frame draw:style-name="gr18" draw:text-style-name="P9" draw:layer="layout" svg:width="0.807cm" svg:height="0.412cm" svg:x="25.001cm" svg:y="29.064cm">
          <draw:text-box>
            <text:p text:style-name="P4"><text:span text:style-name="T1">0.02</text:span></text:p>
          </draw:text-box>
        </draw:frame>
        <draw:line draw:style-name="gr2" draw:text-style-name="P2" draw:layer="layout" svg:x1="26.066cm" svg:y1="24.377cm" svg:x2="39.199cm" svg:y2="24.377cm">
          <text:p/>
        </draw:line>
        <draw:polygon draw:style-name="gr3" draw:text-style-name="P3" draw:layer="layout" svg:width="0.126cm" svg:height="0cm" svg:x="25.939cm" svg:y="24.377cm" svg:viewBox="0 0 127 0" draw:points="127,0 0,0">
          <text:p/>
        </draw:polygon>
        <draw:line draw:style-name="gr4" draw:text-style-name="P2" draw:layer="layout" svg:x1="26.066cm" svg:y1="24.377cm" svg:x2="25.939cm" svg:y2="24.377cm">
          <text:p/>
        </draw:line>
        <draw:frame draw:style-name="gr18" draw:text-style-name="P9" draw:layer="layout" svg:width="0.807cm" svg:height="0.412cm" svg:x="25cm" svg:y="26.624cm">
          <draw:text-box>
            <text:p text:style-name="P4"><text:span text:style-name="T1">0</text:span><text:span text:style-name="T1">.</text:span><text:span text:style-name="T1">0</text:span><text:span text:style-name="T1">0</text:span></text:p>
          </draw:text-box>
        </draw:frame>
        <draw:line draw:style-name="gr2" draw:text-style-name="P2" draw:layer="layout" svg:x1="26.066cm" svg:y1="21.937cm" svg:x2="39.199cm" svg:y2="21.937cm">
          <text:p/>
        </draw:line>
        <draw:polygon draw:style-name="gr3" draw:text-style-name="P3" draw:layer="layout" svg:width="0.126cm" svg:height="0cm" svg:x="25.939cm" svg:y="21.937cm" svg:viewBox="0 0 127 0" draw:points="127,0 0,0">
          <text:p/>
        </draw:polygon>
        <draw:line draw:style-name="gr4" draw:text-style-name="P2" draw:layer="layout" svg:x1="26.066cm" svg:y1="21.937cm" svg:x2="25.939cm" svg:y2="21.937cm">
          <text:p/>
        </draw:line>
        <draw:frame draw:style-name="gr18" draw:text-style-name="P9" draw:layer="layout" svg:width="0.807cm" svg:height="0.412cm" svg:x="25cm" svg:y="24.184cm">
          <draw:text-box>
            <text:p text:style-name="P4"><text:span text:style-name="T1">0</text:span><text:span text:style-name="T1">.</text:span><text:span text:style-name="T1">0</text:span><text:span text:style-name="T1">2</text:span></text:p>
          </draw:text-box>
        </draw:frame>
        <draw:frame draw:style-name="gr18" draw:text-style-name="P9" draw:layer="layout" svg:width="0.807cm" svg:height="0.412cm" svg:x="25cm" svg:y="21.744cm">
          <draw:text-box>
            <text:p text:style-name="P4"><text:span text:style-name="T1">0.04</text:span></text:p>
          </draw:text-box>
        </draw:frame>
        <draw:polyline draw:style-name="gr6" draw:text-style-name="P2" draw:layer="layout" svg:width="11.939cm" svg:height="3.765cm" svg:x="26.663cm" svg:y="25.522cm" svg:viewBox="0 0 11940 3766" draw:points="0,3197 40,310 80,1951 120,1273 160,1779 199,1069 240,3766 280,1795 319,1565 360,3213 400,84 439,2212 479,142 519,3185 559,24 599,1628 639,606 679,2300 719,1452 758,2905 799,286 839,2550 878,364 919,2709 959,2630 998,3066 1038,1923 1078,1613 1118,2879 1158,1334 1197,456 1238,991 1278,186 1317,1519 1398,0 1437,1487 1477,3668 1518,2413 1557,1669 1597,2143 1638,2533 1677,493 1717,500 1756,128 1797,658 1837,2790 1876,1829 1917,1301 1957,1194 1996,3188 2036,1731 2077,2556 2116,1410 2156,1876 2197,342 2236,1605 2276,1391 2315,569 2356,2103 2396,2293 2435,1278 2476,1758 2516,1726 2555,711 2595,677 2636,2089 2675,1593 2715,1627 2756,2421 2795,2626 2835,1335 2875,2543 2915,2662 2955,459 2994,2230 3034,711 3075,918 3115,1071 3155,928 3196,399 3235,1865 3275,1584 3316,1535 3355,1392 3395,1072 3435,1551 3475,2238 3515,1159 3554,1485 3594,2131 3635,1342 3674,1122 3714,2167 3755,1100 3794,1651 3834,3701 3874,2277 3914,1102 3954,2990 3994,1040 4034,1517 4074,776 4114,1996 4153,734 4194,1518 4233,2215 4273,1673 4314,1461 4353,2338 4433,1780 4473,2171 4513,1241 4553,2074 4593,1717 4633,2464 4673,920 4712,1286 4753,1295 4792,1665 4832,1447 4873,346 4912,1128 4952,2400 4992,1958 5032,1839 5072,1240 5112,2839 5152,862 5192,517 5232,983 5271,1175 5312,1276 5352,1613 5391,525 5432,1036 5471,1486 5511,1268 5551,1940 5591,584 5631,1012 5671,1030 5710,1723 5751,1106 5791,1802 5830,746 5871,1507 5911,1211 5950,1337 5990,1378 6030,985 6070,2386 6110,1175 6150,1200 6190,1762 6230,1297 6269,2324 6310,1434 6350,852 6389,2459 6430,631 6470,2476 6509,806 6549,995 6590,1757 6629,2176 6669,916 6709,1433 6749,1341 6789,2403 6828,949 6869,1370 6909,1485 6948,861 6989,1446 7029,1033 7068,1521 7108,576 7149,1334 7188,1817 7228,1523 7267,1094 7308,2120 7348,2279 7387,1603 7428,1428 7468,2011 7507,1393 7547,1385 7588,1351 7627,1606 7667,1979 7708,2067 7747,2537 7787,645 7827,1917 7867,1271 7907,751 7946,1822 7987,1951 8027,1221 8066,1533 8106,1288 8147,1382 8186,1226 8226,1166 8267,1059 8306,928 8346,1152 8386,1594 8426,909 8466,1519 8505,433 8546,1447 8586,2054 8625,1147 8665,1222 8706,708 8745,1233 8785,844 8826,1428 8865,2740 8905,2457 8945,981 8985,2281 9025,1597 9065,1168 9105,1219 9145,1430 9184,1033 9224,2193 9265,1013 9304,1051 9344,1375 9385,1390 9424,1424 9464,1468 9504,1805 9544,1232 9584,1186 9624,1302 9663,1098 9704,1481 9743,1297 9783,1983 9824,1146 9863,2112 9903,2019 9943,950 9983,1854 10023,924 10063,1904 10103,1274 10143,1159 10183,2193 10222,668 10263,1938 10303,1629 10342,1275 10383,2170 10422,2243 10462,1524 10502,1638 10542,1127 10582,1507 10622,1548 10702,642 10781,1787 10822,1507 10862,2244 10901,1651 10942,1642 10981,1749 11021,1273 11061,1709 11101,1634 11141,2231 11181,1596 11220,1298 11261,1466 11301,1832 11340,2069 11381,2045 11421,1780 11460,1806 11500,2045 11541,1235 11580,1991 11620,1237 11660,2128 11700,1412 11740,1900 11779,1269 11820,1481 11860,1509 11899,1463 11940,1278">
          <text:p/>
        </draw:polyline>
        <draw:polyline draw:style-name="gr7" draw:text-style-name="P2" draw:layer="layout" svg:width="11.939cm" svg:height="11.601cm" svg:x="26.663cm" svg:y="20.443cm" svg:viewBox="0 0 11940 11602" draw:points="0,4415 40,8369 80,8623 120,8068 160,6355 199,7432 240,6037 280,8130 319,6433 360,4484 400,8208 439,9540 479,8684 519,3751 559,7259 599,6217 639,8787 679,3932 719,5100 758,8927 799,10003 839,9244 878,10159 919,8473 959,10678 998,9683 1038,10442 1078,6110 1118,10111 1158,9115 1197,10913 1238,8816 1278,2321 1317,9849 1358,7257 1398,10812 1437,1500 1477,10437 1518,10439 1557,7073 1597,8134 1638,11137 1677,9541 1717,10795 1756,11393 1797,8335 1837,1384 1876,1012 1917,6577 1957,11368 1996,54 2036,7314 2077,731 2116,7110 2156,2531 2197,3724 2236,4642 2276,6476 2315,11341 2356,1878 2396,11538 2435,10378 2476,7278 2516,6417 2555,3705 2595,10175 2636,4262 2675,1842 2715,8458 2756,166 2795,197 2875,9583 2915,1362 2955,3544 2994,10357 3034,8940 3075,9355 3115,5718 3155,10573 3196,3446 3235,10597 3275,2818 3316,7140 3355,6979 3395,9416 3435,6695 3475,8664 3515,5894 3554,5541 3594,2401 3635,1332 3674,5471 3714,2522 3755,10717 3794,5679 3834,10555 3874,8838 3914,10266 3954,1941 3994,5495 4034,132 4074,4930 4114,8089 4153,3385 4194,2472 4233,10212 4273,1095 4314,6844 4353,7809 4393,1679 4433,1416 4473,10256 4513,6706 4553,534 4593,8152 4633,2105 4673,8383 4712,10244 4753,7578 4792,2062 4832,10364 4873,10892 4912,7469 4952,1329 4992,11602 5032,3289 5072,10345 5112,8524 5152,8797 5192,3551 5232,9799 5271,3470 5312,10274 5352,6418 5391,3598 5432,9838 5471,11251 5511,11315 5551,10106 5591,11100 5631,9975 5671,8695 5710,4343 5751,7392 5791,7682 5830,3783 5871,6794 5911,5534 5950,3411 5990,9417 6030,6606 6070,1994 6110,1717 6150,5599 6190,10246 6230,1993 6269,8038 6310,5649 6350,9702 6389,9924 6430,9616 6470,1337 6590,7680 6629,10399 6669,6940 6709,7510 6749,5371 6789,2092 6828,4877 6869,6867 6909,6102 6948,5009 6989,6670 7068,8027 7149,819 7188,3360 7228,1578 7267,8827 7308,9801 7348,10588 7387,2823 7428,9300 7468,2597 7507,5473 7547,5545 7588,10080 7627,9946 7708,10846 7747,9690 7787,8287 7827,1512 7867,4803 7907,3595 7946,6709 7987,7430 8027,10462 8066,7190 8106,7571 8147,3125 8186,8896 8226,4121 8267,3640 8306,3733 8346,5789 8386,5435 8426,10105 8466,5441 8505,8715 8546,4898 8586,7332 8625,8694 8665,7342 8706,7908 8745,7261 8785,8116 8826,5681 8865,1125 8905,10372 8945,4722 8985,2602 9025,7752 9065,6814 9105,10657 9145,10801 9184,9522 9224,2699 9265,3545 9304,3490 9344,997 9385,6784 9424,8432 9464,2918 9504,163 9544,6915 9584,6534 9624,4860 9663,0 9704,6002 9783,2360 9824,1669 9863,7002 9903,2968 9943,3646 9983,5782 10023,5882 10063,6541 10103,6481 10143,4745 10183,8065 10222,9857 10263,10617 10303,10054 10342,1942 10422,4218 10462,9064 10502,5339 10542,4850 10582,4654 10622,5561 10662,8264 10702,9420 10742,4217 10781,3795 10822,6531 10862,11505 10901,8488 10942,6860 10981,1283 11021,3486 11061,7711 11101,8310 11141,6853 11181,6116 11220,8644 11261,8118 11301,1212 11340,2259 11381,8551 11421,2134 11460,3841 11500,7407 11541,6678 11580,2732 11620,6396 11660,2190 11700,3191 11740,3306 11779,7778 11820,4060 11860,5172 11899,4952 11940,5243">
          <text:p/>
        </draw:polyline>
        <draw:line draw:style-name="gr8" draw:text-style-name="P2" draw:layer="layout" svg:x1="26.066cm" svg:y1="32.624cm" svg:x2="26.066cm" svg:y2="19.863cm">
          <text:p/>
        </draw:line>
        <draw:line draw:style-name="gr8" draw:text-style-name="P2" draw:layer="layout" svg:x1="39.199cm" svg:y1="32.624cm" svg:x2="39.199cm" svg:y2="19.863cm">
          <text:p/>
        </draw:line>
        <draw:line draw:style-name="gr8" draw:text-style-name="P2" draw:layer="layout" svg:x1="26.066cm" svg:y1="32.624cm" svg:x2="39.199cm" svg:y2="32.624cm">
          <text:p/>
        </draw:line>
        <draw:line draw:style-name="gr8" draw:text-style-name="P2" draw:layer="layout" svg:x1="26.066cm" svg:y1="19.863cm" svg:x2="39.199cm" svg:y2="19.863cm">
          <text:p/>
        </draw:line>
        <draw:frame draw:style-name="gr19" draw:text-style-name="P9" draw:layer="layout" svg:width="2.195cm" svg:height="0.426cm" draw:transform="rotate (1.5707963267949) translate (24.135cm 27.334cm)">
          <draw:text-box>
            <text:p text:style-name="P4"><text:span text:style-name="T1">Met</text:span><text:span text:style-name="T1">ric </text:span><text:span text:style-name="T1">Val</text:span><text:span text:style-name="T1">ue</text:span></text:p>
          </draw:text-box>
        </draw:frame>
        <draw:path draw:style-name="gr9" draw:text-style-name="P6" draw:layer="layout" svg:width="2.43cm" svg:height="1.16cm" svg:x="36.586cm" svg:y="20.04cm" svg:viewBox="0 0 2431 1161" svg:d="M72 1161h2287c48 0 72-23 72-70v-1021c0-47-24-70-72-70h-2287c-48 0-72 23-72 70v1021c0 47 24 70 72 70z">
          <text:p/>
        </draw:path>
        <draw:polyline draw:style-name="gr6" draw:text-style-name="P2" draw:layer="layout" svg:width="0.727cm" svg:height="0cm" svg:x="36.732cm" svg:y="20.325cm" svg:viewBox="0 0 728 0" draw:points="0,0 365,0 728,0">
          <text:p/>
        </draw:polyline>
        <draw:polyline draw:style-name="gr7" draw:text-style-name="P2" draw:layer="layout" svg:width="0.727cm" svg:height="0cm" svg:x="36.732cm" svg:y="20.853cm" svg:viewBox="0 0 728 0" draw:points="0,0 365,0 728,0">
          <text:p/>
        </draw:polyline>
        <draw:frame draw:style-name="gr20" draw:text-style-name="P9" draw:layer="layout" svg:width="1.113cm" svg:height="0.412cm" svg:x="37.752cm" svg:y="20.122cm">
          <draw:text-box>
            <text:p text:style-name="P4"><text:span text:style-name="T1">d</text:span><text:span text:style-name="T1">_</text:span><text:span text:style-name="T1">l</text:span><text:span text:style-name="T1">o</text:span><text:span text:style-name="T1">s</text:span><text:span text:style-name="T1">s</text:span></text:p>
          </draw:text-box>
        </draw:frame>
        <draw:frame draw:style-name="gr20" draw:text-style-name="P9" draw:layer="layout" svg:width="1.113cm" svg:height="0.412cm" svg:x="37.752cm" svg:y="20.649cm">
          <draw:text-box>
            <text:p text:style-name="P4"><text:span text:style-name="T1">g</text:span><text:span text:style-name="T1">_</text:span><text:span text:style-name="T1">l</text:span><text:span text:style-name="T1">o</text:span><text:span text:style-name="T1">s</text:span><text:span text:style-name="T1">s</text:span></text:p>
          </draw:text-box>
        </draw:frame>
        <draw:frame draw:style-name="gr10" draw:text-style-name="P8" draw:layer="layout" svg:width="5.412cm" svg:height="0.987cm" svg:x="21.749cm" svg:y="2.951cm">
          <draw:text-box>
            <text:p text:style-name="P7"><text:span text:style-name="T2">A</text:span><text:span text:style-name="T2">u</text:span><text:span text:style-name="T2">t</text:span><text:span text:style-name="T2">o</text:span><text:span text:style-name="T2">e</text:span><text:span text:style-name="T2">n</text:span><text:span text:style-name="T2">c</text:span><text:span text:style-name="T2">o</text:span><text:span text:style-name="T2">d</text:span><text:span text:style-name="T2">e</text:span><text:span text:style-name="T2">r</text:span></text:p>
          </draw:text-box>
        </draw:frame>
        <draw:frame draw:style-name="gr10" draw:text-style-name="P8" draw:layer="layout" svg:width="1.852cm" svg:height="0.987cm" svg:x="39.348cm" svg:y="2.952cm">
          <draw:text-box>
            <text:p text:style-name="P7"><text:span text:style-name="T2">L</text:span><text:span text:style-name="T2">D</text:span><text:span text:style-name="T2">M</text:span></text:p>
          </draw:text-box>
        </draw:frame>
        <draw:frame draw:style-name="gr10" draw:text-style-name="P8" draw:layer="layout" svg:width="3.245cm" svg:height="0.987cm" svg:x="55.047cm" svg:y="2.953cm">
          <draw:text-box>
            <text:p text:style-name="P7"><text:span text:style-name="T2">V</text:span><text:span text:style-name="T2">Q</text:span><text:span text:style-name="T2">-</text:span><text:span text:style-name="T2">V</text:span><text:span text:style-name="T2">A</text:span><text:span text:style-name="T2">E</text:span></text:p>
          </draw:text-box>
        </draw:frame>
        <draw:frame draw:style-name="gr10" draw:text-style-name="P8" draw:layer="layout" svg:width="1.695cm" svg:height="0.987cm" svg:x="16.005cm" svg:y="18.763cm">
          <draw:text-box>
            <text:p text:style-name="P7"><text:span text:style-name="T2">V</text:span><text:span text:style-name="T2">A</text:span><text:span text:style-name="T2">E</text:span></text:p>
          </draw:text-box>
        </draw:frame>
        <draw:frame draw:style-name="gr10" draw:text-style-name="P8" draw:layer="layout" svg:width="5.171cm" svg:height="0.987cm" svg:x="30.005cm" svg:y="18.764cm">
          <draw:text-box>
            <text:p text:style-name="P7"><text:span text:style-name="T2">W</text:span><text:span text:style-name="T2">a</text:span><text:span text:style-name="T2">s</text:span><text:span text:style-name="T2">s</text:span><text:span text:style-name="T2">e</text:span><text:span text:style-name="T2">r</text:span><text:span text:style-name="T2">s</text:span><text:span text:style-name="T2">t</text:span><text:span text:style-name="T2">e</text:span><text:span text:style-name="T2">i</text:span><text:span text:style-name="T2">n</text:span></text:p>
          </draw:text-box>
        </draw:frame>
        <draw:polygon draw:style-name="gr1" draw:text-style-name="P1" draw:layer="layout" svg:width="12.931cm" svg:height="12.761cm" svg:x="41.895cm" svg:y="19.907cm" svg:viewBox="0 0 12932 12762" draw:points="0,12762 12932,12762 12932,0 0,0">
          <text:p/>
        </draw:polygon>
        <draw:line draw:style-name="gr2" draw:text-style-name="P2" draw:layer="layout" svg:x1="42.444cm" svg:y1="32.668cm" svg:x2="42.444cm" svg:y2="19.907cm">
          <text:p/>
        </draw:line>
        <draw:polygon draw:style-name="gr3" draw:text-style-name="P3" draw:layer="layout" svg:width="0cm" svg:height="0.122cm" svg:x="42.444cm" svg:y="32.668cm" svg:viewBox="0 0 0 123" draw:points="0,0 0,123">
          <text:p/>
        </draw:polygon>
        <draw:line draw:style-name="gr4" draw:text-style-name="P2" draw:layer="layout" svg:x1="42.444cm" svg:y1="32.668cm" svg:x2="42.444cm" svg:y2="32.791cm">
          <text:p/>
        </draw:line>
        <draw:line draw:style-name="gr2" draw:text-style-name="P2" draw:layer="layout" svg:x1="44.409cm" svg:y1="32.668cm" svg:x2="44.409cm" svg:y2="19.907cm">
          <text:p/>
        </draw:line>
        <draw:polygon draw:style-name="gr3" draw:text-style-name="P3" draw:layer="layout" svg:width="0cm" svg:height="0.122cm" svg:x="44.409cm" svg:y="32.668cm" svg:viewBox="0 0 0 123" draw:points="0,0 0,123">
          <text:p/>
        </draw:polygon>
        <draw:line draw:style-name="gr4" draw:text-style-name="P2" draw:layer="layout" svg:x1="44.409cm" svg:y1="32.668cm" svg:x2="44.409cm" svg:y2="32.791cm">
          <text:p/>
        </draw:line>
        <draw:frame draw:style-name="gr5" draw:text-style-name="P5" draw:layer="layout" svg:width="0.352cm" svg:height="0.412cm" svg:x="42.332cm" svg:y="32.856cm">
          <draw:text-box>
            <text:p text:style-name="P4"><text:span text:style-name="T1">0</text:span></text:p>
          </draw:text-box>
        </draw:frame>
        <draw:line draw:style-name="gr2" draw:text-style-name="P2" draw:layer="layout" svg:x1="46.375cm" svg:y1="32.668cm" svg:x2="46.375cm" svg:y2="19.907cm">
          <text:p/>
        </draw:line>
        <draw:polygon draw:style-name="gr3" draw:text-style-name="P3" draw:layer="layout" svg:width="0cm" svg:height="0.122cm" svg:x="46.375cm" svg:y="32.668cm" svg:viewBox="0 0 0 123" draw:points="0,0 0,123">
          <text:p/>
        </draw:polygon>
        <draw:line draw:style-name="gr4" draw:text-style-name="P2" draw:layer="layout" svg:x1="46.375cm" svg:y1="32.668cm" svg:x2="46.375cm" svg:y2="32.791cm">
          <text:p/>
        </draw:line>
        <draw:frame draw:style-name="gr5" draw:text-style-name="P5" draw:layer="layout" svg:width="0.447cm" svg:height="0.412cm" svg:x="44.186cm" svg:y="32.856cm">
          <draw:text-box>
            <text:p text:style-name="P4"><text:span text:style-name="T1">5</text:span><text:span text:style-name="T1">0</text:span></text:p>
          </draw:text-box>
        </draw:frame>
        <draw:line draw:style-name="gr2" draw:text-style-name="P2" draw:layer="layout" svg:x1="48.341cm" svg:y1="32.668cm" svg:x2="48.341cm" svg:y2="19.907cm">
          <text:p/>
        </draw:line>
        <draw:polygon draw:style-name="gr3" draw:text-style-name="P3" draw:layer="layout" svg:width="0cm" svg:height="0.122cm" svg:x="48.341cm" svg:y="32.668cm" svg:viewBox="0 0 0 123" draw:points="0,0 0,123">
          <text:p/>
        </draw:polygon>
        <draw:line draw:style-name="gr4" draw:text-style-name="P2" draw:layer="layout" svg:x1="48.341cm" svg:y1="32.668cm" svg:x2="48.341cm" svg:y2="32.791cm">
          <text:p/>
        </draw:line>
        <draw:frame draw:style-name="gr5" draw:text-style-name="P5" draw:layer="layout" svg:width="0.671cm" svg:height="0.412cm" svg:x="46.039cm" svg:y="32.856cm">
          <draw:text-box>
            <text:p text:style-name="P4"><text:span text:style-name="T1">1</text:span><text:span text:style-name="T1">0</text:span><text:span text:style-name="T1">0</text:span></text:p>
          </draw:text-box>
        </draw:frame>
        <draw:line draw:style-name="gr2" draw:text-style-name="P2" draw:layer="layout" svg:x1="50.307cm" svg:y1="32.668cm" svg:x2="50.307cm" svg:y2="19.907cm">
          <text:p/>
        </draw:line>
        <draw:polygon draw:style-name="gr3" draw:text-style-name="P3" draw:layer="layout" svg:width="0cm" svg:height="0.122cm" svg:x="50.307cm" svg:y="32.668cm" svg:viewBox="0 0 0 123" draw:points="0,0 0,123">
          <text:p/>
        </draw:polygon>
        <draw:line draw:style-name="gr4" draw:text-style-name="P2" draw:layer="layout" svg:x1="50.307cm" svg:y1="32.668cm" svg:x2="50.307cm" svg:y2="32.791cm">
          <text:p/>
        </draw:line>
        <draw:frame draw:style-name="gr5" draw:text-style-name="P5" draw:layer="layout" svg:width="0.671cm" svg:height="0.412cm" svg:x="48.005cm" svg:y="32.856cm">
          <draw:text-box>
            <text:p text:style-name="P4"><text:span text:style-name="T1">1</text:span><text:span text:style-name="T1">5</text:span><text:span text:style-name="T1">0</text:span></text:p>
          </draw:text-box>
        </draw:frame>
        <draw:line draw:style-name="gr2" draw:text-style-name="P2" draw:layer="layout" svg:x1="52.273cm" svg:y1="32.668cm" svg:x2="52.273cm" svg:y2="19.907cm">
          <text:p/>
        </draw:line>
        <draw:polygon draw:style-name="gr3" draw:text-style-name="P3" draw:layer="layout" svg:width="0cm" svg:height="0.122cm" svg:x="52.273cm" svg:y="32.668cm" svg:viewBox="0 0 0 123" draw:points="0,0 0,123">
          <text:p/>
        </draw:polygon>
        <draw:line draw:style-name="gr4" draw:text-style-name="P2" draw:layer="layout" svg:x1="52.273cm" svg:y1="32.668cm" svg:x2="52.273cm" svg:y2="32.791cm">
          <text:p/>
        </draw:line>
        <draw:frame draw:style-name="gr5" draw:text-style-name="P5" draw:layer="layout" svg:width="0.671cm" svg:height="0.412cm" svg:x="49.971cm" svg:y="32.856cm">
          <draw:text-box>
            <text:p text:style-name="P4"><text:span text:style-name="T1">2</text:span><text:span text:style-name="T1">0</text:span><text:span text:style-name="T1">0</text:span></text:p>
          </draw:text-box>
        </draw:frame>
        <draw:line draw:style-name="gr2" draw:text-style-name="P2" draw:layer="layout" svg:x1="54.239cm" svg:y1="32.668cm" svg:x2="54.239cm" svg:y2="19.907cm">
          <text:p/>
        </draw:line>
        <draw:polygon draw:style-name="gr3" draw:text-style-name="P3" draw:layer="layout" svg:width="0cm" svg:height="0.122cm" svg:x="54.239cm" svg:y="32.668cm" svg:viewBox="0 0 0 123" draw:points="0,0 0,123">
          <text:p/>
        </draw:polygon>
        <draw:line draw:style-name="gr4" draw:text-style-name="P2" draw:layer="layout" svg:x1="54.239cm" svg:y1="32.668cm" svg:x2="54.239cm" svg:y2="32.791cm">
          <text:p/>
        </draw:line>
        <draw:frame draw:style-name="gr5" draw:text-style-name="P5" draw:layer="layout" svg:width="0.671cm" svg:height="0.412cm" svg:x="51.937cm" svg:y="32.856cm">
          <draw:text-box>
            <text:p text:style-name="P4"><text:span text:style-name="T1">2</text:span><text:span text:style-name="T1">5</text:span><text:span text:style-name="T1">0</text:span></text:p>
          </draw:text-box>
        </draw:frame>
        <draw:frame draw:style-name="gr5" draw:text-style-name="P5" draw:layer="layout" svg:width="0.671cm" svg:height="0.412cm" svg:x="53.903cm" svg:y="32.856cm">
          <draw:text-box>
            <text:p text:style-name="P4"><text:span text:style-name="T1">3</text:span><text:span text:style-name="T1">0</text:span><text:span text:style-name="T1">0</text:span></text:p>
          </draw:text-box>
        </draw:frame>
        <draw:line draw:style-name="gr2" draw:text-style-name="P2" draw:layer="layout" svg:x1="41.895cm" svg:y1="32.434cm" svg:x2="54.826cm" svg:y2="32.434cm">
          <text:p/>
        </draw:line>
        <draw:polygon draw:style-name="gr3" draw:text-style-name="P3" draw:layer="layout" svg:width="0.122cm" svg:height="0cm" svg:x="41.772cm" svg:y="32.434cm" svg:viewBox="0 0 123 0" draw:points="123,0 0,0">
          <text:p/>
        </draw:polygon>
        <draw:line draw:style-name="gr4" draw:text-style-name="P2" draw:layer="layout" svg:x1="41.895cm" svg:y1="32.434cm" svg:x2="41.772cm" svg:y2="32.434cm">
          <text:p/>
        </draw:line>
        <draw:frame draw:style-name="gr5" draw:text-style-name="P5" draw:layer="layout" svg:width="1.259cm" svg:height="0.412cm" svg:x="47.729cm" svg:y="33.338cm">
          <draw:text-box>
            <text:p text:style-name="P4"><text:span text:style-name="T1">E</text:span><text:span text:style-name="T1">p</text:span><text:span text:style-name="T1">o</text:span><text:span text:style-name="T1">c</text:span><text:span text:style-name="T1">h</text:span><text:span text:style-name="T1">s</text:span></text:p>
          </draw:text-box>
        </draw:frame>
        <draw:polygon draw:style-name="gr3" draw:text-style-name="P3" draw:layer="layout" svg:width="0.221cm" svg:height="0.029cm" svg:x="40.829cm" svg:y="32.443cm" svg:viewBox="0 0 222 30" draw:points="0,0 222,0 222,30 0,30">
          <text:p/>
        </draw:polygon>
        <draw:line draw:style-name="gr2" draw:text-style-name="P2" draw:layer="layout" svg:x1="41.895cm" svg:y1="30.467cm" svg:x2="54.826cm" svg:y2="30.467cm">
          <text:p/>
        </draw:line>
        <draw:polygon draw:style-name="gr3" draw:text-style-name="P3" draw:layer="layout" svg:width="0.122cm" svg:height="0cm" svg:x="41.772cm" svg:y="30.467cm" svg:viewBox="0 0 123 0" draw:points="123,0 0,0">
          <text:p/>
        </draw:polygon>
        <draw:line draw:style-name="gr4" draw:text-style-name="P2" draw:layer="layout" svg:x1="41.895cm" svg:y1="30.467cm" svg:x2="41.772cm" svg:y2="30.467cm">
          <text:p/>
        </draw:line>
        <draw:frame draw:style-name="gr5" draw:text-style-name="P5" draw:layer="layout" svg:width="0.557cm" svg:height="0.412cm" svg:x="41.088cm" svg:y="32.242cm">
          <draw:text-box>
            <text:p text:style-name="P4"><text:span text:style-name="T1">2</text:span><text:span text:style-name="T1">.</text:span><text:span text:style-name="T1">0</text:span></text:p>
          </draw:text-box>
        </draw:frame>
        <draw:polygon draw:style-name="gr3" draw:text-style-name="P3" draw:layer="layout" svg:width="0.221cm" svg:height="0.029cm" svg:x="40.829cm" svg:y="30.476cm" svg:viewBox="0 0 222 30" draw:points="0,0 222,0 222,30 0,30">
          <text:p/>
        </draw:polygon>
        <draw:line draw:style-name="gr2" draw:text-style-name="P2" draw:layer="layout" svg:x1="41.895cm" svg:y1="28.499cm" svg:x2="54.826cm" svg:y2="28.499cm">
          <text:p/>
        </draw:line>
        <draw:polygon draw:style-name="gr3" draw:text-style-name="P3" draw:layer="layout" svg:width="0.122cm" svg:height="0cm" svg:x="41.772cm" svg:y="28.499cm" svg:viewBox="0 0 123 0" draw:points="123,0 0,0">
          <text:p/>
        </draw:polygon>
        <draw:line draw:style-name="gr4" draw:text-style-name="P2" draw:layer="layout" svg:x1="41.895cm" svg:y1="28.499cm" svg:x2="41.772cm" svg:y2="28.499cm">
          <text:p/>
        </draw:line>
        <draw:frame draw:style-name="gr5" draw:text-style-name="P5" draw:layer="layout" svg:width="0.557cm" svg:height="0.412cm" svg:x="41.088cm" svg:y="30.274cm">
          <draw:text-box>
            <text:p text:style-name="P4"><text:span text:style-name="T1">1</text:span><text:span text:style-name="T1">.</text:span><text:span text:style-name="T1">5</text:span></text:p>
          </draw:text-box>
        </draw:frame>
        <draw:polygon draw:style-name="gr3" draw:text-style-name="P3" draw:layer="layout" svg:width="0.221cm" svg:height="0.029cm" svg:x="40.829cm" svg:y="28.508cm" svg:viewBox="0 0 222 30" draw:points="0,0 222,0 222,30 0,30">
          <text:p/>
        </draw:polygon>
        <draw:line draw:style-name="gr2" draw:text-style-name="P2" draw:layer="layout" svg:x1="41.895cm" svg:y1="26.531cm" svg:x2="54.826cm" svg:y2="26.531cm">
          <text:p/>
        </draw:line>
        <draw:polygon draw:style-name="gr3" draw:text-style-name="P3" draw:layer="layout" svg:width="0.122cm" svg:height="0cm" svg:x="41.772cm" svg:y="26.531cm" svg:viewBox="0 0 123 0" draw:points="123,0 0,0">
          <text:p/>
        </draw:polygon>
        <draw:line draw:style-name="gr4" draw:text-style-name="P2" draw:layer="layout" svg:x1="41.895cm" svg:y1="26.531cm" svg:x2="41.772cm" svg:y2="26.531cm">
          <text:p/>
        </draw:line>
        <draw:frame draw:style-name="gr5" draw:text-style-name="P5" draw:layer="layout" svg:width="0.557cm" svg:height="0.412cm" svg:x="41.088cm" svg:y="28.306cm">
          <draw:text-box>
            <text:p text:style-name="P4"><text:span text:style-name="T1">1</text:span><text:span text:style-name="T1">.</text:span><text:span text:style-name="T1">0</text:span></text:p>
          </draw:text-box>
        </draw:frame>
        <draw:polygon draw:style-name="gr3" draw:text-style-name="P3" draw:layer="layout" svg:width="0.221cm" svg:height="0.029cm" svg:x="40.829cm" svg:y="26.54cm" svg:viewBox="0 0 222 30" draw:points="0,0 222,0 222,30 0,30">
          <text:p/>
        </draw:polygon>
        <draw:line draw:style-name="gr2" draw:text-style-name="P2" draw:layer="layout" svg:x1="41.895cm" svg:y1="24.564cm" svg:x2="54.826cm" svg:y2="24.564cm">
          <text:p/>
        </draw:line>
        <draw:polygon draw:style-name="gr3" draw:text-style-name="P3" draw:layer="layout" svg:width="0.122cm" svg:height="0cm" svg:x="41.772cm" svg:y="24.564cm" svg:viewBox="0 0 123 0" draw:points="123,0 0,0">
          <text:p/>
        </draw:polygon>
        <draw:line draw:style-name="gr4" draw:text-style-name="P2" draw:layer="layout" svg:x1="41.895cm" svg:y1="24.564cm" svg:x2="41.772cm" svg:y2="24.564cm">
          <text:p/>
        </draw:line>
        <draw:frame draw:style-name="gr5" draw:text-style-name="P5" draw:layer="layout" svg:width="0.557cm" svg:height="0.412cm" svg:x="41.088cm" svg:y="26.338cm">
          <draw:text-box>
            <text:p text:style-name="P4"><text:span text:style-name="T1">0</text:span><text:span text:style-name="T1">.</text:span><text:span text:style-name="T1">5</text:span></text:p>
          </draw:text-box>
        </draw:frame>
        <draw:line draw:style-name="gr2" draw:text-style-name="P2" draw:layer="layout" svg:x1="41.895cm" svg:y1="22.596cm" svg:x2="54.826cm" svg:y2="22.596cm">
          <text:p/>
        </draw:line>
        <draw:polygon draw:style-name="gr3" draw:text-style-name="P3" draw:layer="layout" svg:width="0.122cm" svg:height="0cm" svg:x="41.772cm" svg:y="22.596cm" svg:viewBox="0 0 123 0" draw:points="123,0 0,0">
          <text:p/>
        </draw:polygon>
        <draw:line draw:style-name="gr4" draw:text-style-name="P2" draw:layer="layout" svg:x1="41.895cm" svg:y1="22.596cm" svg:x2="41.772cm" svg:y2="22.596cm">
          <text:p/>
        </draw:line>
        <draw:frame draw:style-name="gr5" draw:text-style-name="P5" draw:layer="layout" svg:width="0.557cm" svg:height="0.412cm" svg:x="41.088cm" svg:y="24.371cm">
          <draw:text-box>
            <text:p text:style-name="P4"><text:span text:style-name="T1">0</text:span><text:span text:style-name="T1">.</text:span><text:span text:style-name="T1">0</text:span></text:p>
          </draw:text-box>
        </draw:frame>
        <draw:line draw:style-name="gr2" draw:text-style-name="P2" draw:layer="layout" svg:x1="41.895cm" svg:y1="20.628cm" svg:x2="54.826cm" svg:y2="20.628cm">
          <text:p/>
        </draw:line>
        <draw:polygon draw:style-name="gr3" draw:text-style-name="P3" draw:layer="layout" svg:width="0.122cm" svg:height="0cm" svg:x="41.772cm" svg:y="20.628cm" svg:viewBox="0 0 123 0" draw:points="123,0 0,0">
          <text:p/>
        </draw:polygon>
        <draw:line draw:style-name="gr4" draw:text-style-name="P2" draw:layer="layout" svg:x1="41.895cm" svg:y1="20.628cm" svg:x2="41.772cm" svg:y2="20.628cm">
          <text:p/>
        </draw:line>
        <draw:frame draw:style-name="gr5" draw:text-style-name="P5" draw:layer="layout" svg:width="0.557cm" svg:height="0.412cm" svg:x="41.088cm" svg:y="22.403cm">
          <draw:text-box>
            <text:p text:style-name="P4"><text:span text:style-name="T1">0</text:span><text:span text:style-name="T1">.</text:span><text:span text:style-name="T1">5</text:span></text:p>
          </draw:text-box>
        </draw:frame>
        <draw:frame draw:style-name="gr5" draw:text-style-name="P5" draw:layer="layout" svg:width="0.557cm" svg:height="0.412cm" svg:x="41.088cm" svg:y="20.435cm">
          <draw:text-box>
            <text:p text:style-name="P4"><text:span text:style-name="T1">1</text:span><text:span text:style-name="T1">.</text:span><text:span text:style-name="T1">0</text:span></text:p>
          </draw:text-box>
        </draw:frame>
        <draw:polyline draw:style-name="gr6" draw:text-style-name="P2" draw:layer="layout" svg:width="11.756cm" svg:height="6.778cm" svg:x="42.483cm" svg:y="25.31cm" svg:viewBox="0 0 11757 6779" draw:points="0,6191 39,6444 79,6059 118,6779 157,6393 197,5754 236,5384 275,5163 315,5097 354,5003 393,5701 432,4543 472,4010 511,4295 550,3358 590,3077 629,4029 668,3586 708,3010 747,2858 786,3090 826,2371 865,3141 904,2981 944,2954 983,2785 1022,3210 1062,2646 1101,2645 1140,3015 1179,2575 1219,2626 1258,1713 1297,1984 1337,2093 1376,1628 1415,2117 1455,2492 1494,2326 1533,2297 1573,1898 1612,2023 1651,1660 1691,2026 1730,2153 1769,2404 1809,1689 1848,1500 1926,2724 1966,1990 2005,1958 2044,1877 2084,1682 2123,2136 2162,1617 2202,2035 2241,2249 2280,2202 2320,1851 2359,1947 2398,2014 2438,643 2477,1394 2516,1865 2556,1582 2595,2240 2634,1932 2674,1932 2713,1972 2752,2253 2791,1265 2831,2670 2870,2235 2909,1449 2949,1194 2988,2119 3027,1980 3067,1264 3106,1566 3145,1525 3185,1524 3224,1651 3263,1567 3303,1721 3343,1655 3382,1605 3422,2533 3461,2022 3500,1977 3539,1471 3579,1570 3618,1415 3657,2042 3697,1475 3736,1337 3775,1836 3815,2034 3854,896 3893,665 3933,1007 3972,2103 4011,1915 4051,1780 4090,1473 4129,755 4169,1206 4208,1349 4247,1979 4286,440 4326,1798 4365,1295 4404,1166 4444,2361 4483,2027 4522,1862 4562,1935 4601,1520 4640,2176 4680,1955 4719,1710 4758,1272 4798,1197 4837,2822 4876,2584 4916,1469 4955,1895 4994,947 5033,1251 5073,1928 5112,1051 5151,1705 5191,1964 5230,1781 5269,1186 5309,477 5348,1320 5387,1596 5427,1636 5466,2222 5505,1689 5545,1611 5584,1568 5623,1729 5663,2060 5702,2044 5741,1723 5780,1706 5820,1224 5859,859 5898,1799 5938,1621 5977,1337 6016,891 6056,1640 6095,874 6134,686 6174,2156 6213,1762 6252,2222 6292,1493 6331,1432 6370,943 6410,1050 6449,1357 6488,1065 6527,2196 6567,1434 6606,1540 6645,1533 6685,1734 6724,904 6763,2040 6803,1076 6842,1701 6881,1083 6921,1718 6960,1033 6999,1778 7039,2400 7078,1345 7117,1452 7157,1460 7196,1022 7235,1116 7274,1386 7314,1032 7353,865 7392,951 7432,1854 7471,1117 7510,861 7550,1585 7589,1440 7628,684 7668,798 7707,1550 7746,1289 7786,865 7825,1422 7864,1096 7904,1077 7943,1432 7982,1059 8021,1248 8061,569 8100,1381 8139,1029 8179,2108 8218,1287 8257,1351 8297,2069 8336,1452 8375,1696 8415,882 8454,1364 8493,530 8533,1401 8572,768 8611,979 8651,841 8690,1207 8729,1835 8768,1494 8808,1259 8847,1187 8886,1756 8926,1528 8965,1370 9004,2036 9044,408 9083,1220 9122,1261 9162,1275 9201,1359 9240,979 9280,0 9319,1226 9358,1792 9398,1298 9437,1560 9476,870 9516,1639 9555,1083 9594,1454 9633,1987 9673,2045 9712,1367 9751,812 9791,1385 9830,888 9869,914 9909,791 9948,1267 9987,708 10027,1996 10066,1223 10105,942 10145,960 10184,1254 10223,1174 10263,1858 10302,1059 10341,1043 10380,1392 10459,1277 10498,902 10538,1068 10577,1080 10616,606 10656,1492 10695,703 10734,1199 10774,461 10813,842 10852,969 10892,1007 10931,732 10970,887 11010,735 11049,1583 11088,915 11127,1597 11167,1471 11206,1212 11245,550 11285,938 11324,1741 11363,1643 11403,541 11442,886 11481,1675 11521,1949 11560,832 11599,835 11639,1995 11678,1716 11717,334 11757,761">
          <text:p/>
        </draw:polyline>
        <draw:polyline draw:style-name="gr7" draw:text-style-name="P2" draw:layer="layout" svg:width="11.756cm" svg:height="5.004cm" svg:x="42.483cm" svg:y="20.487cm" svg:viewBox="0 0 11757 5005" draw:points="0,666 39,223 79,0 118,350 157,435 197,496 275,1871 315,2037 354,2948 393,2406 432,4318 472,3121 511,3717 550,3943 590,3244 629,3593 668,4028 708,3840 747,4341 786,3943 826,3980 865,4443 904,4696 944,4761 983,4984 1022,4697 1062,4316 1101,4151 1140,4242 1179,4596 1219,4205 1258,4702 1297,5005 1337,4735 1376,4750 1415,3053 1455,4219 1494,3730 1533,4895 1573,4546 1612,4562 1651,3960 1691,4421 1730,3572 1769,3743 1809,3734 1848,3970 1887,3613 1926,3616 1966,4060 2005,3262 2044,3632 2084,3185 2123,3471 2162,3655 2202,3158 2241,3557 2280,2889 2320,3196 2359,3387 2398,3283 2438,3103 2477,2527 2516,2386 2556,2859 2595,2377 2634,2544 2674,2054 2713,2642 2752,2127 2791,2293 2831,2218 2870,2489 2909,2581 2949,2144 2988,2506 3027,2264 3067,2381 3106,1986 3145,2220 3185,2331 3224,2406 3263,1934 3303,2574 3343,2321 3382,2132 3422,2228 3461,2432 3500,2704 3539,1992 3579,2434 3618,2535 3657,2378 3697,2670 3736,2382 3775,2470 3815,2626 3854,2203 3893,2522 3933,2493 3972,2849 4011,2148 4051,2236 4090,2287 4129,1917 4169,2245 4208,2160 4247,2210 4286,2152 4326,2103 4365,1930 4404,1617 4444,1761 4483,1840 4522,1861 4562,2435 4601,2218 4640,2026 4680,2494 4719,2455 4758,2537 4798,2316 4837,2266 4876,2206 4916,2067 4955,2259 4994,3122 5033,3351 5073,2408 5112,2974 5151,2098 5191,2565 5230,2030 5269,2205 5309,2143 5348,2213 5387,2331 5427,2302 5466,2416 5505,2559 5545,1772 5584,1986 5623,2167 5663,2256 5702,2151 5741,1965 5780,2320 5820,2197 5859,2296 5898,2075 5938,2204 5977,1953 6016,2343 6056,1954 6095,2085 6134,2461 6174,1762 6213,1506 6252,1809 6292,2178 6331,1979 6370,2190 6410,2069 6449,1781 6488,1897 6527,1520 6567,2144 6606,1422 6645,2214 6685,2258 6724,2073 6763,2236 6803,2636 6842,2484 6881,2529 6921,2204 6960,2032 6999,2680 7039,2074 7078,2610 7117,1943 7157,1899 7196,2294 7235,1966 7274,2100 7314,1669 7353,2251 7392,1854 7432,2027 7471,2308 7510,1982 7550,1912 7589,2316 7628,2251 7668,2011 7707,2238 7746,1895 7786,2519 7825,2231 7864,2378 7904,2037 7943,1979 7982,1911 8021,1889 8061,2213 8100,1719 8139,2217 8179,1998 8218,2318 8257,2184 8297,1995 8336,2023 8375,2482 8415,2210 8454,2048 8493,2467 8572,1786 8611,2517 8651,2278 8690,2372 8729,1957 8768,2401 8808,1938 8847,2394 8886,2241 8926,2289 8965,2303 9004,2215 9044,2101 9122,2486 9162,1906 9201,2278 9240,2459 9280,2156 9319,2416 9358,2527 9398,2294 9437,2717 9476,2459 9516,2309 9555,2358 9594,2530 9633,2532 9673,2735 9712,2317 9751,2465 9791,2500 9869,2396 9909,2409 9948,2622 9987,2418 10027,2581 10066,2326 10105,2602 10145,2514 10184,2182 10263,2677 10302,2374 10341,2325 10380,2632 10420,2082 10459,2577 10498,2832 10538,2418 10577,2182 10616,2832 10656,2318 10695,2595 10774,2348 10813,2763 10852,1950 10892,2457 10931,2233 10970,2462 11010,2037 11049,2303 11088,2239 11127,2341 11167,2426 11206,2231 11245,2680 11285,2471 11324,2516 11363,2388 11403,2236 11442,2195 11481,2200 11521,2307 11560,2241 11599,2396 11639,2098 11717,2387 11757,2309">
          <text:p/>
        </draw:polyline>
        <draw:line draw:style-name="gr8" draw:text-style-name="P2" draw:layer="layout" svg:x1="41.895cm" svg:y1="32.668cm" svg:x2="41.895cm" svg:y2="19.907cm">
          <text:p/>
        </draw:line>
        <draw:line draw:style-name="gr8" draw:text-style-name="P2" draw:layer="layout" svg:x1="54.826cm" svg:y1="32.668cm" svg:x2="54.826cm" svg:y2="19.907cm">
          <text:p/>
        </draw:line>
        <draw:line draw:style-name="gr8" draw:text-style-name="P2" draw:layer="layout" svg:x1="41.895cm" svg:y1="32.668cm" svg:x2="54.826cm" svg:y2="32.668cm">
          <text:p/>
        </draw:line>
        <draw:line draw:style-name="gr8" draw:text-style-name="P2" draw:layer="layout" svg:x1="41.895cm" svg:y1="19.907cm" svg:x2="54.826cm" svg:y2="19.907cm">
          <text:p/>
        </draw:line>
        <draw:frame draw:style-name="gr5" draw:text-style-name="P5" draw:layer="layout" svg:width="2.195cm" svg:height="0.412cm" draw:transform="rotate (1.5707963267949) translate (40.25cm 27.378cm)">
          <draw:text-box>
            <text:p text:style-name="P4"><text:span text:style-name="T1">M</text:span><text:span text:style-name="T1">e</text:span><text:span text:style-name="T1">t</text:span><text:span text:style-name="T1">r</text:span><text:span text:style-name="T1">i</text:span><text:span text:style-name="T1">c</text:span><text:span text:style-name="T1"> </text:span><text:span text:style-name="T1">V</text:span><text:span text:style-name="T1">a</text:span><text:span text:style-name="T1">l</text:span><text:span text:style-name="T1">u</text:span><text:span text:style-name="T1">e</text:span></text:p>
          </draw:text-box>
        </draw:frame>
        <draw:path draw:style-name="gr9" draw:text-style-name="P6" draw:layer="layout" svg:width="2.353cm" svg:height="1.16cm" svg:x="52.297cm" svg:y="20.084cm" svg:viewBox="0 0 2354 1161" svg:d="M71 1161h2212c47 0 71-23 71-70v-1021c0-47-24-70-71-70h-2212c-47 0-71 23-71 70v1021c0 47 24 70 71 70z">
          <text:p/>
        </draw:path>
        <draw:polyline draw:style-name="gr6" draw:text-style-name="P2" draw:layer="layout" svg:width="0.705cm" svg:height="0cm" svg:x="52.438cm" svg:y="20.369cm" svg:viewBox="0 0 706 0" draw:points="0,0 353,0 706,0">
          <text:p/>
        </draw:polyline>
        <draw:polyline draw:style-name="gr7" draw:text-style-name="P2" draw:layer="layout" svg:width="0.705cm" svg:height="0cm" svg:x="52.438cm" svg:y="20.897cm" svg:viewBox="0 0 706 0" draw:points="0,0 353,0 706,0">
          <text:p/>
        </draw:polyline>
        <draw:frame draw:style-name="gr5" draw:text-style-name="P5" draw:layer="layout" svg:width="1.077cm" svg:height="0.412cm" svg:x="53.427cm" svg:y="20.166cm">
          <draw:text-box>
            <text:p text:style-name="P4"><text:span text:style-name="T1">d</text:span><text:span text:style-name="T1">_</text:span><text:span text:style-name="T1">l</text:span><text:span text:style-name="T1">o</text:span><text:span text:style-name="T1">s</text:span><text:span text:style-name="T1">s</text:span></text:p>
          </draw:text-box>
        </draw:frame>
        <draw:frame draw:style-name="gr5" draw:text-style-name="P5" draw:layer="layout" svg:width="1.077cm" svg:height="0.412cm" svg:x="53.427cm" svg:y="20.693cm">
          <draw:text-box>
            <text:p text:style-name="P4"><text:span text:style-name="T1">g</text:span><text:span text:style-name="T1">_</text:span><text:span text:style-name="T1">l</text:span><text:span text:style-name="T1">o</text:span><text:span text:style-name="T1">s</text:span><text:span text:style-name="T1">s</text:span></text:p>
          </draw:text-box>
        </draw:frame>
        <draw:frame draw:style-name="gr10" draw:text-style-name="P8" draw:layer="layout" svg:width="6.61cm" svg:height="0.987cm" svg:x="45.005cm" svg:y="18.765cm">
          <draw:text-box>
            <text:p text:style-name="P7"><text:span text:style-name="T2">W</text:span><text:span text:style-name="T2">a</text:span><text:span text:style-name="T2">s</text:span><text:span text:style-name="T2">s</text:span><text:span text:style-name="T2">e</text:span><text:span text:style-name="T2">r</text:span><text:span text:style-name="T2">s</text:span><text:span text:style-name="T2">t</text:span><text:span text:style-name="T2">e</text:span><text:span text:style-name="T2">i</text:span><text:span text:style-name="T2">n</text:span><text:span text:style-name="T2"> </text:span><text:span text:style-name="T2">G</text:span><text:span text:style-name="T2">P</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Sans"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reenchi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reenchido_20_amarelo" draw:display-name="Preenchido amare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reenchido_20_azul" draw:display-name="Preenchi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reenchido_20_verde" draw:display-name="Preenchi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Preenchido_20_vermelho" draw:display-name="Preenchido vermelh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65cm" fo:page-height="4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5-06-01T13:49:51.842454399</dc:date>
    <meta:editing-duration>PT9M32S</meta:editing-duration>
    <meta:editing-cycles>1</meta:editing-cycles>
    <meta:document-statistic meta:object-count="500"/>
    <meta:generator>LibreOffice/24.2.7.2$Linux_X86_64 LibreOffice_project/420$Build-2</meta:generator>
  </office:meta>
</office:document-meta>
</file>